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Immediate</text:p>
          </table:table-cell>
          <table:table-cell office:value-type="string">
            <text:p>ADC</text:p>
          </table:table-cell>
          <table:table-cell office:value-type="string">
            <text:p>#$44</text:p>
          </table:table-cell>
          <table:table-cell office:value-type="string">
            <text:p>$69</text:p>
          </table:table-cell>
          <table:table-cell table:number-columns-repeated="2" office:value-type="float" office:value="2">
            <text:p>2</text:p>
          </table:table-cell>
          <table:table-cell table:formula="of:=IF([.A1] = &quot;Immediate&quot;; &quot;im&quot;; IF([.A1] = &quot;Zero Page&quot;; &quot;zp&quot;; IF([.A1] = &quot;Zero Page,X&quot;; &quot;zpx&quot;; IF([.A1] = &quot;Absolute&quot;; &quot;ab&quot;; IF([.A1] = &quot;Absolute,X&quot;; &quot;abx&quot;; IF([.A1] = &quot;Absolute,Y&quot;; &quot;aby&quot;; IF([.A1] = &quot;Indirect,X&quot;; &quot;inx&quot;; IF([.A1] = &quot;Indirect,Y&quot;; &quot;iny&quot;; &quot;-&quot;))))))))" office:value-type="string" office:string-value="im">
            <text:p>im</text:p>
          </table:table-cell>
          <table:table-cell table:formula="of:=LOWER([.B1]) &amp; IF([.G1] = &quot;-&quot;; &quot;&quot;; &quot;_&quot; &amp; [.G1])" office:value-type="string" office:string-value="adc_im">
            <text:p>adc_im</text:p>
          </table:table-cell>
          <table:table-cell table:formula="of:=&quot;'&quot; &amp; [.H1] &amp; &quot;': 0x&quot; &amp; MID([.D1]; 2; 10) &amp; &quot;,&quot;" office:value-type="string" office:string-value="'adc_im': 0x69,">
            <text:p>'adc_im': 0x69,</text:p>
          </table:table-cell>
          <table:table-cell table:formula="of:=&quot;def op_&quot; &amp; MID(LOWER([.D1]); 2; 10) &amp; &quot;(self): pass # &quot; &amp; [.H1]" office:value-type="string" office:string-value="def op_69(self): pass # adc_im">
            <text:p>def op_69(self): pass # adc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ADC</text:p>
          </table:table-cell>
          <table:table-cell office:value-type="string">
            <text:p>$44</text:p>
          </table:table-cell>
          <table:table-cell office:value-type="string">
            <text:p>$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2] = &quot;Immediate&quot;; &quot;im&quot;; IF([.A2] = &quot;Zero Page&quot;; &quot;zp&quot;; IF([.A2] = &quot;Zero Page,X&quot;; &quot;zpx&quot;; IF([.A2] = &quot;Absolute&quot;; &quot;ab&quot;; IF([.A2] = &quot;Absolute,X&quot;; &quot;abx&quot;; IF([.A2] = &quot;Absolute,Y&quot;; &quot;aby&quot;; IF([.A2] = &quot;Indirect,X&quot;; &quot;inx&quot;; IF([.A2] = &quot;Indirect,Y&quot;; &quot;iny&quot;; &quot;-&quot;))))))))" office:value-type="string" office:string-value="zp">
            <text:p>zp</text:p>
          </table:table-cell>
          <table:table-cell table:formula="of:=LOWER([.B2]) &amp; IF([.G2] = &quot;-&quot;; &quot;&quot;; &quot;_&quot; &amp; [.G2])" office:value-type="string" office:string-value="adc_zp">
            <text:p>adc_zp</text:p>
          </table:table-cell>
          <table:table-cell table:formula="of:=&quot;'&quot; &amp; [.H2] &amp; &quot;': 0x&quot; &amp; MID([.D2]; 2; 10) &amp; &quot;,&quot;" office:value-type="string" office:string-value="'adc_zp': 0x65,">
            <text:p>'adc_zp': 0x65,</text:p>
          </table:table-cell>
          <table:table-cell table:formula="of:=&quot;def op_&quot; &amp; MID(LOWER([.D2]); 2; 10) &amp; &quot;(self): pass # &quot; &amp; [.H2]" office:value-type="string" office:string-value="def op_65(self): pass # adc_zp">
            <text:p>def op_65(self): pass # adc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ADC</text:p>
          </table:table-cell>
          <table:table-cell office:value-type="string">
            <text:p>$44,X</text:p>
          </table:table-cell>
          <table:table-cell office:value-type="string">
            <text:p>$7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3] = &quot;Immediate&quot;; &quot;im&quot;; IF([.A3] = &quot;Zero Page&quot;; &quot;zp&quot;; IF([.A3] = &quot;Zero Page,X&quot;; &quot;zpx&quot;; IF([.A3] = &quot;Absolute&quot;; &quot;ab&quot;; IF([.A3] = &quot;Absolute,X&quot;; &quot;abx&quot;; IF([.A3] = &quot;Absolute,Y&quot;; &quot;aby&quot;; IF([.A3] = &quot;Indirect,X&quot;; &quot;inx&quot;; IF([.A3] = &quot;Indirect,Y&quot;; &quot;iny&quot;; &quot;-&quot;))))))))" office:value-type="string" office:string-value="zpx">
            <text:p>zpx</text:p>
          </table:table-cell>
          <table:table-cell table:formula="of:=LOWER([.B3]) &amp; IF([.G3] = &quot;-&quot;; &quot;&quot;; &quot;_&quot; &amp; [.G3])" office:value-type="string" office:string-value="adc_zpx">
            <text:p>adc_zpx</text:p>
          </table:table-cell>
          <table:table-cell table:formula="of:=&quot;'&quot; &amp; [.H3] &amp; &quot;': 0x&quot; &amp; MID([.D3]; 2; 10) &amp; &quot;,&quot;" office:value-type="string" office:string-value="'adc_zpx': 0x75,">
            <text:p>'adc_zpx': 0x75,</text:p>
          </table:table-cell>
          <table:table-cell table:formula="of:=&quot;def op_&quot; &amp; MID(LOWER([.D3]); 2; 10) &amp; &quot;(self): pass # &quot; &amp; [.H3]" office:value-type="string" office:string-value="def op_75(self): pass # adc_zpx">
            <text:p>def op_75(self): pass # adc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ADC</text:p>
          </table:table-cell>
          <table:table-cell office:value-type="string">
            <text:p>$4400</text:p>
          </table:table-cell>
          <table:table-cell office:value-type="string">
            <text:p>$6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4] = &quot;Immediate&quot;; &quot;im&quot;; IF([.A4] = &quot;Zero Page&quot;; &quot;zp&quot;; IF([.A4] = &quot;Zero Page,X&quot;; &quot;zpx&quot;; IF([.A4] = &quot;Absolute&quot;; &quot;ab&quot;; IF([.A4] = &quot;Absolute,X&quot;; &quot;abx&quot;; IF([.A4] = &quot;Absolute,Y&quot;; &quot;aby&quot;; IF([.A4] = &quot;Indirect,X&quot;; &quot;inx&quot;; IF([.A4] = &quot;Indirect,Y&quot;; &quot;iny&quot;; &quot;-&quot;))))))))" office:value-type="string" office:string-value="ab">
            <text:p>ab</text:p>
          </table:table-cell>
          <table:table-cell table:formula="of:=LOWER([.B4]) &amp; IF([.G4] = &quot;-&quot;; &quot;&quot;; &quot;_&quot; &amp; [.G4])" office:value-type="string" office:string-value="adc_ab">
            <text:p>adc_ab</text:p>
          </table:table-cell>
          <table:table-cell table:formula="of:=&quot;'&quot; &amp; [.H4] &amp; &quot;': 0x&quot; &amp; MID([.D4]; 2; 10) &amp; &quot;,&quot;" office:value-type="string" office:string-value="'adc_ab': 0x6D,">
            <text:p>'adc_ab': 0x6D,</text:p>
          </table:table-cell>
          <table:table-cell table:formula="of:=&quot;def op_&quot; &amp; MID(LOWER([.D4]); 2; 10) &amp; &quot;(self): pass # &quot; &amp; [.H4]" office:value-type="string" office:string-value="def op_6d(self): pass # adc_ab">
            <text:p>def op_6d(self): pass # adc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ADC</text:p>
          </table:table-cell>
          <table:table-cell office:value-type="string">
            <text:p>$4400,X</text:p>
          </table:table-cell>
          <table:table-cell office:value-type="string">
            <text:p>$7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5] = &quot;Immediate&quot;; &quot;im&quot;; IF([.A5] = &quot;Zero Page&quot;; &quot;zp&quot;; IF([.A5] = &quot;Zero Page,X&quot;; &quot;zpx&quot;; IF([.A5] = &quot;Absolute&quot;; &quot;ab&quot;; IF([.A5] = &quot;Absolute,X&quot;; &quot;abx&quot;; IF([.A5] = &quot;Absolute,Y&quot;; &quot;aby&quot;; IF([.A5] = &quot;Indirect,X&quot;; &quot;inx&quot;; IF([.A5] = &quot;Indirect,Y&quot;; &quot;iny&quot;; &quot;-&quot;))))))))" office:value-type="string" office:string-value="abx">
            <text:p>abx</text:p>
          </table:table-cell>
          <table:table-cell table:formula="of:=LOWER([.B5]) &amp; IF([.G5] = &quot;-&quot;; &quot;&quot;; &quot;_&quot; &amp; [.G5])" office:value-type="string" office:string-value="adc_abx">
            <text:p>adc_abx</text:p>
          </table:table-cell>
          <table:table-cell table:formula="of:=&quot;'&quot; &amp; [.H5] &amp; &quot;': 0x&quot; &amp; MID([.D5]; 2; 10) &amp; &quot;,&quot;" office:value-type="string" office:string-value="'adc_abx': 0x7D,">
            <text:p>'adc_abx': 0x7D,</text:p>
          </table:table-cell>
          <table:table-cell table:formula="of:=&quot;def op_&quot; &amp; MID(LOWER([.D5]); 2; 10) &amp; &quot;(self): pass # &quot; &amp; [.H5]" office:value-type="string" office:string-value="def op_7d(self): pass # adc_abx">
            <text:p>def op_7d(self): pass # adc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ADC</text:p>
          </table:table-cell>
          <table:table-cell office:value-type="string">
            <text:p>$4400,Y</text:p>
          </table:table-cell>
          <table:table-cell office:value-type="string">
            <text:p>$7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6] = &quot;Immediate&quot;; &quot;im&quot;; IF([.A6] = &quot;Zero Page&quot;; &quot;zp&quot;; IF([.A6] = &quot;Zero Page,X&quot;; &quot;zpx&quot;; IF([.A6] = &quot;Absolute&quot;; &quot;ab&quot;; IF([.A6] = &quot;Absolute,X&quot;; &quot;abx&quot;; IF([.A6] = &quot;Absolute,Y&quot;; &quot;aby&quot;; IF([.A6] = &quot;Indirect,X&quot;; &quot;inx&quot;; IF([.A6] = &quot;Indirect,Y&quot;; &quot;iny&quot;; &quot;-&quot;))))))))" office:value-type="string" office:string-value="aby">
            <text:p>aby</text:p>
          </table:table-cell>
          <table:table-cell table:formula="of:=LOWER([.B6]) &amp; IF([.G6] = &quot;-&quot;; &quot;&quot;; &quot;_&quot; &amp; [.G6])" office:value-type="string" office:string-value="adc_aby">
            <text:p>adc_aby</text:p>
          </table:table-cell>
          <table:table-cell table:formula="of:=&quot;'&quot; &amp; [.H6] &amp; &quot;': 0x&quot; &amp; MID([.D6]; 2; 10) &amp; &quot;,&quot;" office:value-type="string" office:string-value="'adc_aby': 0x79,">
            <text:p>'adc_aby': 0x79,</text:p>
          </table:table-cell>
          <table:table-cell table:formula="of:=&quot;def op_&quot; &amp; MID(LOWER([.D6]); 2; 10) &amp; &quot;(self): pass # &quot; &amp; [.H6]" office:value-type="string" office:string-value="def op_79(self): pass # adc_aby">
            <text:p>def op_79(self): pass # adc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ADC</text:p>
          </table:table-cell>
          <table:table-cell office:value-type="string">
            <text:p>($44,X)</text:p>
          </table:table-cell>
          <table:table-cell office:value-type="string">
            <text:p>$6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7] = &quot;Immediate&quot;; &quot;im&quot;; IF([.A7] = &quot;Zero Page&quot;; &quot;zp&quot;; IF([.A7] = &quot;Zero Page,X&quot;; &quot;zpx&quot;; IF([.A7] = &quot;Absolute&quot;; &quot;ab&quot;; IF([.A7] = &quot;Absolute,X&quot;; &quot;abx&quot;; IF([.A7] = &quot;Absolute,Y&quot;; &quot;aby&quot;; IF([.A7] = &quot;Indirect,X&quot;; &quot;inx&quot;; IF([.A7] = &quot;Indirect,Y&quot;; &quot;iny&quot;; &quot;-&quot;))))))))" office:value-type="string" office:string-value="inx">
            <text:p>inx</text:p>
          </table:table-cell>
          <table:table-cell table:formula="of:=LOWER([.B7]) &amp; IF([.G7] = &quot;-&quot;; &quot;&quot;; &quot;_&quot; &amp; [.G7])" office:value-type="string" office:string-value="adc_inx">
            <text:p>adc_inx</text:p>
          </table:table-cell>
          <table:table-cell table:formula="of:=&quot;'&quot; &amp; [.H7] &amp; &quot;': 0x&quot; &amp; MID([.D7]; 2; 10) &amp; &quot;,&quot;" office:value-type="string" office:string-value="'adc_inx': 0x61,">
            <text:p>'adc_inx': 0x61,</text:p>
          </table:table-cell>
          <table:table-cell table:formula="of:=&quot;def op_&quot; &amp; MID(LOWER([.D7]); 2; 10) &amp; &quot;(self): pass # &quot; &amp; [.H7]" office:value-type="string" office:string-value="def op_61(self): pass # adc_inx">
            <text:p>def op_61(self): pass # adc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ADC</text:p>
          </table:table-cell>
          <table:table-cell office:value-type="string">
            <text:p>($44),Y</text:p>
          </table:table-cell>
          <table:table-cell office:value-type="string">
            <text:p>$7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8] = &quot;Immediate&quot;; &quot;im&quot;; IF([.A8] = &quot;Zero Page&quot;; &quot;zp&quot;; IF([.A8] = &quot;Zero Page,X&quot;; &quot;zpx&quot;; IF([.A8] = &quot;Absolute&quot;; &quot;ab&quot;; IF([.A8] = &quot;Absolute,X&quot;; &quot;abx&quot;; IF([.A8] = &quot;Absolute,Y&quot;; &quot;aby&quot;; IF([.A8] = &quot;Indirect,X&quot;; &quot;inx&quot;; IF([.A8] = &quot;Indirect,Y&quot;; &quot;iny&quot;; &quot;-&quot;))))))))" office:value-type="string" office:string-value="iny">
            <text:p>iny</text:p>
          </table:table-cell>
          <table:table-cell table:formula="of:=LOWER([.B8]) &amp; IF([.G8] = &quot;-&quot;; &quot;&quot;; &quot;_&quot; &amp; [.G8])" office:value-type="string" office:string-value="adc_iny">
            <text:p>adc_iny</text:p>
          </table:table-cell>
          <table:table-cell table:formula="of:=&quot;'&quot; &amp; [.H8] &amp; &quot;': 0x&quot; &amp; MID([.D8]; 2; 10) &amp; &quot;,&quot;" office:value-type="string" office:string-value="'adc_iny': 0x71,">
            <text:p>'adc_iny': 0x71,</text:p>
          </table:table-cell>
          <table:table-cell table:formula="of:=&quot;def op_&quot; &amp; MID(LOWER([.D8]); 2; 10) &amp; &quot;(self): pass # &quot; &amp; [.H8]" office:value-type="string" office:string-value="def op_71(self): pass # adc_iny">
            <text:p>def op_71(self): pass # adc_iny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AND</text:p>
          </table:table-cell>
          <table:table-cell office:value-type="string">
            <text:p>#$44</text:p>
          </table:table-cell>
          <table:table-cell office:value-type="string">
            <text:p>$29</text:p>
          </table:table-cell>
          <table:table-cell table:number-columns-repeated="2" office:value-type="float" office:value="2">
            <text:p>2</text:p>
          </table:table-cell>
          <table:table-cell table:formula="of:=IF([.A9] = &quot;Immediate&quot;; &quot;im&quot;; IF([.A9] = &quot;Zero Page&quot;; &quot;zp&quot;; IF([.A9] = &quot;Zero Page,X&quot;; &quot;zpx&quot;; IF([.A9] = &quot;Absolute&quot;; &quot;ab&quot;; IF([.A9] = &quot;Absolute,X&quot;; &quot;abx&quot;; IF([.A9] = &quot;Absolute,Y&quot;; &quot;aby&quot;; IF([.A9] = &quot;Indirect,X&quot;; &quot;inx&quot;; IF([.A9] = &quot;Indirect,Y&quot;; &quot;iny&quot;; &quot;-&quot;))))))))" office:value-type="string" office:string-value="im">
            <text:p>im</text:p>
          </table:table-cell>
          <table:table-cell table:formula="of:=LOWER([.B9]) &amp; IF([.G9] = &quot;-&quot;; &quot;&quot;; &quot;_&quot; &amp; [.G9])" office:value-type="string" office:string-value="and_im">
            <text:p>and_im</text:p>
          </table:table-cell>
          <table:table-cell table:formula="of:=&quot;'&quot; &amp; [.H9] &amp; &quot;': 0x&quot; &amp; MID([.D9]; 2; 10) &amp; &quot;,&quot;" office:value-type="string" office:string-value="'and_im': 0x29,">
            <text:p>'and_im': 0x29,</text:p>
          </table:table-cell>
          <table:table-cell table:formula="of:=&quot;def op_&quot; &amp; MID(LOWER([.D9]); 2; 10) &amp; &quot;(self): pass # &quot; &amp; [.H9]" office:value-type="string" office:string-value="def op_29(self): pass # and_im">
            <text:p>def op_29(self): pass # and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AND</text:p>
          </table:table-cell>
          <table:table-cell office:value-type="string">
            <text:p>$44</text:p>
          </table:table-cell>
          <table:table-cell office:value-type="string">
            <text:p>$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10] = &quot;Immediate&quot;; &quot;im&quot;; IF([.A10] = &quot;Zero Page&quot;; &quot;zp&quot;; IF([.A10] = &quot;Zero Page,X&quot;; &quot;zpx&quot;; IF([.A10] = &quot;Absolute&quot;; &quot;ab&quot;; IF([.A10] = &quot;Absolute,X&quot;; &quot;abx&quot;; IF([.A10] = &quot;Absolute,Y&quot;; &quot;aby&quot;; IF([.A10] = &quot;Indirect,X&quot;; &quot;inx&quot;; IF([.A10] = &quot;Indirect,Y&quot;; &quot;iny&quot;; &quot;-&quot;))))))))" office:value-type="string" office:string-value="zp">
            <text:p>zp</text:p>
          </table:table-cell>
          <table:table-cell table:formula="of:=LOWER([.B10]) &amp; IF([.G10] = &quot;-&quot;; &quot;&quot;; &quot;_&quot; &amp; [.G10])" office:value-type="string" office:string-value="and_zp">
            <text:p>and_zp</text:p>
          </table:table-cell>
          <table:table-cell table:formula="of:=&quot;'&quot; &amp; [.H10] &amp; &quot;': 0x&quot; &amp; MID([.D10]; 2; 10) &amp; &quot;,&quot;" office:value-type="string" office:string-value="'and_zp': 0x25,">
            <text:p>'and_zp': 0x25,</text:p>
          </table:table-cell>
          <table:table-cell table:formula="of:=&quot;def op_&quot; &amp; MID(LOWER([.D10]); 2; 10) &amp; &quot;(self): pass # &quot; &amp; [.H10]" office:value-type="string" office:string-value="def op_25(self): pass # and_zp">
            <text:p>def op_25(self): pass # and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AND</text:p>
          </table:table-cell>
          <table:table-cell office:value-type="string">
            <text:p>$44,X</text:p>
          </table:table-cell>
          <table:table-cell office:value-type="string">
            <text:p>$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11] = &quot;Immediate&quot;; &quot;im&quot;; IF([.A11] = &quot;Zero Page&quot;; &quot;zp&quot;; IF([.A11] = &quot;Zero Page,X&quot;; &quot;zpx&quot;; IF([.A11] = &quot;Absolute&quot;; &quot;ab&quot;; IF([.A11] = &quot;Absolute,X&quot;; &quot;abx&quot;; IF([.A11] = &quot;Absolute,Y&quot;; &quot;aby&quot;; IF([.A11] = &quot;Indirect,X&quot;; &quot;inx&quot;; IF([.A11] = &quot;Indirect,Y&quot;; &quot;iny&quot;; &quot;-&quot;))))))))" office:value-type="string" office:string-value="zpx">
            <text:p>zpx</text:p>
          </table:table-cell>
          <table:table-cell table:formula="of:=LOWER([.B11]) &amp; IF([.G11] = &quot;-&quot;; &quot;&quot;; &quot;_&quot; &amp; [.G11])" office:value-type="string" office:string-value="and_zpx">
            <text:p>and_zpx</text:p>
          </table:table-cell>
          <table:table-cell table:formula="of:=&quot;'&quot; &amp; [.H11] &amp; &quot;': 0x&quot; &amp; MID([.D11]; 2; 10) &amp; &quot;,&quot;" office:value-type="string" office:string-value="'and_zpx': 0x35,">
            <text:p>'and_zpx': 0x35,</text:p>
          </table:table-cell>
          <table:table-cell table:formula="of:=&quot;def op_&quot; &amp; MID(LOWER([.D11]); 2; 10) &amp; &quot;(self): pass # &quot; &amp; [.H11]" office:value-type="string" office:string-value="def op_35(self): pass # and_zpx">
            <text:p>def op_35(self): pass # and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AND</text:p>
          </table:table-cell>
          <table:table-cell office:value-type="string">
            <text:p>$4400</text:p>
          </table:table-cell>
          <table:table-cell office:value-type="string">
            <text:p>$2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12] = &quot;Immediate&quot;; &quot;im&quot;; IF([.A12] = &quot;Zero Page&quot;; &quot;zp&quot;; IF([.A12] = &quot;Zero Page,X&quot;; &quot;zpx&quot;; IF([.A12] = &quot;Absolute&quot;; &quot;ab&quot;; IF([.A12] = &quot;Absolute,X&quot;; &quot;abx&quot;; IF([.A12] = &quot;Absolute,Y&quot;; &quot;aby&quot;; IF([.A12] = &quot;Indirect,X&quot;; &quot;inx&quot;; IF([.A12] = &quot;Indirect,Y&quot;; &quot;iny&quot;; &quot;-&quot;))))))))" office:value-type="string" office:string-value="ab">
            <text:p>ab</text:p>
          </table:table-cell>
          <table:table-cell table:formula="of:=LOWER([.B12]) &amp; IF([.G12] = &quot;-&quot;; &quot;&quot;; &quot;_&quot; &amp; [.G12])" office:value-type="string" office:string-value="and_ab">
            <text:p>and_ab</text:p>
          </table:table-cell>
          <table:table-cell table:formula="of:=&quot;'&quot; &amp; [.H12] &amp; &quot;': 0x&quot; &amp; MID([.D12]; 2; 10) &amp; &quot;,&quot;" office:value-type="string" office:string-value="'and_ab': 0x2D,">
            <text:p>'and_ab': 0x2D,</text:p>
          </table:table-cell>
          <table:table-cell table:formula="of:=&quot;def op_&quot; &amp; MID(LOWER([.D12]); 2; 10) &amp; &quot;(self): pass # &quot; &amp; [.H12]" office:value-type="string" office:string-value="def op_2d(self): pass # and_ab">
            <text:p>def op_2d(self): pass # and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AND</text:p>
          </table:table-cell>
          <table:table-cell office:value-type="string">
            <text:p>$4400,X</text:p>
          </table:table-cell>
          <table:table-cell office:value-type="string">
            <text:p>$3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13] = &quot;Immediate&quot;; &quot;im&quot;; IF([.A13] = &quot;Zero Page&quot;; &quot;zp&quot;; IF([.A13] = &quot;Zero Page,X&quot;; &quot;zpx&quot;; IF([.A13] = &quot;Absolute&quot;; &quot;ab&quot;; IF([.A13] = &quot;Absolute,X&quot;; &quot;abx&quot;; IF([.A13] = &quot;Absolute,Y&quot;; &quot;aby&quot;; IF([.A13] = &quot;Indirect,X&quot;; &quot;inx&quot;; IF([.A13] = &quot;Indirect,Y&quot;; &quot;iny&quot;; &quot;-&quot;))))))))" office:value-type="string" office:string-value="abx">
            <text:p>abx</text:p>
          </table:table-cell>
          <table:table-cell table:formula="of:=LOWER([.B13]) &amp; IF([.G13] = &quot;-&quot;; &quot;&quot;; &quot;_&quot; &amp; [.G13])" office:value-type="string" office:string-value="and_abx">
            <text:p>and_abx</text:p>
          </table:table-cell>
          <table:table-cell table:formula="of:=&quot;'&quot; &amp; [.H13] &amp; &quot;': 0x&quot; &amp; MID([.D13]; 2; 10) &amp; &quot;,&quot;" office:value-type="string" office:string-value="'and_abx': 0x3D,">
            <text:p>'and_abx': 0x3D,</text:p>
          </table:table-cell>
          <table:table-cell table:formula="of:=&quot;def op_&quot; &amp; MID(LOWER([.D13]); 2; 10) &amp; &quot;(self): pass # &quot; &amp; [.H13]" office:value-type="string" office:string-value="def op_3d(self): pass # and_abx">
            <text:p>def op_3d(self): pass # and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AND</text:p>
          </table:table-cell>
          <table:table-cell office:value-type="string">
            <text:p>$4400,Y</text:p>
          </table:table-cell>
          <table:table-cell office:value-type="string">
            <text:p>$3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14] = &quot;Immediate&quot;; &quot;im&quot;; IF([.A14] = &quot;Zero Page&quot;; &quot;zp&quot;; IF([.A14] = &quot;Zero Page,X&quot;; &quot;zpx&quot;; IF([.A14] = &quot;Absolute&quot;; &quot;ab&quot;; IF([.A14] = &quot;Absolute,X&quot;; &quot;abx&quot;; IF([.A14] = &quot;Absolute,Y&quot;; &quot;aby&quot;; IF([.A14] = &quot;Indirect,X&quot;; &quot;inx&quot;; IF([.A14] = &quot;Indirect,Y&quot;; &quot;iny&quot;; &quot;-&quot;))))))))" office:value-type="string" office:string-value="aby">
            <text:p>aby</text:p>
          </table:table-cell>
          <table:table-cell table:formula="of:=LOWER([.B14]) &amp; IF([.G14] = &quot;-&quot;; &quot;&quot;; &quot;_&quot; &amp; [.G14])" office:value-type="string" office:string-value="and_aby">
            <text:p>and_aby</text:p>
          </table:table-cell>
          <table:table-cell table:formula="of:=&quot;'&quot; &amp; [.H14] &amp; &quot;': 0x&quot; &amp; MID([.D14]; 2; 10) &amp; &quot;,&quot;" office:value-type="string" office:string-value="'and_aby': 0x39,">
            <text:p>'and_aby': 0x39,</text:p>
          </table:table-cell>
          <table:table-cell table:formula="of:=&quot;def op_&quot; &amp; MID(LOWER([.D14]); 2; 10) &amp; &quot;(self): pass # &quot; &amp; [.H14]" office:value-type="string" office:string-value="def op_39(self): pass # and_aby">
            <text:p>def op_39(self): pass # and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AND</text:p>
          </table:table-cell>
          <table:table-cell office:value-type="string">
            <text:p>($44,X)</text:p>
          </table:table-cell>
          <table:table-cell office:value-type="string">
            <text:p>$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5] = &quot;Immediate&quot;; &quot;im&quot;; IF([.A15] = &quot;Zero Page&quot;; &quot;zp&quot;; IF([.A15] = &quot;Zero Page,X&quot;; &quot;zpx&quot;; IF([.A15] = &quot;Absolute&quot;; &quot;ab&quot;; IF([.A15] = &quot;Absolute,X&quot;; &quot;abx&quot;; IF([.A15] = &quot;Absolute,Y&quot;; &quot;aby&quot;; IF([.A15] = &quot;Indirect,X&quot;; &quot;inx&quot;; IF([.A15] = &quot;Indirect,Y&quot;; &quot;iny&quot;; &quot;-&quot;))))))))" office:value-type="string" office:string-value="inx">
            <text:p>inx</text:p>
          </table:table-cell>
          <table:table-cell table:formula="of:=LOWER([.B15]) &amp; IF([.G15] = &quot;-&quot;; &quot;&quot;; &quot;_&quot; &amp; [.G15])" office:value-type="string" office:string-value="and_inx">
            <text:p>and_inx</text:p>
          </table:table-cell>
          <table:table-cell table:formula="of:=&quot;'&quot; &amp; [.H15] &amp; &quot;': 0x&quot; &amp; MID([.D15]; 2; 10) &amp; &quot;,&quot;" office:value-type="string" office:string-value="'and_inx': 0x21,">
            <text:p>'and_inx': 0x21,</text:p>
          </table:table-cell>
          <table:table-cell table:formula="of:=&quot;def op_&quot; &amp; MID(LOWER([.D15]); 2; 10) &amp; &quot;(self): pass # &quot; &amp; [.H15]" office:value-type="string" office:string-value="def op_21(self): pass # and_inx">
            <text:p>def op_21(self): pass # and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AND</text:p>
          </table:table-cell>
          <table:table-cell office:value-type="string">
            <text:p>($44),Y</text:p>
          </table:table-cell>
          <table:table-cell office:value-type="string">
            <text:p>$3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16] = &quot;Immediate&quot;; &quot;im&quot;; IF([.A16] = &quot;Zero Page&quot;; &quot;zp&quot;; IF([.A16] = &quot;Zero Page,X&quot;; &quot;zpx&quot;; IF([.A16] = &quot;Absolute&quot;; &quot;ab&quot;; IF([.A16] = &quot;Absolute,X&quot;; &quot;abx&quot;; IF([.A16] = &quot;Absolute,Y&quot;; &quot;aby&quot;; IF([.A16] = &quot;Indirect,X&quot;; &quot;inx&quot;; IF([.A16] = &quot;Indirect,Y&quot;; &quot;iny&quot;; &quot;-&quot;))))))))" office:value-type="string" office:string-value="iny">
            <text:p>iny</text:p>
          </table:table-cell>
          <table:table-cell table:formula="of:=LOWER([.B16]) &amp; IF([.G16] = &quot;-&quot;; &quot;&quot;; &quot;_&quot; &amp; [.G16])" office:value-type="string" office:string-value="and_iny">
            <text:p>and_iny</text:p>
          </table:table-cell>
          <table:table-cell table:formula="of:=&quot;'&quot; &amp; [.H16] &amp; &quot;': 0x&quot; &amp; MID([.D16]; 2; 10) &amp; &quot;,&quot;" office:value-type="string" office:string-value="'and_iny': 0x31,">
            <text:p>'and_iny': 0x31,</text:p>
          </table:table-cell>
          <table:table-cell table:formula="of:=&quot;def op_&quot; &amp; MID(LOWER([.D16]); 2; 10) &amp; &quot;(self): pass # &quot; &amp; [.H16]" office:value-type="string" office:string-value="def op_31(self): pass # and_iny">
            <text:p>def op_31(self): pass # and_iny</text:p>
          </table:table-cell>
        </table:table-row>
        <table:table-row table:style-name="ro1">
          <table:table-cell office:value-type="string">
            <text:p>Accumulator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string">
            <text:p>$0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A17] = &quot;Immediate&quot;; &quot;im&quot;; IF([.A17] = &quot;Zero Page&quot;; &quot;zp&quot;; IF([.A17] = &quot;Zero Page,X&quot;; &quot;zpx&quot;; IF([.A17] = &quot;Absolute&quot;; &quot;ab&quot;; IF([.A17] = &quot;Absolute,X&quot;; &quot;abx&quot;; IF([.A17] = &quot;Absolute,Y&quot;; &quot;aby&quot;; IF([.A17] = &quot;Indirect,X&quot;; &quot;inx&quot;; IF([.A17] = &quot;Indirect,Y&quot;; &quot;iny&quot;; &quot;-&quot;))))))))" office:value-type="string" office:string-value="-">
            <text:p>-</text:p>
          </table:table-cell>
          <table:table-cell table:formula="of:=LOWER([.B17]) &amp; IF([.G17] = &quot;-&quot;; &quot;&quot;; &quot;_&quot; &amp; [.G17])" office:value-type="string" office:string-value="asl">
            <text:p>asl</text:p>
          </table:table-cell>
          <table:table-cell table:formula="of:=&quot;'&quot; &amp; [.H17] &amp; &quot;': 0x&quot; &amp; MID([.D17]; 2; 10) &amp; &quot;,&quot;" office:value-type="string" office:string-value="'asl': 0x0A,">
            <text:p>'asl': 0x0A,</text:p>
          </table:table-cell>
          <table:table-cell table:formula="of:=&quot;def op_&quot; &amp; MID(LOWER([.D17]); 2; 10) &amp; &quot;(self): pass # &quot; &amp; [.H17]" office:value-type="string" office:string-value="def op_0a(self): pass # asl">
            <text:p>def op_0a(self): pass # asl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ASL</text:p>
          </table:table-cell>
          <table:table-cell office:value-type="string">
            <text:p>$44</text:p>
          </table:table-cell>
          <table:table-cell office:value-type="string">
            <text:p>$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[.A18] = &quot;Immediate&quot;; &quot;im&quot;; IF([.A18] = &quot;Zero Page&quot;; &quot;zp&quot;; IF([.A18] = &quot;Zero Page,X&quot;; &quot;zpx&quot;; IF([.A18] = &quot;Absolute&quot;; &quot;ab&quot;; IF([.A18] = &quot;Absolute,X&quot;; &quot;abx&quot;; IF([.A18] = &quot;Absolute,Y&quot;; &quot;aby&quot;; IF([.A18] = &quot;Indirect,X&quot;; &quot;inx&quot;; IF([.A18] = &quot;Indirect,Y&quot;; &quot;iny&quot;; &quot;-&quot;))))))))" office:value-type="string" office:string-value="zp">
            <text:p>zp</text:p>
          </table:table-cell>
          <table:table-cell table:formula="of:=LOWER([.B18]) &amp; IF([.G18] = &quot;-&quot;; &quot;&quot;; &quot;_&quot; &amp; [.G18])" office:value-type="string" office:string-value="asl_zp">
            <text:p>asl_zp</text:p>
          </table:table-cell>
          <table:table-cell table:formula="of:=&quot;'&quot; &amp; [.H18] &amp; &quot;': 0x&quot; &amp; MID([.D18]; 2; 10) &amp; &quot;,&quot;" office:value-type="string" office:string-value="'asl_zp': 0x06,">
            <text:p>'asl_zp': 0x06,</text:p>
          </table:table-cell>
          <table:table-cell table:formula="of:=&quot;def op_&quot; &amp; MID(LOWER([.D18]); 2; 10) &amp; &quot;(self): pass # &quot; &amp; [.H18]" office:value-type="string" office:string-value="def op_06(self): pass # asl_zp">
            <text:p>def op_06(self): pass # asl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ASL</text:p>
          </table:table-cell>
          <table:table-cell office:value-type="string">
            <text:p>$44,X</text:p>
          </table:table-cell>
          <table:table-cell office:value-type="string">
            <text:p>$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9] = &quot;Immediate&quot;; &quot;im&quot;; IF([.A19] = &quot;Zero Page&quot;; &quot;zp&quot;; IF([.A19] = &quot;Zero Page,X&quot;; &quot;zpx&quot;; IF([.A19] = &quot;Absolute&quot;; &quot;ab&quot;; IF([.A19] = &quot;Absolute,X&quot;; &quot;abx&quot;; IF([.A19] = &quot;Absolute,Y&quot;; &quot;aby&quot;; IF([.A19] = &quot;Indirect,X&quot;; &quot;inx&quot;; IF([.A19] = &quot;Indirect,Y&quot;; &quot;iny&quot;; &quot;-&quot;))))))))" office:value-type="string" office:string-value="zpx">
            <text:p>zpx</text:p>
          </table:table-cell>
          <table:table-cell table:formula="of:=LOWER([.B19]) &amp; IF([.G19] = &quot;-&quot;; &quot;&quot;; &quot;_&quot; &amp; [.G19])" office:value-type="string" office:string-value="asl_zpx">
            <text:p>asl_zpx</text:p>
          </table:table-cell>
          <table:table-cell table:formula="of:=&quot;'&quot; &amp; [.H19] &amp; &quot;': 0x&quot; &amp; MID([.D19]; 2; 10) &amp; &quot;,&quot;" office:value-type="string" office:string-value="'asl_zpx': 0x16,">
            <text:p>'asl_zpx': 0x16,</text:p>
          </table:table-cell>
          <table:table-cell table:formula="of:=&quot;def op_&quot; &amp; MID(LOWER([.D19]); 2; 10) &amp; &quot;(self): pass # &quot; &amp; [.H19]" office:value-type="string" office:string-value="def op_16(self): pass # asl_zpx">
            <text:p>def op_16(self): pass # asl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ASL</text:p>
          </table:table-cell>
          <table:table-cell office:value-type="string">
            <text:p>$4400</text:p>
          </table:table-cell>
          <table:table-cell office:value-type="string">
            <text:p>$0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20] = &quot;Immediate&quot;; &quot;im&quot;; IF([.A20] = &quot;Zero Page&quot;; &quot;zp&quot;; IF([.A20] = &quot;Zero Page,X&quot;; &quot;zpx&quot;; IF([.A20] = &quot;Absolute&quot;; &quot;ab&quot;; IF([.A20] = &quot;Absolute,X&quot;; &quot;abx&quot;; IF([.A20] = &quot;Absolute,Y&quot;; &quot;aby&quot;; IF([.A20] = &quot;Indirect,X&quot;; &quot;inx&quot;; IF([.A20] = &quot;Indirect,Y&quot;; &quot;iny&quot;; &quot;-&quot;))))))))" office:value-type="string" office:string-value="ab">
            <text:p>ab</text:p>
          </table:table-cell>
          <table:table-cell table:formula="of:=LOWER([.B20]) &amp; IF([.G20] = &quot;-&quot;; &quot;&quot;; &quot;_&quot; &amp; [.G20])" office:value-type="string" office:string-value="asl_ab">
            <text:p>asl_ab</text:p>
          </table:table-cell>
          <table:table-cell table:formula="of:=&quot;'&quot; &amp; [.H20] &amp; &quot;': 0x&quot; &amp; MID([.D20]; 2; 10) &amp; &quot;,&quot;" office:value-type="string" office:string-value="'asl_ab': 0x0E,">
            <text:p>'asl_ab': 0x0E,</text:p>
          </table:table-cell>
          <table:table-cell table:formula="of:=&quot;def op_&quot; &amp; MID(LOWER([.D20]); 2; 10) &amp; &quot;(self): pass # &quot; &amp; [.H20]" office:value-type="string" office:string-value="def op_0e(self): pass # asl_ab">
            <text:p>def op_0e(self): pass # asl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ASL</text:p>
          </table:table-cell>
          <table:table-cell office:value-type="string">
            <text:p>$4400,X</text:p>
          </table:table-cell>
          <table:table-cell office:value-type="string">
            <text:p>$1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IF([.A21] = &quot;Immediate&quot;; &quot;im&quot;; IF([.A21] = &quot;Zero Page&quot;; &quot;zp&quot;; IF([.A21] = &quot;Zero Page,X&quot;; &quot;zpx&quot;; IF([.A21] = &quot;Absolute&quot;; &quot;ab&quot;; IF([.A21] = &quot;Absolute,X&quot;; &quot;abx&quot;; IF([.A21] = &quot;Absolute,Y&quot;; &quot;aby&quot;; IF([.A21] = &quot;Indirect,X&quot;; &quot;inx&quot;; IF([.A21] = &quot;Indirect,Y&quot;; &quot;iny&quot;; &quot;-&quot;))))))))" office:value-type="string" office:string-value="abx">
            <text:p>abx</text:p>
          </table:table-cell>
          <table:table-cell table:formula="of:=LOWER([.B21]) &amp; IF([.G21] = &quot;-&quot;; &quot;&quot;; &quot;_&quot; &amp; [.G21])" office:value-type="string" office:string-value="asl_abx">
            <text:p>asl_abx</text:p>
          </table:table-cell>
          <table:table-cell table:formula="of:=&quot;'&quot; &amp; [.H21] &amp; &quot;': 0x&quot; &amp; MID([.D21]; 2; 10) &amp; &quot;,&quot;" office:value-type="string" office:string-value="'asl_abx': 0x1E,">
            <text:p>'asl_abx': 0x1E,</text:p>
          </table:table-cell>
          <table:table-cell table:formula="of:=&quot;def op_&quot; &amp; MID(LOWER([.D21]); 2; 10) &amp; &quot;(self): pass # &quot; &amp; [.H21]" office:value-type="string" office:string-value="def op_1e(self): pass # asl_abx">
            <text:p>def op_1e(self): pass # asl_abx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BIT</text:p>
          </table:table-cell>
          <table:table-cell office:value-type="string">
            <text:p>$44</text:p>
          </table:table-cell>
          <table:table-cell office:value-type="string">
            <text:p>$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22] = &quot;Immediate&quot;; &quot;im&quot;; IF([.A22] = &quot;Zero Page&quot;; &quot;zp&quot;; IF([.A22] = &quot;Zero Page,X&quot;; &quot;zpx&quot;; IF([.A22] = &quot;Absolute&quot;; &quot;ab&quot;; IF([.A22] = &quot;Absolute,X&quot;; &quot;abx&quot;; IF([.A22] = &quot;Absolute,Y&quot;; &quot;aby&quot;; IF([.A22] = &quot;Indirect,X&quot;; &quot;inx&quot;; IF([.A22] = &quot;Indirect,Y&quot;; &quot;iny&quot;; &quot;-&quot;))))))))" office:value-type="string" office:string-value="zp">
            <text:p>zp</text:p>
          </table:table-cell>
          <table:table-cell table:formula="of:=LOWER([.B22]) &amp; IF([.G22] = &quot;-&quot;; &quot;&quot;; &quot;_&quot; &amp; [.G22])" office:value-type="string" office:string-value="bit_zp">
            <text:p>bit_zp</text:p>
          </table:table-cell>
          <table:table-cell table:formula="of:=&quot;'&quot; &amp; [.H22] &amp; &quot;': 0x&quot; &amp; MID([.D22]; 2; 10) &amp; &quot;,&quot;" office:value-type="string" office:string-value="'bit_zp': 0x24,">
            <text:p>'bit_zp': 0x24,</text:p>
          </table:table-cell>
          <table:table-cell table:formula="of:=&quot;def op_&quot; &amp; MID(LOWER([.D22]); 2; 10) &amp; &quot;(self): pass # &quot; &amp; [.H22]" office:value-type="string" office:string-value="def op_24(self): pass # bit_zp">
            <text:p>def op_24(self): pass # bit_zp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BIT</text:p>
          </table:table-cell>
          <table:table-cell office:value-type="string">
            <text:p>$4400</text:p>
          </table:table-cell>
          <table:table-cell office:value-type="string">
            <text:p>$2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23] = &quot;Immediate&quot;; &quot;im&quot;; IF([.A23] = &quot;Zero Page&quot;; &quot;zp&quot;; IF([.A23] = &quot;Zero Page,X&quot;; &quot;zpx&quot;; IF([.A23] = &quot;Absolute&quot;; &quot;ab&quot;; IF([.A23] = &quot;Absolute,X&quot;; &quot;abx&quot;; IF([.A23] = &quot;Absolute,Y&quot;; &quot;aby&quot;; IF([.A23] = &quot;Indirect,X&quot;; &quot;inx&quot;; IF([.A23] = &quot;Indirect,Y&quot;; &quot;iny&quot;; &quot;-&quot;))))))))" office:value-type="string" office:string-value="ab">
            <text:p>ab</text:p>
          </table:table-cell>
          <table:table-cell table:formula="of:=LOWER([.B23]) &amp; IF([.G23] = &quot;-&quot;; &quot;&quot;; &quot;_&quot; &amp; [.G23])" office:value-type="string" office:string-value="bit_ab">
            <text:p>bit_ab</text:p>
          </table:table-cell>
          <table:table-cell table:formula="of:=&quot;'&quot; &amp; [.H23] &amp; &quot;': 0x&quot; &amp; MID([.D23]; 2; 10) &amp; &quot;,&quot;" office:value-type="string" office:string-value="'bit_ab': 0x2C,">
            <text:p>'bit_ab': 0x2C,</text:p>
          </table:table-cell>
          <table:table-cell table:formula="of:=&quot;def op_&quot; &amp; MID(LOWER([.D23]); 2; 10) &amp; &quot;(self): pass # &quot; &amp; [.H23]" office:value-type="string" office:string-value="def op_2c(self): pass # bit_ab">
            <text:p>def op_2c(self): pass # bit_ab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PL</text:p>
          </table:table-cell>
          <table:table-cell/>
          <table:table-cell office:value-type="string">
            <text:p>$10</text:p>
          </table:table-cell>
          <table:table-cell table:number-columns-repeated="2"/>
          <table:table-cell table:formula="of:=IF([.A24] = &quot;Immediate&quot;; &quot;im&quot;; IF([.A24] = &quot;Zero Page&quot;; &quot;zp&quot;; IF([.A24] = &quot;Zero Page,X&quot;; &quot;zpx&quot;; IF([.A24] = &quot;Absolute&quot;; &quot;ab&quot;; IF([.A24] = &quot;Absolute,X&quot;; &quot;abx&quot;; IF([.A24] = &quot;Absolute,Y&quot;; &quot;aby&quot;; IF([.A24] = &quot;Indirect,X&quot;; &quot;inx&quot;; IF([.A24] = &quot;Indirect,Y&quot;; &quot;iny&quot;; &quot;-&quot;))))))))" office:value-type="string" office:string-value="-">
            <text:p>-</text:p>
          </table:table-cell>
          <table:table-cell table:formula="of:=LOWER([.B24]) &amp; IF([.G24] = &quot;-&quot;; &quot;&quot;; &quot;_&quot; &amp; [.G24])" office:value-type="string" office:string-value="bpl">
            <text:p>bpl</text:p>
          </table:table-cell>
          <table:table-cell table:formula="of:=&quot;'&quot; &amp; [.H24] &amp; &quot;': 0x&quot; &amp; MID([.D24]; 2; 10) &amp; &quot;,&quot;" office:value-type="string" office:string-value="'bpl': 0x10,">
            <text:p>'bpl': 0x10,</text:p>
          </table:table-cell>
          <table:table-cell table:formula="of:=&quot;def op_&quot; &amp; MID(LOWER([.D24]); 2; 10) &amp; &quot;(self): pass # &quot; &amp; [.H24]" office:value-type="string" office:string-value="def op_10(self): pass # bpl">
            <text:p>def op_10(self): pass # bpl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MI</text:p>
          </table:table-cell>
          <table:table-cell/>
          <table:table-cell office:value-type="string">
            <text:p>$30</text:p>
          </table:table-cell>
          <table:table-cell table:number-columns-repeated="2"/>
          <table:table-cell table:formula="of:=IF([.A25] = &quot;Immediate&quot;; &quot;im&quot;; IF([.A25] = &quot;Zero Page&quot;; &quot;zp&quot;; IF([.A25] = &quot;Zero Page,X&quot;; &quot;zpx&quot;; IF([.A25] = &quot;Absolute&quot;; &quot;ab&quot;; IF([.A25] = &quot;Absolute,X&quot;; &quot;abx&quot;; IF([.A25] = &quot;Absolute,Y&quot;; &quot;aby&quot;; IF([.A25] = &quot;Indirect,X&quot;; &quot;inx&quot;; IF([.A25] = &quot;Indirect,Y&quot;; &quot;iny&quot;; &quot;-&quot;))))))))" office:value-type="string" office:string-value="-">
            <text:p>-</text:p>
          </table:table-cell>
          <table:table-cell table:formula="of:=LOWER([.B25]) &amp; IF([.G25] = &quot;-&quot;; &quot;&quot;; &quot;_&quot; &amp; [.G25])" office:value-type="string" office:string-value="bmi">
            <text:p>bmi</text:p>
          </table:table-cell>
          <table:table-cell table:formula="of:=&quot;'&quot; &amp; [.H25] &amp; &quot;': 0x&quot; &amp; MID([.D25]; 2; 10) &amp; &quot;,&quot;" office:value-type="string" office:string-value="'bmi': 0x30,">
            <text:p>'bmi': 0x30,</text:p>
          </table:table-cell>
          <table:table-cell table:formula="of:=&quot;def op_&quot; &amp; MID(LOWER([.D25]); 2; 10) &amp; &quot;(self): pass # &quot; &amp; [.H25]" office:value-type="string" office:string-value="def op_30(self): pass # bmi">
            <text:p>def op_30(self): pass # bmi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VC</text:p>
          </table:table-cell>
          <table:table-cell/>
          <table:table-cell office:value-type="string">
            <text:p>$50</text:p>
          </table:table-cell>
          <table:table-cell table:number-columns-repeated="2"/>
          <table:table-cell table:formula="of:=IF([.A26] = &quot;Immediate&quot;; &quot;im&quot;; IF([.A26] = &quot;Zero Page&quot;; &quot;zp&quot;; IF([.A26] = &quot;Zero Page,X&quot;; &quot;zpx&quot;; IF([.A26] = &quot;Absolute&quot;; &quot;ab&quot;; IF([.A26] = &quot;Absolute,X&quot;; &quot;abx&quot;; IF([.A26] = &quot;Absolute,Y&quot;; &quot;aby&quot;; IF([.A26] = &quot;Indirect,X&quot;; &quot;inx&quot;; IF([.A26] = &quot;Indirect,Y&quot;; &quot;iny&quot;; &quot;-&quot;))))))))" office:value-type="string" office:string-value="-">
            <text:p>-</text:p>
          </table:table-cell>
          <table:table-cell table:formula="of:=LOWER([.B26]) &amp; IF([.G26] = &quot;-&quot;; &quot;&quot;; &quot;_&quot; &amp; [.G26])" office:value-type="string" office:string-value="bvc">
            <text:p>bvc</text:p>
          </table:table-cell>
          <table:table-cell table:formula="of:=&quot;'&quot; &amp; [.H26] &amp; &quot;': 0x&quot; &amp; MID([.D26]; 2; 10) &amp; &quot;,&quot;" office:value-type="string" office:string-value="'bvc': 0x50,">
            <text:p>'bvc': 0x50,</text:p>
          </table:table-cell>
          <table:table-cell table:formula="of:=&quot;def op_&quot; &amp; MID(LOWER([.D26]); 2; 10) &amp; &quot;(self): pass # &quot; &amp; [.H26]" office:value-type="string" office:string-value="def op_50(self): pass # bvc">
            <text:p>def op_50(self): pass # bvc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VS</text:p>
          </table:table-cell>
          <table:table-cell/>
          <table:table-cell office:value-type="string">
            <text:p>$70</text:p>
          </table:table-cell>
          <table:table-cell table:number-columns-repeated="2"/>
          <table:table-cell table:formula="of:=IF([.A27] = &quot;Immediate&quot;; &quot;im&quot;; IF([.A27] = &quot;Zero Page&quot;; &quot;zp&quot;; IF([.A27] = &quot;Zero Page,X&quot;; &quot;zpx&quot;; IF([.A27] = &quot;Absolute&quot;; &quot;ab&quot;; IF([.A27] = &quot;Absolute,X&quot;; &quot;abx&quot;; IF([.A27] = &quot;Absolute,Y&quot;; &quot;aby&quot;; IF([.A27] = &quot;Indirect,X&quot;; &quot;inx&quot;; IF([.A27] = &quot;Indirect,Y&quot;; &quot;iny&quot;; &quot;-&quot;))))))))" office:value-type="string" office:string-value="-">
            <text:p>-</text:p>
          </table:table-cell>
          <table:table-cell table:formula="of:=LOWER([.B27]) &amp; IF([.G27] = &quot;-&quot;; &quot;&quot;; &quot;_&quot; &amp; [.G27])" office:value-type="string" office:string-value="bvs">
            <text:p>bvs</text:p>
          </table:table-cell>
          <table:table-cell table:formula="of:=&quot;'&quot; &amp; [.H27] &amp; &quot;': 0x&quot; &amp; MID([.D27]; 2; 10) &amp; &quot;,&quot;" office:value-type="string" office:string-value="'bvs': 0x70,">
            <text:p>'bvs': 0x70,</text:p>
          </table:table-cell>
          <table:table-cell table:formula="of:=&quot;def op_&quot; &amp; MID(LOWER([.D27]); 2; 10) &amp; &quot;(self): pass # &quot; &amp; [.H27]" office:value-type="string" office:string-value="def op_70(self): pass # bvs">
            <text:p>def op_70(self): pass # bvs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CC</text:p>
          </table:table-cell>
          <table:table-cell/>
          <table:table-cell office:value-type="string">
            <text:p>$90</text:p>
          </table:table-cell>
          <table:table-cell table:number-columns-repeated="2"/>
          <table:table-cell table:formula="of:=IF([.A28] = &quot;Immediate&quot;; &quot;im&quot;; IF([.A28] = &quot;Zero Page&quot;; &quot;zp&quot;; IF([.A28] = &quot;Zero Page,X&quot;; &quot;zpx&quot;; IF([.A28] = &quot;Absolute&quot;; &quot;ab&quot;; IF([.A28] = &quot;Absolute,X&quot;; &quot;abx&quot;; IF([.A28] = &quot;Absolute,Y&quot;; &quot;aby&quot;; IF([.A28] = &quot;Indirect,X&quot;; &quot;inx&quot;; IF([.A28] = &quot;Indirect,Y&quot;; &quot;iny&quot;; &quot;-&quot;))))))))" office:value-type="string" office:string-value="-">
            <text:p>-</text:p>
          </table:table-cell>
          <table:table-cell table:formula="of:=LOWER([.B28]) &amp; IF([.G28] = &quot;-&quot;; &quot;&quot;; &quot;_&quot; &amp; [.G28])" office:value-type="string" office:string-value="bcc">
            <text:p>bcc</text:p>
          </table:table-cell>
          <table:table-cell table:formula="of:=&quot;'&quot; &amp; [.H28] &amp; &quot;': 0x&quot; &amp; MID([.D28]; 2; 10) &amp; &quot;,&quot;" office:value-type="string" office:string-value="'bcc': 0x90,">
            <text:p>'bcc': 0x90,</text:p>
          </table:table-cell>
          <table:table-cell table:formula="of:=&quot;def op_&quot; &amp; MID(LOWER([.D28]); 2; 10) &amp; &quot;(self): pass # &quot; &amp; [.H28]" office:value-type="string" office:string-value="def op_90(self): pass # bcc">
            <text:p>def op_90(self): pass # bcc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CS</text:p>
          </table:table-cell>
          <table:table-cell/>
          <table:table-cell office:value-type="string">
            <text:p>$B0</text:p>
          </table:table-cell>
          <table:table-cell table:number-columns-repeated="2"/>
          <table:table-cell table:formula="of:=IF([.A29] = &quot;Immediate&quot;; &quot;im&quot;; IF([.A29] = &quot;Zero Page&quot;; &quot;zp&quot;; IF([.A29] = &quot;Zero Page,X&quot;; &quot;zpx&quot;; IF([.A29] = &quot;Absolute&quot;; &quot;ab&quot;; IF([.A29] = &quot;Absolute,X&quot;; &quot;abx&quot;; IF([.A29] = &quot;Absolute,Y&quot;; &quot;aby&quot;; IF([.A29] = &quot;Indirect,X&quot;; &quot;inx&quot;; IF([.A29] = &quot;Indirect,Y&quot;; &quot;iny&quot;; &quot;-&quot;))))))))" office:value-type="string" office:string-value="-">
            <text:p>-</text:p>
          </table:table-cell>
          <table:table-cell table:formula="of:=LOWER([.B29]) &amp; IF([.G29] = &quot;-&quot;; &quot;&quot;; &quot;_&quot; &amp; [.G29])" office:value-type="string" office:string-value="bcs">
            <text:p>bcs</text:p>
          </table:table-cell>
          <table:table-cell table:formula="of:=&quot;'&quot; &amp; [.H29] &amp; &quot;': 0x&quot; &amp; MID([.D29]; 2; 10) &amp; &quot;,&quot;" office:value-type="string" office:string-value="'bcs': 0xB0,">
            <text:p>'bcs': 0xB0,</text:p>
          </table:table-cell>
          <table:table-cell table:formula="of:=&quot;def op_&quot; &amp; MID(LOWER([.D29]); 2; 10) &amp; &quot;(self): pass # &quot; &amp; [.H29]" office:value-type="string" office:string-value="def op_b0(self): pass # bcs">
            <text:p>def op_b0(self): pass # bcs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NE</text:p>
          </table:table-cell>
          <table:table-cell/>
          <table:table-cell office:value-type="string">
            <text:p>$D0</text:p>
          </table:table-cell>
          <table:table-cell table:number-columns-repeated="2"/>
          <table:table-cell table:formula="of:=IF([.A30] = &quot;Immediate&quot;; &quot;im&quot;; IF([.A30] = &quot;Zero Page&quot;; &quot;zp&quot;; IF([.A30] = &quot;Zero Page,X&quot;; &quot;zpx&quot;; IF([.A30] = &quot;Absolute&quot;; &quot;ab&quot;; IF([.A30] = &quot;Absolute,X&quot;; &quot;abx&quot;; IF([.A30] = &quot;Absolute,Y&quot;; &quot;aby&quot;; IF([.A30] = &quot;Indirect,X&quot;; &quot;inx&quot;; IF([.A30] = &quot;Indirect,Y&quot;; &quot;iny&quot;; &quot;-&quot;))))))))" office:value-type="string" office:string-value="-">
            <text:p>-</text:p>
          </table:table-cell>
          <table:table-cell table:formula="of:=LOWER([.B30]) &amp; IF([.G30] = &quot;-&quot;; &quot;&quot;; &quot;_&quot; &amp; [.G30])" office:value-type="string" office:string-value="bne">
            <text:p>bne</text:p>
          </table:table-cell>
          <table:table-cell table:formula="of:=&quot;'&quot; &amp; [.H30] &amp; &quot;': 0x&quot; &amp; MID([.D30]; 2; 10) &amp; &quot;,&quot;" office:value-type="string" office:string-value="'bne': 0xD0,">
            <text:p>'bne': 0xD0,</text:p>
          </table:table-cell>
          <table:table-cell table:formula="of:=&quot;def op_&quot; &amp; MID(LOWER([.D30]); 2; 10) &amp; &quot;(self): pass # &quot; &amp; [.H30]" office:value-type="string" office:string-value="def op_d0(self): pass # bne">
            <text:p>def op_d0(self): pass # bne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EQ</text:p>
          </table:table-cell>
          <table:table-cell/>
          <table:table-cell office:value-type="string">
            <text:p>$F0</text:p>
          </table:table-cell>
          <table:table-cell table:number-columns-repeated="2"/>
          <table:table-cell table:formula="of:=IF([.A31] = &quot;Immediate&quot;; &quot;im&quot;; IF([.A31] = &quot;Zero Page&quot;; &quot;zp&quot;; IF([.A31] = &quot;Zero Page,X&quot;; &quot;zpx&quot;; IF([.A31] = &quot;Absolute&quot;; &quot;ab&quot;; IF([.A31] = &quot;Absolute,X&quot;; &quot;abx&quot;; IF([.A31] = &quot;Absolute,Y&quot;; &quot;aby&quot;; IF([.A31] = &quot;Indirect,X&quot;; &quot;inx&quot;; IF([.A31] = &quot;Indirect,Y&quot;; &quot;iny&quot;; &quot;-&quot;))))))))" office:value-type="string" office:string-value="-">
            <text:p>-</text:p>
          </table:table-cell>
          <table:table-cell table:formula="of:=LOWER([.B31]) &amp; IF([.G31] = &quot;-&quot;; &quot;&quot;; &quot;_&quot; &amp; [.G31])" office:value-type="string" office:string-value="beq">
            <text:p>beq</text:p>
          </table:table-cell>
          <table:table-cell table:formula="of:=&quot;'&quot; &amp; [.H31] &amp; &quot;': 0x&quot; &amp; MID([.D31]; 2; 10) &amp; &quot;,&quot;" office:value-type="string" office:string-value="'beq': 0xF0,">
            <text:p>'beq': 0xF0,</text:p>
          </table:table-cell>
          <table:table-cell table:formula="of:=&quot;def op_&quot; &amp; MID(LOWER([.D31]); 2; 10) &amp; &quot;(self): pass # &quot; &amp; [.H31]" office:value-type="string" office:string-value="def op_f0(self): pass # beq">
            <text:p>def op_f0(self): pass # beq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BRK</text:p>
          </table:table-cell>
          <table:table-cell/>
          <table:table-cell office:value-type="string">
            <text:p>$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IF([.A32] = &quot;Immediate&quot;; &quot;im&quot;; IF([.A32] = &quot;Zero Page&quot;; &quot;zp&quot;; IF([.A32] = &quot;Zero Page,X&quot;; &quot;zpx&quot;; IF([.A32] = &quot;Absolute&quot;; &quot;ab&quot;; IF([.A32] = &quot;Absolute,X&quot;; &quot;abx&quot;; IF([.A32] = &quot;Absolute,Y&quot;; &quot;aby&quot;; IF([.A32] = &quot;Indirect,X&quot;; &quot;inx&quot;; IF([.A32] = &quot;Indirect,Y&quot;; &quot;iny&quot;; &quot;-&quot;))))))))" office:value-type="string" office:string-value="-">
            <text:p>-</text:p>
          </table:table-cell>
          <table:table-cell table:formula="of:=LOWER([.B32]) &amp; IF([.G32] = &quot;-&quot;; &quot;&quot;; &quot;_&quot; &amp; [.G32])" office:value-type="string" office:string-value="brk">
            <text:p>brk</text:p>
          </table:table-cell>
          <table:table-cell table:formula="of:=&quot;'&quot; &amp; [.H32] &amp; &quot;': 0x&quot; &amp; MID([.D32]; 2; 10) &amp; &quot;,&quot;" office:value-type="string" office:string-value="'brk': 0x00,">
            <text:p>'brk': 0x00,</text:p>
          </table:table-cell>
          <table:table-cell table:formula="of:=&quot;def op_&quot; &amp; MID(LOWER([.D32]); 2; 10) &amp; &quot;(self): pass # &quot; &amp; [.H32]" office:value-type="string" office:string-value="def op_00(self): pass # brk">
            <text:p>def op_00(self): pass # brk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CMP</text:p>
          </table:table-cell>
          <table:table-cell office:value-type="string">
            <text:p>#$44</text:p>
          </table:table-cell>
          <table:table-cell office:value-type="string">
            <text:p>$C9</text:p>
          </table:table-cell>
          <table:table-cell table:number-columns-repeated="2" office:value-type="float" office:value="2">
            <text:p>2</text:p>
          </table:table-cell>
          <table:table-cell table:formula="of:=IF([.A33] = &quot;Immediate&quot;; &quot;im&quot;; IF([.A33] = &quot;Zero Page&quot;; &quot;zp&quot;; IF([.A33] = &quot;Zero Page,X&quot;; &quot;zpx&quot;; IF([.A33] = &quot;Absolute&quot;; &quot;ab&quot;; IF([.A33] = &quot;Absolute,X&quot;; &quot;abx&quot;; IF([.A33] = &quot;Absolute,Y&quot;; &quot;aby&quot;; IF([.A33] = &quot;Indirect,X&quot;; &quot;inx&quot;; IF([.A33] = &quot;Indirect,Y&quot;; &quot;iny&quot;; &quot;-&quot;))))))))" office:value-type="string" office:string-value="im">
            <text:p>im</text:p>
          </table:table-cell>
          <table:table-cell table:formula="of:=LOWER([.B33]) &amp; IF([.G33] = &quot;-&quot;; &quot;&quot;; &quot;_&quot; &amp; [.G33])" office:value-type="string" office:string-value="cmp_im">
            <text:p>cmp_im</text:p>
          </table:table-cell>
          <table:table-cell table:formula="of:=&quot;'&quot; &amp; [.H33] &amp; &quot;': 0x&quot; &amp; MID([.D33]; 2; 10) &amp; &quot;,&quot;" office:value-type="string" office:string-value="'cmp_im': 0xC9,">
            <text:p>'cmp_im': 0xC9,</text:p>
          </table:table-cell>
          <table:table-cell table:formula="of:=&quot;def op_&quot; &amp; MID(LOWER([.D33]); 2; 10) &amp; &quot;(self): pass # &quot; &amp; [.H33]" office:value-type="string" office:string-value="def op_c9(self): pass # cmp_im">
            <text:p>def op_c9(self): pass # cmp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CMP</text:p>
          </table:table-cell>
          <table:table-cell office:value-type="string">
            <text:p>$44</text:p>
          </table:table-cell>
          <table:table-cell office:value-type="string">
            <text:p>$C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34] = &quot;Immediate&quot;; &quot;im&quot;; IF([.A34] = &quot;Zero Page&quot;; &quot;zp&quot;; IF([.A34] = &quot;Zero Page,X&quot;; &quot;zpx&quot;; IF([.A34] = &quot;Absolute&quot;; &quot;ab&quot;; IF([.A34] = &quot;Absolute,X&quot;; &quot;abx&quot;; IF([.A34] = &quot;Absolute,Y&quot;; &quot;aby&quot;; IF([.A34] = &quot;Indirect,X&quot;; &quot;inx&quot;; IF([.A34] = &quot;Indirect,Y&quot;; &quot;iny&quot;; &quot;-&quot;))))))))" office:value-type="string" office:string-value="zp">
            <text:p>zp</text:p>
          </table:table-cell>
          <table:table-cell table:formula="of:=LOWER([.B34]) &amp; IF([.G34] = &quot;-&quot;; &quot;&quot;; &quot;_&quot; &amp; [.G34])" office:value-type="string" office:string-value="cmp_zp">
            <text:p>cmp_zp</text:p>
          </table:table-cell>
          <table:table-cell table:formula="of:=&quot;'&quot; &amp; [.H34] &amp; &quot;': 0x&quot; &amp; MID([.D34]; 2; 10) &amp; &quot;,&quot;" office:value-type="string" office:string-value="'cmp_zp': 0xC5,">
            <text:p>'cmp_zp': 0xC5,</text:p>
          </table:table-cell>
          <table:table-cell table:formula="of:=&quot;def op_&quot; &amp; MID(LOWER([.D34]); 2; 10) &amp; &quot;(self): pass # &quot; &amp; [.H34]" office:value-type="string" office:string-value="def op_c5(self): pass # cmp_zp">
            <text:p>def op_c5(self): pass # cmp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CMP</text:p>
          </table:table-cell>
          <table:table-cell office:value-type="string">
            <text:p>$44,X</text:p>
          </table:table-cell>
          <table:table-cell office:value-type="string">
            <text:p>$D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35] = &quot;Immediate&quot;; &quot;im&quot;; IF([.A35] = &quot;Zero Page&quot;; &quot;zp&quot;; IF([.A35] = &quot;Zero Page,X&quot;; &quot;zpx&quot;; IF([.A35] = &quot;Absolute&quot;; &quot;ab&quot;; IF([.A35] = &quot;Absolute,X&quot;; &quot;abx&quot;; IF([.A35] = &quot;Absolute,Y&quot;; &quot;aby&quot;; IF([.A35] = &quot;Indirect,X&quot;; &quot;inx&quot;; IF([.A35] = &quot;Indirect,Y&quot;; &quot;iny&quot;; &quot;-&quot;))))))))" office:value-type="string" office:string-value="zpx">
            <text:p>zpx</text:p>
          </table:table-cell>
          <table:table-cell table:formula="of:=LOWER([.B35]) &amp; IF([.G35] = &quot;-&quot;; &quot;&quot;; &quot;_&quot; &amp; [.G35])" office:value-type="string" office:string-value="cmp_zpx">
            <text:p>cmp_zpx</text:p>
          </table:table-cell>
          <table:table-cell table:formula="of:=&quot;'&quot; &amp; [.H35] &amp; &quot;': 0x&quot; &amp; MID([.D35]; 2; 10) &amp; &quot;,&quot;" office:value-type="string" office:string-value="'cmp_zpx': 0xD5,">
            <text:p>'cmp_zpx': 0xD5,</text:p>
          </table:table-cell>
          <table:table-cell table:formula="of:=&quot;def op_&quot; &amp; MID(LOWER([.D35]); 2; 10) &amp; &quot;(self): pass # &quot; &amp; [.H35]" office:value-type="string" office:string-value="def op_d5(self): pass # cmp_zpx">
            <text:p>def op_d5(self): pass # cmp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CMP</text:p>
          </table:table-cell>
          <table:table-cell office:value-type="string">
            <text:p>$4400</text:p>
          </table:table-cell>
          <table:table-cell office:value-type="string">
            <text:p>$C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36] = &quot;Immediate&quot;; &quot;im&quot;; IF([.A36] = &quot;Zero Page&quot;; &quot;zp&quot;; IF([.A36] = &quot;Zero Page,X&quot;; &quot;zpx&quot;; IF([.A36] = &quot;Absolute&quot;; &quot;ab&quot;; IF([.A36] = &quot;Absolute,X&quot;; &quot;abx&quot;; IF([.A36] = &quot;Absolute,Y&quot;; &quot;aby&quot;; IF([.A36] = &quot;Indirect,X&quot;; &quot;inx&quot;; IF([.A36] = &quot;Indirect,Y&quot;; &quot;iny&quot;; &quot;-&quot;))))))))" office:value-type="string" office:string-value="ab">
            <text:p>ab</text:p>
          </table:table-cell>
          <table:table-cell table:formula="of:=LOWER([.B36]) &amp; IF([.G36] = &quot;-&quot;; &quot;&quot;; &quot;_&quot; &amp; [.G36])" office:value-type="string" office:string-value="cmp_ab">
            <text:p>cmp_ab</text:p>
          </table:table-cell>
          <table:table-cell table:formula="of:=&quot;'&quot; &amp; [.H36] &amp; &quot;': 0x&quot; &amp; MID([.D36]; 2; 10) &amp; &quot;,&quot;" office:value-type="string" office:string-value="'cmp_ab': 0xCD,">
            <text:p>'cmp_ab': 0xCD,</text:p>
          </table:table-cell>
          <table:table-cell table:formula="of:=&quot;def op_&quot; &amp; MID(LOWER([.D36]); 2; 10) &amp; &quot;(self): pass # &quot; &amp; [.H36]" office:value-type="string" office:string-value="def op_cd(self): pass # cmp_ab">
            <text:p>def op_cd(self): pass # cmp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CMP</text:p>
          </table:table-cell>
          <table:table-cell office:value-type="string">
            <text:p>$4400,X</text:p>
          </table:table-cell>
          <table:table-cell office:value-type="string">
            <text:p>$D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37] = &quot;Immediate&quot;; &quot;im&quot;; IF([.A37] = &quot;Zero Page&quot;; &quot;zp&quot;; IF([.A37] = &quot;Zero Page,X&quot;; &quot;zpx&quot;; IF([.A37] = &quot;Absolute&quot;; &quot;ab&quot;; IF([.A37] = &quot;Absolute,X&quot;; &quot;abx&quot;; IF([.A37] = &quot;Absolute,Y&quot;; &quot;aby&quot;; IF([.A37] = &quot;Indirect,X&quot;; &quot;inx&quot;; IF([.A37] = &quot;Indirect,Y&quot;; &quot;iny&quot;; &quot;-&quot;))))))))" office:value-type="string" office:string-value="abx">
            <text:p>abx</text:p>
          </table:table-cell>
          <table:table-cell table:formula="of:=LOWER([.B37]) &amp; IF([.G37] = &quot;-&quot;; &quot;&quot;; &quot;_&quot; &amp; [.G37])" office:value-type="string" office:string-value="cmp_abx">
            <text:p>cmp_abx</text:p>
          </table:table-cell>
          <table:table-cell table:formula="of:=&quot;'&quot; &amp; [.H37] &amp; &quot;': 0x&quot; &amp; MID([.D37]; 2; 10) &amp; &quot;,&quot;" office:value-type="string" office:string-value="'cmp_abx': 0xDD,">
            <text:p>'cmp_abx': 0xDD,</text:p>
          </table:table-cell>
          <table:table-cell table:formula="of:=&quot;def op_&quot; &amp; MID(LOWER([.D37]); 2; 10) &amp; &quot;(self): pass # &quot; &amp; [.H37]" office:value-type="string" office:string-value="def op_dd(self): pass # cmp_abx">
            <text:p>def op_dd(self): pass # cmp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CMP</text:p>
          </table:table-cell>
          <table:table-cell office:value-type="string">
            <text:p>$4400,Y</text:p>
          </table:table-cell>
          <table:table-cell office:value-type="string">
            <text:p>$D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38] = &quot;Immediate&quot;; &quot;im&quot;; IF([.A38] = &quot;Zero Page&quot;; &quot;zp&quot;; IF([.A38] = &quot;Zero Page,X&quot;; &quot;zpx&quot;; IF([.A38] = &quot;Absolute&quot;; &quot;ab&quot;; IF([.A38] = &quot;Absolute,X&quot;; &quot;abx&quot;; IF([.A38] = &quot;Absolute,Y&quot;; &quot;aby&quot;; IF([.A38] = &quot;Indirect,X&quot;; &quot;inx&quot;; IF([.A38] = &quot;Indirect,Y&quot;; &quot;iny&quot;; &quot;-&quot;))))))))" office:value-type="string" office:string-value="aby">
            <text:p>aby</text:p>
          </table:table-cell>
          <table:table-cell table:formula="of:=LOWER([.B38]) &amp; IF([.G38] = &quot;-&quot;; &quot;&quot;; &quot;_&quot; &amp; [.G38])" office:value-type="string" office:string-value="cmp_aby">
            <text:p>cmp_aby</text:p>
          </table:table-cell>
          <table:table-cell table:formula="of:=&quot;'&quot; &amp; [.H38] &amp; &quot;': 0x&quot; &amp; MID([.D38]; 2; 10) &amp; &quot;,&quot;" office:value-type="string" office:string-value="'cmp_aby': 0xD9,">
            <text:p>'cmp_aby': 0xD9,</text:p>
          </table:table-cell>
          <table:table-cell table:formula="of:=&quot;def op_&quot; &amp; MID(LOWER([.D38]); 2; 10) &amp; &quot;(self): pass # &quot; &amp; [.H38]" office:value-type="string" office:string-value="def op_d9(self): pass # cmp_aby">
            <text:p>def op_d9(self): pass # cmp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CMP</text:p>
          </table:table-cell>
          <table:table-cell office:value-type="string">
            <text:p>($44,X)</text:p>
          </table:table-cell>
          <table:table-cell office:value-type="string">
            <text:p>$C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39] = &quot;Immediate&quot;; &quot;im&quot;; IF([.A39] = &quot;Zero Page&quot;; &quot;zp&quot;; IF([.A39] = &quot;Zero Page,X&quot;; &quot;zpx&quot;; IF([.A39] = &quot;Absolute&quot;; &quot;ab&quot;; IF([.A39] = &quot;Absolute,X&quot;; &quot;abx&quot;; IF([.A39] = &quot;Absolute,Y&quot;; &quot;aby&quot;; IF([.A39] = &quot;Indirect,X&quot;; &quot;inx&quot;; IF([.A39] = &quot;Indirect,Y&quot;; &quot;iny&quot;; &quot;-&quot;))))))))" office:value-type="string" office:string-value="inx">
            <text:p>inx</text:p>
          </table:table-cell>
          <table:table-cell table:formula="of:=LOWER([.B39]) &amp; IF([.G39] = &quot;-&quot;; &quot;&quot;; &quot;_&quot; &amp; [.G39])" office:value-type="string" office:string-value="cmp_inx">
            <text:p>cmp_inx</text:p>
          </table:table-cell>
          <table:table-cell table:formula="of:=&quot;'&quot; &amp; [.H39] &amp; &quot;': 0x&quot; &amp; MID([.D39]; 2; 10) &amp; &quot;,&quot;" office:value-type="string" office:string-value="'cmp_inx': 0xC1,">
            <text:p>'cmp_inx': 0xC1,</text:p>
          </table:table-cell>
          <table:table-cell table:formula="of:=&quot;def op_&quot; &amp; MID(LOWER([.D39]); 2; 10) &amp; &quot;(self): pass # &quot; &amp; [.H39]" office:value-type="string" office:string-value="def op_c1(self): pass # cmp_inx">
            <text:p>def op_c1(self): pass # cmp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CMP</text:p>
          </table:table-cell>
          <table:table-cell office:value-type="string">
            <text:p>($44),Y</text:p>
          </table:table-cell>
          <table:table-cell office:value-type="string">
            <text:p>$D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40] = &quot;Immediate&quot;; &quot;im&quot;; IF([.A40] = &quot;Zero Page&quot;; &quot;zp&quot;; IF([.A40] = &quot;Zero Page,X&quot;; &quot;zpx&quot;; IF([.A40] = &quot;Absolute&quot;; &quot;ab&quot;; IF([.A40] = &quot;Absolute,X&quot;; &quot;abx&quot;; IF([.A40] = &quot;Absolute,Y&quot;; &quot;aby&quot;; IF([.A40] = &quot;Indirect,X&quot;; &quot;inx&quot;; IF([.A40] = &quot;Indirect,Y&quot;; &quot;iny&quot;; &quot;-&quot;))))))))" office:value-type="string" office:string-value="iny">
            <text:p>iny</text:p>
          </table:table-cell>
          <table:table-cell table:formula="of:=LOWER([.B40]) &amp; IF([.G40] = &quot;-&quot;; &quot;&quot;; &quot;_&quot; &amp; [.G40])" office:value-type="string" office:string-value="cmp_iny">
            <text:p>cmp_iny</text:p>
          </table:table-cell>
          <table:table-cell table:formula="of:=&quot;'&quot; &amp; [.H40] &amp; &quot;': 0x&quot; &amp; MID([.D40]; 2; 10) &amp; &quot;,&quot;" office:value-type="string" office:string-value="'cmp_iny': 0xD1,">
            <text:p>'cmp_iny': 0xD1,</text:p>
          </table:table-cell>
          <table:table-cell table:formula="of:=&quot;def op_&quot; &amp; MID(LOWER([.D40]); 2; 10) &amp; &quot;(self): pass # &quot; &amp; [.H40]" office:value-type="string" office:string-value="def op_d1(self): pass # cmp_iny">
            <text:p>def op_d1(self): pass # cmp_iny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CPX</text:p>
          </table:table-cell>
          <table:table-cell office:value-type="string">
            <text:p>#$44</text:p>
          </table:table-cell>
          <table:table-cell office:value-type="string">
            <text:p>$E0</text:p>
          </table:table-cell>
          <table:table-cell table:number-columns-repeated="2" office:value-type="float" office:value="2">
            <text:p>2</text:p>
          </table:table-cell>
          <table:table-cell table:formula="of:=IF([.A41] = &quot;Immediate&quot;; &quot;im&quot;; IF([.A41] = &quot;Zero Page&quot;; &quot;zp&quot;; IF([.A41] = &quot;Zero Page,X&quot;; &quot;zpx&quot;; IF([.A41] = &quot;Absolute&quot;; &quot;ab&quot;; IF([.A41] = &quot;Absolute,X&quot;; &quot;abx&quot;; IF([.A41] = &quot;Absolute,Y&quot;; &quot;aby&quot;; IF([.A41] = &quot;Indirect,X&quot;; &quot;inx&quot;; IF([.A41] = &quot;Indirect,Y&quot;; &quot;iny&quot;; &quot;-&quot;))))))))" office:value-type="string" office:string-value="im">
            <text:p>im</text:p>
          </table:table-cell>
          <table:table-cell table:formula="of:=LOWER([.B41]) &amp; IF([.G41] = &quot;-&quot;; &quot;&quot;; &quot;_&quot; &amp; [.G41])" office:value-type="string" office:string-value="cpx_im">
            <text:p>cpx_im</text:p>
          </table:table-cell>
          <table:table-cell table:formula="of:=&quot;'&quot; &amp; [.H41] &amp; &quot;': 0x&quot; &amp; MID([.D41]; 2; 10) &amp; &quot;,&quot;" office:value-type="string" office:string-value="'cpx_im': 0xE0,">
            <text:p>'cpx_im': 0xE0,</text:p>
          </table:table-cell>
          <table:table-cell table:formula="of:=&quot;def op_&quot; &amp; MID(LOWER([.D41]); 2; 10) &amp; &quot;(self): pass # &quot; &amp; [.H41]" office:value-type="string" office:string-value="def op_e0(self): pass # cpx_im">
            <text:p>def op_e0(self): pass # cpx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CPX</text:p>
          </table:table-cell>
          <table:table-cell office:value-type="string">
            <text:p>$44</text:p>
          </table:table-cell>
          <table:table-cell office:value-type="string">
            <text:p>$E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42] = &quot;Immediate&quot;; &quot;im&quot;; IF([.A42] = &quot;Zero Page&quot;; &quot;zp&quot;; IF([.A42] = &quot;Zero Page,X&quot;; &quot;zpx&quot;; IF([.A42] = &quot;Absolute&quot;; &quot;ab&quot;; IF([.A42] = &quot;Absolute,X&quot;; &quot;abx&quot;; IF([.A42] = &quot;Absolute,Y&quot;; &quot;aby&quot;; IF([.A42] = &quot;Indirect,X&quot;; &quot;inx&quot;; IF([.A42] = &quot;Indirect,Y&quot;; &quot;iny&quot;; &quot;-&quot;))))))))" office:value-type="string" office:string-value="zp">
            <text:p>zp</text:p>
          </table:table-cell>
          <table:table-cell table:formula="of:=LOWER([.B42]) &amp; IF([.G42] = &quot;-&quot;; &quot;&quot;; &quot;_&quot; &amp; [.G42])" office:value-type="string" office:string-value="cpx_zp">
            <text:p>cpx_zp</text:p>
          </table:table-cell>
          <table:table-cell table:formula="of:=&quot;'&quot; &amp; [.H42] &amp; &quot;': 0x&quot; &amp; MID([.D42]; 2; 10) &amp; &quot;,&quot;" office:value-type="string" office:string-value="'cpx_zp': 0xE4,">
            <text:p>'cpx_zp': 0xE4,</text:p>
          </table:table-cell>
          <table:table-cell table:formula="of:=&quot;def op_&quot; &amp; MID(LOWER([.D42]); 2; 10) &amp; &quot;(self): pass # &quot; &amp; [.H42]" office:value-type="string" office:string-value="def op_e4(self): pass # cpx_zp">
            <text:p>def op_e4(self): pass # cpx_zp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CPX</text:p>
          </table:table-cell>
          <table:table-cell office:value-type="string">
            <text:p>$4400</text:p>
          </table:table-cell>
          <table:table-cell office:value-type="string">
            <text:p>$E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43] = &quot;Immediate&quot;; &quot;im&quot;; IF([.A43] = &quot;Zero Page&quot;; &quot;zp&quot;; IF([.A43] = &quot;Zero Page,X&quot;; &quot;zpx&quot;; IF([.A43] = &quot;Absolute&quot;; &quot;ab&quot;; IF([.A43] = &quot;Absolute,X&quot;; &quot;abx&quot;; IF([.A43] = &quot;Absolute,Y&quot;; &quot;aby&quot;; IF([.A43] = &quot;Indirect,X&quot;; &quot;inx&quot;; IF([.A43] = &quot;Indirect,Y&quot;; &quot;iny&quot;; &quot;-&quot;))))))))" office:value-type="string" office:string-value="ab">
            <text:p>ab</text:p>
          </table:table-cell>
          <table:table-cell table:formula="of:=LOWER([.B43]) &amp; IF([.G43] = &quot;-&quot;; &quot;&quot;; &quot;_&quot; &amp; [.G43])" office:value-type="string" office:string-value="cpx_ab">
            <text:p>cpx_ab</text:p>
          </table:table-cell>
          <table:table-cell table:formula="of:=&quot;'&quot; &amp; [.H43] &amp; &quot;': 0x&quot; &amp; MID([.D43]; 2; 10) &amp; &quot;,&quot;" office:value-type="string" office:string-value="'cpx_ab': 0xEC,">
            <text:p>'cpx_ab': 0xEC,</text:p>
          </table:table-cell>
          <table:table-cell table:formula="of:=&quot;def op_&quot; &amp; MID(LOWER([.D43]); 2; 10) &amp; &quot;(self): pass # &quot; &amp; [.H43]" office:value-type="string" office:string-value="def op_ec(self): pass # cpx_ab">
            <text:p>def op_ec(self): pass # cpx_ab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CPY</text:p>
          </table:table-cell>
          <table:table-cell office:value-type="string">
            <text:p>#$44</text:p>
          </table:table-cell>
          <table:table-cell office:value-type="string">
            <text:p>$C0</text:p>
          </table:table-cell>
          <table:table-cell table:number-columns-repeated="2" office:value-type="float" office:value="2">
            <text:p>2</text:p>
          </table:table-cell>
          <table:table-cell table:formula="of:=IF([.A44] = &quot;Immediate&quot;; &quot;im&quot;; IF([.A44] = &quot;Zero Page&quot;; &quot;zp&quot;; IF([.A44] = &quot;Zero Page,X&quot;; &quot;zpx&quot;; IF([.A44] = &quot;Absolute&quot;; &quot;ab&quot;; IF([.A44] = &quot;Absolute,X&quot;; &quot;abx&quot;; IF([.A44] = &quot;Absolute,Y&quot;; &quot;aby&quot;; IF([.A44] = &quot;Indirect,X&quot;; &quot;inx&quot;; IF([.A44] = &quot;Indirect,Y&quot;; &quot;iny&quot;; &quot;-&quot;))))))))" office:value-type="string" office:string-value="im">
            <text:p>im</text:p>
          </table:table-cell>
          <table:table-cell table:formula="of:=LOWER([.B44]) &amp; IF([.G44] = &quot;-&quot;; &quot;&quot;; &quot;_&quot; &amp; [.G44])" office:value-type="string" office:string-value="cpy_im">
            <text:p>cpy_im</text:p>
          </table:table-cell>
          <table:table-cell table:formula="of:=&quot;'&quot; &amp; [.H44] &amp; &quot;': 0x&quot; &amp; MID([.D44]; 2; 10) &amp; &quot;,&quot;" office:value-type="string" office:string-value="'cpy_im': 0xC0,">
            <text:p>'cpy_im': 0xC0,</text:p>
          </table:table-cell>
          <table:table-cell table:formula="of:=&quot;def op_&quot; &amp; MID(LOWER([.D44]); 2; 10) &amp; &quot;(self): pass # &quot; &amp; [.H44]" office:value-type="string" office:string-value="def op_c0(self): pass # cpy_im">
            <text:p>def op_c0(self): pass # cpy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CPY</text:p>
          </table:table-cell>
          <table:table-cell office:value-type="string">
            <text:p>$44</text:p>
          </table:table-cell>
          <table:table-cell office:value-type="string">
            <text:p>$C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45] = &quot;Immediate&quot;; &quot;im&quot;; IF([.A45] = &quot;Zero Page&quot;; &quot;zp&quot;; IF([.A45] = &quot;Zero Page,X&quot;; &quot;zpx&quot;; IF([.A45] = &quot;Absolute&quot;; &quot;ab&quot;; IF([.A45] = &quot;Absolute,X&quot;; &quot;abx&quot;; IF([.A45] = &quot;Absolute,Y&quot;; &quot;aby&quot;; IF([.A45] = &quot;Indirect,X&quot;; &quot;inx&quot;; IF([.A45] = &quot;Indirect,Y&quot;; &quot;iny&quot;; &quot;-&quot;))))))))" office:value-type="string" office:string-value="zp">
            <text:p>zp</text:p>
          </table:table-cell>
          <table:table-cell table:formula="of:=LOWER([.B45]) &amp; IF([.G45] = &quot;-&quot;; &quot;&quot;; &quot;_&quot; &amp; [.G45])" office:value-type="string" office:string-value="cpy_zp">
            <text:p>cpy_zp</text:p>
          </table:table-cell>
          <table:table-cell table:formula="of:=&quot;'&quot; &amp; [.H45] &amp; &quot;': 0x&quot; &amp; MID([.D45]; 2; 10) &amp; &quot;,&quot;" office:value-type="string" office:string-value="'cpy_zp': 0xC4,">
            <text:p>'cpy_zp': 0xC4,</text:p>
          </table:table-cell>
          <table:table-cell table:formula="of:=&quot;def op_&quot; &amp; MID(LOWER([.D45]); 2; 10) &amp; &quot;(self): pass # &quot; &amp; [.H45]" office:value-type="string" office:string-value="def op_c4(self): pass # cpy_zp">
            <text:p>def op_c4(self): pass # cpy_zp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CPY</text:p>
          </table:table-cell>
          <table:table-cell office:value-type="string">
            <text:p>$4400</text:p>
          </table:table-cell>
          <table:table-cell office:value-type="string">
            <text:p>$C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46] = &quot;Immediate&quot;; &quot;im&quot;; IF([.A46] = &quot;Zero Page&quot;; &quot;zp&quot;; IF([.A46] = &quot;Zero Page,X&quot;; &quot;zpx&quot;; IF([.A46] = &quot;Absolute&quot;; &quot;ab&quot;; IF([.A46] = &quot;Absolute,X&quot;; &quot;abx&quot;; IF([.A46] = &quot;Absolute,Y&quot;; &quot;aby&quot;; IF([.A46] = &quot;Indirect,X&quot;; &quot;inx&quot;; IF([.A46] = &quot;Indirect,Y&quot;; &quot;iny&quot;; &quot;-&quot;))))))))" office:value-type="string" office:string-value="ab">
            <text:p>ab</text:p>
          </table:table-cell>
          <table:table-cell table:formula="of:=LOWER([.B46]) &amp; IF([.G46] = &quot;-&quot;; &quot;&quot;; &quot;_&quot; &amp; [.G46])" office:value-type="string" office:string-value="cpy_ab">
            <text:p>cpy_ab</text:p>
          </table:table-cell>
          <table:table-cell table:formula="of:=&quot;'&quot; &amp; [.H46] &amp; &quot;': 0x&quot; &amp; MID([.D46]; 2; 10) &amp; &quot;,&quot;" office:value-type="string" office:string-value="'cpy_ab': 0xCC,">
            <text:p>'cpy_ab': 0xCC,</text:p>
          </table:table-cell>
          <table:table-cell table:formula="of:=&quot;def op_&quot; &amp; MID(LOWER([.D46]); 2; 10) &amp; &quot;(self): pass # &quot; &amp; [.H46]" office:value-type="string" office:string-value="def op_cc(self): pass # cpy_ab">
            <text:p>def op_cc(self): pass # cpy_ab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DEC</text:p>
          </table:table-cell>
          <table:table-cell office:value-type="string">
            <text:p>$44</text:p>
          </table:table-cell>
          <table:table-cell office:value-type="string">
            <text:p>$C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[.A47] = &quot;Immediate&quot;; &quot;im&quot;; IF([.A47] = &quot;Zero Page&quot;; &quot;zp&quot;; IF([.A47] = &quot;Zero Page,X&quot;; &quot;zpx&quot;; IF([.A47] = &quot;Absolute&quot;; &quot;ab&quot;; IF([.A47] = &quot;Absolute,X&quot;; &quot;abx&quot;; IF([.A47] = &quot;Absolute,Y&quot;; &quot;aby&quot;; IF([.A47] = &quot;Indirect,X&quot;; &quot;inx&quot;; IF([.A47] = &quot;Indirect,Y&quot;; &quot;iny&quot;; &quot;-&quot;))))))))" office:value-type="string" office:string-value="zp">
            <text:p>zp</text:p>
          </table:table-cell>
          <table:table-cell table:formula="of:=LOWER([.B47]) &amp; IF([.G47] = &quot;-&quot;; &quot;&quot;; &quot;_&quot; &amp; [.G47])" office:value-type="string" office:string-value="dec_zp">
            <text:p>dec_zp</text:p>
          </table:table-cell>
          <table:table-cell table:formula="of:=&quot;'&quot; &amp; [.H47] &amp; &quot;': 0x&quot; &amp; MID([.D47]; 2; 10) &amp; &quot;,&quot;" office:value-type="string" office:string-value="'dec_zp': 0xC6,">
            <text:p>'dec_zp': 0xC6,</text:p>
          </table:table-cell>
          <table:table-cell table:formula="of:=&quot;def op_&quot; &amp; MID(LOWER([.D47]); 2; 10) &amp; &quot;(self): pass # &quot; &amp; [.H47]" office:value-type="string" office:string-value="def op_c6(self): pass # dec_zp">
            <text:p>def op_c6(self): pass # dec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DEC</text:p>
          </table:table-cell>
          <table:table-cell office:value-type="string">
            <text:p>$44,X</text:p>
          </table:table-cell>
          <table:table-cell office:value-type="string">
            <text:p>$D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48] = &quot;Immediate&quot;; &quot;im&quot;; IF([.A48] = &quot;Zero Page&quot;; &quot;zp&quot;; IF([.A48] = &quot;Zero Page,X&quot;; &quot;zpx&quot;; IF([.A48] = &quot;Absolute&quot;; &quot;ab&quot;; IF([.A48] = &quot;Absolute,X&quot;; &quot;abx&quot;; IF([.A48] = &quot;Absolute,Y&quot;; &quot;aby&quot;; IF([.A48] = &quot;Indirect,X&quot;; &quot;inx&quot;; IF([.A48] = &quot;Indirect,Y&quot;; &quot;iny&quot;; &quot;-&quot;))))))))" office:value-type="string" office:string-value="zpx">
            <text:p>zpx</text:p>
          </table:table-cell>
          <table:table-cell table:formula="of:=LOWER([.B48]) &amp; IF([.G48] = &quot;-&quot;; &quot;&quot;; &quot;_&quot; &amp; [.G48])" office:value-type="string" office:string-value="dec_zpx">
            <text:p>dec_zpx</text:p>
          </table:table-cell>
          <table:table-cell table:formula="of:=&quot;'&quot; &amp; [.H48] &amp; &quot;': 0x&quot; &amp; MID([.D48]; 2; 10) &amp; &quot;,&quot;" office:value-type="string" office:string-value="'dec_zpx': 0xD6,">
            <text:p>'dec_zpx': 0xD6,</text:p>
          </table:table-cell>
          <table:table-cell table:formula="of:=&quot;def op_&quot; &amp; MID(LOWER([.D48]); 2; 10) &amp; &quot;(self): pass # &quot; &amp; [.H48]" office:value-type="string" office:string-value="def op_d6(self): pass # dec_zpx">
            <text:p>def op_d6(self): pass # dec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DEC</text:p>
          </table:table-cell>
          <table:table-cell office:value-type="string">
            <text:p>$4400</text:p>
          </table:table-cell>
          <table:table-cell office:value-type="string">
            <text:p>$C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49] = &quot;Immediate&quot;; &quot;im&quot;; IF([.A49] = &quot;Zero Page&quot;; &quot;zp&quot;; IF([.A49] = &quot;Zero Page,X&quot;; &quot;zpx&quot;; IF([.A49] = &quot;Absolute&quot;; &quot;ab&quot;; IF([.A49] = &quot;Absolute,X&quot;; &quot;abx&quot;; IF([.A49] = &quot;Absolute,Y&quot;; &quot;aby&quot;; IF([.A49] = &quot;Indirect,X&quot;; &quot;inx&quot;; IF([.A49] = &quot;Indirect,Y&quot;; &quot;iny&quot;; &quot;-&quot;))))))))" office:value-type="string" office:string-value="ab">
            <text:p>ab</text:p>
          </table:table-cell>
          <table:table-cell table:formula="of:=LOWER([.B49]) &amp; IF([.G49] = &quot;-&quot;; &quot;&quot;; &quot;_&quot; &amp; [.G49])" office:value-type="string" office:string-value="dec_ab">
            <text:p>dec_ab</text:p>
          </table:table-cell>
          <table:table-cell table:formula="of:=&quot;'&quot; &amp; [.H49] &amp; &quot;': 0x&quot; &amp; MID([.D49]; 2; 10) &amp; &quot;,&quot;" office:value-type="string" office:string-value="'dec_ab': 0xCE,">
            <text:p>'dec_ab': 0xCE,</text:p>
          </table:table-cell>
          <table:table-cell table:formula="of:=&quot;def op_&quot; &amp; MID(LOWER([.D49]); 2; 10) &amp; &quot;(self): pass # &quot; &amp; [.H49]" office:value-type="string" office:string-value="def op_ce(self): pass # dec_ab">
            <text:p>def op_ce(self): pass # dec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DEC</text:p>
          </table:table-cell>
          <table:table-cell office:value-type="string">
            <text:p>$4400,X</text:p>
          </table:table-cell>
          <table:table-cell office:value-type="string">
            <text:p>$D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IF([.A50] = &quot;Immediate&quot;; &quot;im&quot;; IF([.A50] = &quot;Zero Page&quot;; &quot;zp&quot;; IF([.A50] = &quot;Zero Page,X&quot;; &quot;zpx&quot;; IF([.A50] = &quot;Absolute&quot;; &quot;ab&quot;; IF([.A50] = &quot;Absolute,X&quot;; &quot;abx&quot;; IF([.A50] = &quot;Absolute,Y&quot;; &quot;aby&quot;; IF([.A50] = &quot;Indirect,X&quot;; &quot;inx&quot;; IF([.A50] = &quot;Indirect,Y&quot;; &quot;iny&quot;; &quot;-&quot;))))))))" office:value-type="string" office:string-value="abx">
            <text:p>abx</text:p>
          </table:table-cell>
          <table:table-cell table:formula="of:=LOWER([.B50]) &amp; IF([.G50] = &quot;-&quot;; &quot;&quot;; &quot;_&quot; &amp; [.G50])" office:value-type="string" office:string-value="dec_abx">
            <text:p>dec_abx</text:p>
          </table:table-cell>
          <table:table-cell table:formula="of:=&quot;'&quot; &amp; [.H50] &amp; &quot;': 0x&quot; &amp; MID([.D50]; 2; 10) &amp; &quot;,&quot;" office:value-type="string" office:string-value="'dec_abx': 0xDE,">
            <text:p>'dec_abx': 0xDE,</text:p>
          </table:table-cell>
          <table:table-cell table:formula="of:=&quot;def op_&quot; &amp; MID(LOWER([.D50]); 2; 10) &amp; &quot;(self): pass # &quot; &amp; [.H50]" office:value-type="string" office:string-value="def op_de(self): pass # dec_abx">
            <text:p>def op_de(self): pass # dec_abx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EOR</text:p>
          </table:table-cell>
          <table:table-cell office:value-type="string">
            <text:p>#$44</text:p>
          </table:table-cell>
          <table:table-cell office:value-type="string">
            <text:p>$49</text:p>
          </table:table-cell>
          <table:table-cell table:number-columns-repeated="2" office:value-type="float" office:value="2">
            <text:p>2</text:p>
          </table:table-cell>
          <table:table-cell table:formula="of:=IF([.A51] = &quot;Immediate&quot;; &quot;im&quot;; IF([.A51] = &quot;Zero Page&quot;; &quot;zp&quot;; IF([.A51] = &quot;Zero Page,X&quot;; &quot;zpx&quot;; IF([.A51] = &quot;Absolute&quot;; &quot;ab&quot;; IF([.A51] = &quot;Absolute,X&quot;; &quot;abx&quot;; IF([.A51] = &quot;Absolute,Y&quot;; &quot;aby&quot;; IF([.A51] = &quot;Indirect,X&quot;; &quot;inx&quot;; IF([.A51] = &quot;Indirect,Y&quot;; &quot;iny&quot;; &quot;-&quot;))))))))" office:value-type="string" office:string-value="im">
            <text:p>im</text:p>
          </table:table-cell>
          <table:table-cell table:formula="of:=LOWER([.B51]) &amp; IF([.G51] = &quot;-&quot;; &quot;&quot;; &quot;_&quot; &amp; [.G51])" office:value-type="string" office:string-value="eor_im">
            <text:p>eor_im</text:p>
          </table:table-cell>
          <table:table-cell table:formula="of:=&quot;'&quot; &amp; [.H51] &amp; &quot;': 0x&quot; &amp; MID([.D51]; 2; 10) &amp; &quot;,&quot;" office:value-type="string" office:string-value="'eor_im': 0x49,">
            <text:p>'eor_im': 0x49,</text:p>
          </table:table-cell>
          <table:table-cell table:formula="of:=&quot;def op_&quot; &amp; MID(LOWER([.D51]); 2; 10) &amp; &quot;(self): pass # &quot; &amp; [.H51]" office:value-type="string" office:string-value="def op_49(self): pass # eor_im">
            <text:p>def op_49(self): pass # eor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EOR</text:p>
          </table:table-cell>
          <table:table-cell office:value-type="string">
            <text:p>$44</text:p>
          </table:table-cell>
          <table:table-cell office:value-type="string">
            <text:p>$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52] = &quot;Immediate&quot;; &quot;im&quot;; IF([.A52] = &quot;Zero Page&quot;; &quot;zp&quot;; IF([.A52] = &quot;Zero Page,X&quot;; &quot;zpx&quot;; IF([.A52] = &quot;Absolute&quot;; &quot;ab&quot;; IF([.A52] = &quot;Absolute,X&quot;; &quot;abx&quot;; IF([.A52] = &quot;Absolute,Y&quot;; &quot;aby&quot;; IF([.A52] = &quot;Indirect,X&quot;; &quot;inx&quot;; IF([.A52] = &quot;Indirect,Y&quot;; &quot;iny&quot;; &quot;-&quot;))))))))" office:value-type="string" office:string-value="zp">
            <text:p>zp</text:p>
          </table:table-cell>
          <table:table-cell table:formula="of:=LOWER([.B52]) &amp; IF([.G52] = &quot;-&quot;; &quot;&quot;; &quot;_&quot; &amp; [.G52])" office:value-type="string" office:string-value="eor_zp">
            <text:p>eor_zp</text:p>
          </table:table-cell>
          <table:table-cell table:formula="of:=&quot;'&quot; &amp; [.H52] &amp; &quot;': 0x&quot; &amp; MID([.D52]; 2; 10) &amp; &quot;,&quot;" office:value-type="string" office:string-value="'eor_zp': 0x45,">
            <text:p>'eor_zp': 0x45,</text:p>
          </table:table-cell>
          <table:table-cell table:formula="of:=&quot;def op_&quot; &amp; MID(LOWER([.D52]); 2; 10) &amp; &quot;(self): pass # &quot; &amp; [.H52]" office:value-type="string" office:string-value="def op_45(self): pass # eor_zp">
            <text:p>def op_45(self): pass # eor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EOR</text:p>
          </table:table-cell>
          <table:table-cell office:value-type="string">
            <text:p>$44,X</text:p>
          </table:table-cell>
          <table:table-cell office:value-type="string">
            <text:p>$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53] = &quot;Immediate&quot;; &quot;im&quot;; IF([.A53] = &quot;Zero Page&quot;; &quot;zp&quot;; IF([.A53] = &quot;Zero Page,X&quot;; &quot;zpx&quot;; IF([.A53] = &quot;Absolute&quot;; &quot;ab&quot;; IF([.A53] = &quot;Absolute,X&quot;; &quot;abx&quot;; IF([.A53] = &quot;Absolute,Y&quot;; &quot;aby&quot;; IF([.A53] = &quot;Indirect,X&quot;; &quot;inx&quot;; IF([.A53] = &quot;Indirect,Y&quot;; &quot;iny&quot;; &quot;-&quot;))))))))" office:value-type="string" office:string-value="zpx">
            <text:p>zpx</text:p>
          </table:table-cell>
          <table:table-cell table:formula="of:=LOWER([.B53]) &amp; IF([.G53] = &quot;-&quot;; &quot;&quot;; &quot;_&quot; &amp; [.G53])" office:value-type="string" office:string-value="eor_zpx">
            <text:p>eor_zpx</text:p>
          </table:table-cell>
          <table:table-cell table:formula="of:=&quot;'&quot; &amp; [.H53] &amp; &quot;': 0x&quot; &amp; MID([.D53]; 2; 10) &amp; &quot;,&quot;" office:value-type="string" office:string-value="'eor_zpx': 0x55,">
            <text:p>'eor_zpx': 0x55,</text:p>
          </table:table-cell>
          <table:table-cell table:formula="of:=&quot;def op_&quot; &amp; MID(LOWER([.D53]); 2; 10) &amp; &quot;(self): pass # &quot; &amp; [.H53]" office:value-type="string" office:string-value="def op_55(self): pass # eor_zpx">
            <text:p>def op_55(self): pass # eor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EOR</text:p>
          </table:table-cell>
          <table:table-cell office:value-type="string">
            <text:p>$4400</text:p>
          </table:table-cell>
          <table:table-cell office:value-type="string">
            <text:p>$4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54] = &quot;Immediate&quot;; &quot;im&quot;; IF([.A54] = &quot;Zero Page&quot;; &quot;zp&quot;; IF([.A54] = &quot;Zero Page,X&quot;; &quot;zpx&quot;; IF([.A54] = &quot;Absolute&quot;; &quot;ab&quot;; IF([.A54] = &quot;Absolute,X&quot;; &quot;abx&quot;; IF([.A54] = &quot;Absolute,Y&quot;; &quot;aby&quot;; IF([.A54] = &quot;Indirect,X&quot;; &quot;inx&quot;; IF([.A54] = &quot;Indirect,Y&quot;; &quot;iny&quot;; &quot;-&quot;))))))))" office:value-type="string" office:string-value="ab">
            <text:p>ab</text:p>
          </table:table-cell>
          <table:table-cell table:formula="of:=LOWER([.B54]) &amp; IF([.G54] = &quot;-&quot;; &quot;&quot;; &quot;_&quot; &amp; [.G54])" office:value-type="string" office:string-value="eor_ab">
            <text:p>eor_ab</text:p>
          </table:table-cell>
          <table:table-cell table:formula="of:=&quot;'&quot; &amp; [.H54] &amp; &quot;': 0x&quot; &amp; MID([.D54]; 2; 10) &amp; &quot;,&quot;" office:value-type="string" office:string-value="'eor_ab': 0x4D,">
            <text:p>'eor_ab': 0x4D,</text:p>
          </table:table-cell>
          <table:table-cell table:formula="of:=&quot;def op_&quot; &amp; MID(LOWER([.D54]); 2; 10) &amp; &quot;(self): pass # &quot; &amp; [.H54]" office:value-type="string" office:string-value="def op_4d(self): pass # eor_ab">
            <text:p>def op_4d(self): pass # eor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EOR</text:p>
          </table:table-cell>
          <table:table-cell office:value-type="string">
            <text:p>$4400,X</text:p>
          </table:table-cell>
          <table:table-cell office:value-type="string">
            <text:p>$5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55] = &quot;Immediate&quot;; &quot;im&quot;; IF([.A55] = &quot;Zero Page&quot;; &quot;zp&quot;; IF([.A55] = &quot;Zero Page,X&quot;; &quot;zpx&quot;; IF([.A55] = &quot;Absolute&quot;; &quot;ab&quot;; IF([.A55] = &quot;Absolute,X&quot;; &quot;abx&quot;; IF([.A55] = &quot;Absolute,Y&quot;; &quot;aby&quot;; IF([.A55] = &quot;Indirect,X&quot;; &quot;inx&quot;; IF([.A55] = &quot;Indirect,Y&quot;; &quot;iny&quot;; &quot;-&quot;))))))))" office:value-type="string" office:string-value="abx">
            <text:p>abx</text:p>
          </table:table-cell>
          <table:table-cell table:formula="of:=LOWER([.B55]) &amp; IF([.G55] = &quot;-&quot;; &quot;&quot;; &quot;_&quot; &amp; [.G55])" office:value-type="string" office:string-value="eor_abx">
            <text:p>eor_abx</text:p>
          </table:table-cell>
          <table:table-cell table:formula="of:=&quot;'&quot; &amp; [.H55] &amp; &quot;': 0x&quot; &amp; MID([.D55]; 2; 10) &amp; &quot;,&quot;" office:value-type="string" office:string-value="'eor_abx': 0x5D,">
            <text:p>'eor_abx': 0x5D,</text:p>
          </table:table-cell>
          <table:table-cell table:formula="of:=&quot;def op_&quot; &amp; MID(LOWER([.D55]); 2; 10) &amp; &quot;(self): pass # &quot; &amp; [.H55]" office:value-type="string" office:string-value="def op_5d(self): pass # eor_abx">
            <text:p>def op_5d(self): pass # eor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EOR</text:p>
          </table:table-cell>
          <table:table-cell office:value-type="string">
            <text:p>$4400,Y</text:p>
          </table:table-cell>
          <table:table-cell office:value-type="string">
            <text:p>$5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56] = &quot;Immediate&quot;; &quot;im&quot;; IF([.A56] = &quot;Zero Page&quot;; &quot;zp&quot;; IF([.A56] = &quot;Zero Page,X&quot;; &quot;zpx&quot;; IF([.A56] = &quot;Absolute&quot;; &quot;ab&quot;; IF([.A56] = &quot;Absolute,X&quot;; &quot;abx&quot;; IF([.A56] = &quot;Absolute,Y&quot;; &quot;aby&quot;; IF([.A56] = &quot;Indirect,X&quot;; &quot;inx&quot;; IF([.A56] = &quot;Indirect,Y&quot;; &quot;iny&quot;; &quot;-&quot;))))))))" office:value-type="string" office:string-value="aby">
            <text:p>aby</text:p>
          </table:table-cell>
          <table:table-cell table:formula="of:=LOWER([.B56]) &amp; IF([.G56] = &quot;-&quot;; &quot;&quot;; &quot;_&quot; &amp; [.G56])" office:value-type="string" office:string-value="eor_aby">
            <text:p>eor_aby</text:p>
          </table:table-cell>
          <table:table-cell table:formula="of:=&quot;'&quot; &amp; [.H56] &amp; &quot;': 0x&quot; &amp; MID([.D56]; 2; 10) &amp; &quot;,&quot;" office:value-type="string" office:string-value="'eor_aby': 0x59,">
            <text:p>'eor_aby': 0x59,</text:p>
          </table:table-cell>
          <table:table-cell table:formula="of:=&quot;def op_&quot; &amp; MID(LOWER([.D56]); 2; 10) &amp; &quot;(self): pass # &quot; &amp; [.H56]" office:value-type="string" office:string-value="def op_59(self): pass # eor_aby">
            <text:p>def op_59(self): pass # eor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EOR</text:p>
          </table:table-cell>
          <table:table-cell office:value-type="string">
            <text:p>($44,X)</text:p>
          </table:table-cell>
          <table:table-cell office:value-type="string">
            <text:p>$4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57] = &quot;Immediate&quot;; &quot;im&quot;; IF([.A57] = &quot;Zero Page&quot;; &quot;zp&quot;; IF([.A57] = &quot;Zero Page,X&quot;; &quot;zpx&quot;; IF([.A57] = &quot;Absolute&quot;; &quot;ab&quot;; IF([.A57] = &quot;Absolute,X&quot;; &quot;abx&quot;; IF([.A57] = &quot;Absolute,Y&quot;; &quot;aby&quot;; IF([.A57] = &quot;Indirect,X&quot;; &quot;inx&quot;; IF([.A57] = &quot;Indirect,Y&quot;; &quot;iny&quot;; &quot;-&quot;))))))))" office:value-type="string" office:string-value="inx">
            <text:p>inx</text:p>
          </table:table-cell>
          <table:table-cell table:formula="of:=LOWER([.B57]) &amp; IF([.G57] = &quot;-&quot;; &quot;&quot;; &quot;_&quot; &amp; [.G57])" office:value-type="string" office:string-value="eor_inx">
            <text:p>eor_inx</text:p>
          </table:table-cell>
          <table:table-cell table:formula="of:=&quot;'&quot; &amp; [.H57] &amp; &quot;': 0x&quot; &amp; MID([.D57]; 2; 10) &amp; &quot;,&quot;" office:value-type="string" office:string-value="'eor_inx': 0x41,">
            <text:p>'eor_inx': 0x41,</text:p>
          </table:table-cell>
          <table:table-cell table:formula="of:=&quot;def op_&quot; &amp; MID(LOWER([.D57]); 2; 10) &amp; &quot;(self): pass # &quot; &amp; [.H57]" office:value-type="string" office:string-value="def op_41(self): pass # eor_inx">
            <text:p>def op_41(self): pass # eor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EOR</text:p>
          </table:table-cell>
          <table:table-cell office:value-type="string">
            <text:p>($44),Y</text:p>
          </table:table-cell>
          <table:table-cell office:value-type="string">
            <text:p>$5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58] = &quot;Immediate&quot;; &quot;im&quot;; IF([.A58] = &quot;Zero Page&quot;; &quot;zp&quot;; IF([.A58] = &quot;Zero Page,X&quot;; &quot;zpx&quot;; IF([.A58] = &quot;Absolute&quot;; &quot;ab&quot;; IF([.A58] = &quot;Absolute,X&quot;; &quot;abx&quot;; IF([.A58] = &quot;Absolute,Y&quot;; &quot;aby&quot;; IF([.A58] = &quot;Indirect,X&quot;; &quot;inx&quot;; IF([.A58] = &quot;Indirect,Y&quot;; &quot;iny&quot;; &quot;-&quot;))))))))" office:value-type="string" office:string-value="iny">
            <text:p>iny</text:p>
          </table:table-cell>
          <table:table-cell table:formula="of:=LOWER([.B58]) &amp; IF([.G58] = &quot;-&quot;; &quot;&quot;; &quot;_&quot; &amp; [.G58])" office:value-type="string" office:string-value="eor_iny">
            <text:p>eor_iny</text:p>
          </table:table-cell>
          <table:table-cell table:formula="of:=&quot;'&quot; &amp; [.H58] &amp; &quot;': 0x&quot; &amp; MID([.D58]; 2; 10) &amp; &quot;,&quot;" office:value-type="string" office:string-value="'eor_iny': 0x51,">
            <text:p>'eor_iny': 0x51,</text:p>
          </table:table-cell>
          <table:table-cell table:formula="of:=&quot;def op_&quot; &amp; MID(LOWER([.D58]); 2; 10) &amp; &quot;(self): pass # &quot; &amp; [.H58]" office:value-type="string" office:string-value="def op_51(self): pass # eor_iny">
            <text:p>def op_51(self): pass # eor_iny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CLC</text:p>
          </table:table-cell>
          <table:table-cell/>
          <table:table-cell office:value-type="string">
            <text:p>$18</text:p>
          </table:table-cell>
          <table:table-cell table:number-columns-repeated="2"/>
          <table:table-cell table:formula="of:=IF([.A59] = &quot;Immediate&quot;; &quot;im&quot;; IF([.A59] = &quot;Zero Page&quot;; &quot;zp&quot;; IF([.A59] = &quot;Zero Page,X&quot;; &quot;zpx&quot;; IF([.A59] = &quot;Absolute&quot;; &quot;ab&quot;; IF([.A59] = &quot;Absolute,X&quot;; &quot;abx&quot;; IF([.A59] = &quot;Absolute,Y&quot;; &quot;aby&quot;; IF([.A59] = &quot;Indirect,X&quot;; &quot;inx&quot;; IF([.A59] = &quot;Indirect,Y&quot;; &quot;iny&quot;; &quot;-&quot;))))))))" office:value-type="string" office:string-value="-">
            <text:p>-</text:p>
          </table:table-cell>
          <table:table-cell table:formula="of:=LOWER([.B59]) &amp; IF([.G59] = &quot;-&quot;; &quot;&quot;; &quot;_&quot; &amp; [.G59])" office:value-type="string" office:string-value="clc">
            <text:p>clc</text:p>
          </table:table-cell>
          <table:table-cell table:formula="of:=&quot;'&quot; &amp; [.H59] &amp; &quot;': 0x&quot; &amp; MID([.D59]; 2; 10) &amp; &quot;,&quot;" office:value-type="string" office:string-value="'clc': 0x18,">
            <text:p>'clc': 0x18,</text:p>
          </table:table-cell>
          <table:table-cell table:formula="of:=&quot;def op_&quot; &amp; MID(LOWER([.D59]); 2; 10) &amp; &quot;(self): pass # &quot; &amp; [.H59]" office:value-type="string" office:string-value="def op_18(self): pass # clc">
            <text:p>def op_18(self): pass # clc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SEC</text:p>
          </table:table-cell>
          <table:table-cell/>
          <table:table-cell office:value-type="string">
            <text:p>$38</text:p>
          </table:table-cell>
          <table:table-cell table:number-columns-repeated="2"/>
          <table:table-cell table:formula="of:=IF([.A60] = &quot;Immediate&quot;; &quot;im&quot;; IF([.A60] = &quot;Zero Page&quot;; &quot;zp&quot;; IF([.A60] = &quot;Zero Page,X&quot;; &quot;zpx&quot;; IF([.A60] = &quot;Absolute&quot;; &quot;ab&quot;; IF([.A60] = &quot;Absolute,X&quot;; &quot;abx&quot;; IF([.A60] = &quot;Absolute,Y&quot;; &quot;aby&quot;; IF([.A60] = &quot;Indirect,X&quot;; &quot;inx&quot;; IF([.A60] = &quot;Indirect,Y&quot;; &quot;iny&quot;; &quot;-&quot;))))))))" office:value-type="string" office:string-value="-">
            <text:p>-</text:p>
          </table:table-cell>
          <table:table-cell table:formula="of:=LOWER([.B60]) &amp; IF([.G60] = &quot;-&quot;; &quot;&quot;; &quot;_&quot; &amp; [.G60])" office:value-type="string" office:string-value="sec">
            <text:p>sec</text:p>
          </table:table-cell>
          <table:table-cell table:formula="of:=&quot;'&quot; &amp; [.H60] &amp; &quot;': 0x&quot; &amp; MID([.D60]; 2; 10) &amp; &quot;,&quot;" office:value-type="string" office:string-value="'sec': 0x38,">
            <text:p>'sec': 0x38,</text:p>
          </table:table-cell>
          <table:table-cell table:formula="of:=&quot;def op_&quot; &amp; MID(LOWER([.D60]); 2; 10) &amp; &quot;(self): pass # &quot; &amp; [.H60]" office:value-type="string" office:string-value="def op_38(self): pass # sec">
            <text:p>def op_38(self): pass # sec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CLI</text:p>
          </table:table-cell>
          <table:table-cell/>
          <table:table-cell office:value-type="string">
            <text:p>$58</text:p>
          </table:table-cell>
          <table:table-cell table:number-columns-repeated="2"/>
          <table:table-cell table:formula="of:=IF([.A61] = &quot;Immediate&quot;; &quot;im&quot;; IF([.A61] = &quot;Zero Page&quot;; &quot;zp&quot;; IF([.A61] = &quot;Zero Page,X&quot;; &quot;zpx&quot;; IF([.A61] = &quot;Absolute&quot;; &quot;ab&quot;; IF([.A61] = &quot;Absolute,X&quot;; &quot;abx&quot;; IF([.A61] = &quot;Absolute,Y&quot;; &quot;aby&quot;; IF([.A61] = &quot;Indirect,X&quot;; &quot;inx&quot;; IF([.A61] = &quot;Indirect,Y&quot;; &quot;iny&quot;; &quot;-&quot;))))))))" office:value-type="string" office:string-value="-">
            <text:p>-</text:p>
          </table:table-cell>
          <table:table-cell table:formula="of:=LOWER([.B61]) &amp; IF([.G61] = &quot;-&quot;; &quot;&quot;; &quot;_&quot; &amp; [.G61])" office:value-type="string" office:string-value="cli">
            <text:p>cli</text:p>
          </table:table-cell>
          <table:table-cell table:formula="of:=&quot;'&quot; &amp; [.H61] &amp; &quot;': 0x&quot; &amp; MID([.D61]; 2; 10) &amp; &quot;,&quot;" office:value-type="string" office:string-value="'cli': 0x58,">
            <text:p>'cli': 0x58,</text:p>
          </table:table-cell>
          <table:table-cell table:formula="of:=&quot;def op_&quot; &amp; MID(LOWER([.D61]); 2; 10) &amp; &quot;(self): pass # &quot; &amp; [.H61]" office:value-type="string" office:string-value="def op_58(self): pass # cli">
            <text:p>def op_58(self): pass # cli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SEI</text:p>
          </table:table-cell>
          <table:table-cell/>
          <table:table-cell office:value-type="string">
            <text:p>$78</text:p>
          </table:table-cell>
          <table:table-cell table:number-columns-repeated="2"/>
          <table:table-cell table:formula="of:=IF([.A62] = &quot;Immediate&quot;; &quot;im&quot;; IF([.A62] = &quot;Zero Page&quot;; &quot;zp&quot;; IF([.A62] = &quot;Zero Page,X&quot;; &quot;zpx&quot;; IF([.A62] = &quot;Absolute&quot;; &quot;ab&quot;; IF([.A62] = &quot;Absolute,X&quot;; &quot;abx&quot;; IF([.A62] = &quot;Absolute,Y&quot;; &quot;aby&quot;; IF([.A62] = &quot;Indirect,X&quot;; &quot;inx&quot;; IF([.A62] = &quot;Indirect,Y&quot;; &quot;iny&quot;; &quot;-&quot;))))))))" office:value-type="string" office:string-value="-">
            <text:p>-</text:p>
          </table:table-cell>
          <table:table-cell table:formula="of:=LOWER([.B62]) &amp; IF([.G62] = &quot;-&quot;; &quot;&quot;; &quot;_&quot; &amp; [.G62])" office:value-type="string" office:string-value="sei">
            <text:p>sei</text:p>
          </table:table-cell>
          <table:table-cell table:formula="of:=&quot;'&quot; &amp; [.H62] &amp; &quot;': 0x&quot; &amp; MID([.D62]; 2; 10) &amp; &quot;,&quot;" office:value-type="string" office:string-value="'sei': 0x78,">
            <text:p>'sei': 0x78,</text:p>
          </table:table-cell>
          <table:table-cell table:formula="of:=&quot;def op_&quot; &amp; MID(LOWER([.D62]); 2; 10) &amp; &quot;(self): pass # &quot; &amp; [.H62]" office:value-type="string" office:string-value="def op_78(self): pass # sei">
            <text:p>def op_78(self): pass # sei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CLV</text:p>
          </table:table-cell>
          <table:table-cell/>
          <table:table-cell office:value-type="string">
            <text:p>$B8</text:p>
          </table:table-cell>
          <table:table-cell table:number-columns-repeated="2"/>
          <table:table-cell table:formula="of:=IF([.A63] = &quot;Immediate&quot;; &quot;im&quot;; IF([.A63] = &quot;Zero Page&quot;; &quot;zp&quot;; IF([.A63] = &quot;Zero Page,X&quot;; &quot;zpx&quot;; IF([.A63] = &quot;Absolute&quot;; &quot;ab&quot;; IF([.A63] = &quot;Absolute,X&quot;; &quot;abx&quot;; IF([.A63] = &quot;Absolute,Y&quot;; &quot;aby&quot;; IF([.A63] = &quot;Indirect,X&quot;; &quot;inx&quot;; IF([.A63] = &quot;Indirect,Y&quot;; &quot;iny&quot;; &quot;-&quot;))))))))" office:value-type="string" office:string-value="-">
            <text:p>-</text:p>
          </table:table-cell>
          <table:table-cell table:formula="of:=LOWER([.B63]) &amp; IF([.G63] = &quot;-&quot;; &quot;&quot;; &quot;_&quot; &amp; [.G63])" office:value-type="string" office:string-value="clv">
            <text:p>clv</text:p>
          </table:table-cell>
          <table:table-cell table:formula="of:=&quot;'&quot; &amp; [.H63] &amp; &quot;': 0x&quot; &amp; MID([.D63]; 2; 10) &amp; &quot;,&quot;" office:value-type="string" office:string-value="'clv': 0xB8,">
            <text:p>'clv': 0xB8,</text:p>
          </table:table-cell>
          <table:table-cell table:formula="of:=&quot;def op_&quot; &amp; MID(LOWER([.D63]); 2; 10) &amp; &quot;(self): pass # &quot; &amp; [.H63]" office:value-type="string" office:string-value="def op_b8(self): pass # clv">
            <text:p>def op_b8(self): pass # clv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CLD</text:p>
          </table:table-cell>
          <table:table-cell/>
          <table:table-cell office:value-type="string">
            <text:p>$D8</text:p>
          </table:table-cell>
          <table:table-cell table:number-columns-repeated="2"/>
          <table:table-cell table:formula="of:=IF([.A64] = &quot;Immediate&quot;; &quot;im&quot;; IF([.A64] = &quot;Zero Page&quot;; &quot;zp&quot;; IF([.A64] = &quot;Zero Page,X&quot;; &quot;zpx&quot;; IF([.A64] = &quot;Absolute&quot;; &quot;ab&quot;; IF([.A64] = &quot;Absolute,X&quot;; &quot;abx&quot;; IF([.A64] = &quot;Absolute,Y&quot;; &quot;aby&quot;; IF([.A64] = &quot;Indirect,X&quot;; &quot;inx&quot;; IF([.A64] = &quot;Indirect,Y&quot;; &quot;iny&quot;; &quot;-&quot;))))))))" office:value-type="string" office:string-value="-">
            <text:p>-</text:p>
          </table:table-cell>
          <table:table-cell table:formula="of:=LOWER([.B64]) &amp; IF([.G64] = &quot;-&quot;; &quot;&quot;; &quot;_&quot; &amp; [.G64])" office:value-type="string" office:string-value="cld">
            <text:p>cld</text:p>
          </table:table-cell>
          <table:table-cell table:formula="of:=&quot;'&quot; &amp; [.H64] &amp; &quot;': 0x&quot; &amp; MID([.D64]; 2; 10) &amp; &quot;,&quot;" office:value-type="string" office:string-value="'cld': 0xD8,">
            <text:p>'cld': 0xD8,</text:p>
          </table:table-cell>
          <table:table-cell table:formula="of:=&quot;def op_&quot; &amp; MID(LOWER([.D64]); 2; 10) &amp; &quot;(self): pass # &quot; &amp; [.H64]" office:value-type="string" office:string-value="def op_d8(self): pass # cld">
            <text:p>def op_d8(self): pass # cld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SED</text:p>
          </table:table-cell>
          <table:table-cell/>
          <table:table-cell office:value-type="string">
            <text:p>$F8</text:p>
          </table:table-cell>
          <table:table-cell table:number-columns-repeated="2"/>
          <table:table-cell table:formula="of:=IF([.A65] = &quot;Immediate&quot;; &quot;im&quot;; IF([.A65] = &quot;Zero Page&quot;; &quot;zp&quot;; IF([.A65] = &quot;Zero Page,X&quot;; &quot;zpx&quot;; IF([.A65] = &quot;Absolute&quot;; &quot;ab&quot;; IF([.A65] = &quot;Absolute,X&quot;; &quot;abx&quot;; IF([.A65] = &quot;Absolute,Y&quot;; &quot;aby&quot;; IF([.A65] = &quot;Indirect,X&quot;; &quot;inx&quot;; IF([.A65] = &quot;Indirect,Y&quot;; &quot;iny&quot;; &quot;-&quot;))))))))" office:value-type="string" office:string-value="-">
            <text:p>-</text:p>
          </table:table-cell>
          <table:table-cell table:formula="of:=LOWER([.B65]) &amp; IF([.G65] = &quot;-&quot;; &quot;&quot;; &quot;_&quot; &amp; [.G65])" office:value-type="string" office:string-value="sed">
            <text:p>sed</text:p>
          </table:table-cell>
          <table:table-cell table:formula="of:=&quot;'&quot; &amp; [.H65] &amp; &quot;': 0x&quot; &amp; MID([.D65]; 2; 10) &amp; &quot;,&quot;" office:value-type="string" office:string-value="'sed': 0xF8,">
            <text:p>'sed': 0xF8,</text:p>
          </table:table-cell>
          <table:table-cell table:formula="of:=&quot;def op_&quot; &amp; MID(LOWER([.D65]); 2; 10) &amp; &quot;(self): pass # &quot; &amp; [.H65]" office:value-type="string" office:string-value="def op_f8(self): pass # sed">
            <text:p>def op_f8(self): pass # sed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INC</text:p>
          </table:table-cell>
          <table:table-cell office:value-type="string">
            <text:p>$44</text:p>
          </table:table-cell>
          <table:table-cell office:value-type="string">
            <text:p>$E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[.A66] = &quot;Immediate&quot;; &quot;im&quot;; IF([.A66] = &quot;Zero Page&quot;; &quot;zp&quot;; IF([.A66] = &quot;Zero Page,X&quot;; &quot;zpx&quot;; IF([.A66] = &quot;Absolute&quot;; &quot;ab&quot;; IF([.A66] = &quot;Absolute,X&quot;; &quot;abx&quot;; IF([.A66] = &quot;Absolute,Y&quot;; &quot;aby&quot;; IF([.A66] = &quot;Indirect,X&quot;; &quot;inx&quot;; IF([.A66] = &quot;Indirect,Y&quot;; &quot;iny&quot;; &quot;-&quot;))))))))" office:value-type="string" office:string-value="zp">
            <text:p>zp</text:p>
          </table:table-cell>
          <table:table-cell table:formula="of:=LOWER([.B66]) &amp; IF([.G66] = &quot;-&quot;; &quot;&quot;; &quot;_&quot; &amp; [.G66])" office:value-type="string" office:string-value="inc_zp">
            <text:p>inc_zp</text:p>
          </table:table-cell>
          <table:table-cell table:formula="of:=&quot;'&quot; &amp; [.H66] &amp; &quot;': 0x&quot; &amp; MID([.D66]; 2; 10) &amp; &quot;,&quot;" office:value-type="string" office:string-value="'inc_zp': 0xE6,">
            <text:p>'inc_zp': 0xE6,</text:p>
          </table:table-cell>
          <table:table-cell table:formula="of:=&quot;def op_&quot; &amp; MID(LOWER([.D66]); 2; 10) &amp; &quot;(self): pass # &quot; &amp; [.H66]" office:value-type="string" office:string-value="def op_e6(self): pass # inc_zp">
            <text:p>def op_e6(self): pass # inc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INC</text:p>
          </table:table-cell>
          <table:table-cell office:value-type="string">
            <text:p>$44,X</text:p>
          </table:table-cell>
          <table:table-cell office:value-type="string">
            <text:p>$F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67] = &quot;Immediate&quot;; &quot;im&quot;; IF([.A67] = &quot;Zero Page&quot;; &quot;zp&quot;; IF([.A67] = &quot;Zero Page,X&quot;; &quot;zpx&quot;; IF([.A67] = &quot;Absolute&quot;; &quot;ab&quot;; IF([.A67] = &quot;Absolute,X&quot;; &quot;abx&quot;; IF([.A67] = &quot;Absolute,Y&quot;; &quot;aby&quot;; IF([.A67] = &quot;Indirect,X&quot;; &quot;inx&quot;; IF([.A67] = &quot;Indirect,Y&quot;; &quot;iny&quot;; &quot;-&quot;))))))))" office:value-type="string" office:string-value="zpx">
            <text:p>zpx</text:p>
          </table:table-cell>
          <table:table-cell table:formula="of:=LOWER([.B67]) &amp; IF([.G67] = &quot;-&quot;; &quot;&quot;; &quot;_&quot; &amp; [.G67])" office:value-type="string" office:string-value="inc_zpx">
            <text:p>inc_zpx</text:p>
          </table:table-cell>
          <table:table-cell table:formula="of:=&quot;'&quot; &amp; [.H67] &amp; &quot;': 0x&quot; &amp; MID([.D67]; 2; 10) &amp; &quot;,&quot;" office:value-type="string" office:string-value="'inc_zpx': 0xF6,">
            <text:p>'inc_zpx': 0xF6,</text:p>
          </table:table-cell>
          <table:table-cell table:formula="of:=&quot;def op_&quot; &amp; MID(LOWER([.D67]); 2; 10) &amp; &quot;(self): pass # &quot; &amp; [.H67]" office:value-type="string" office:string-value="def op_f6(self): pass # inc_zpx">
            <text:p>def op_f6(self): pass # inc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INC</text:p>
          </table:table-cell>
          <table:table-cell office:value-type="string">
            <text:p>$4400</text:p>
          </table:table-cell>
          <table:table-cell office:value-type="string">
            <text:p>$E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68] = &quot;Immediate&quot;; &quot;im&quot;; IF([.A68] = &quot;Zero Page&quot;; &quot;zp&quot;; IF([.A68] = &quot;Zero Page,X&quot;; &quot;zpx&quot;; IF([.A68] = &quot;Absolute&quot;; &quot;ab&quot;; IF([.A68] = &quot;Absolute,X&quot;; &quot;abx&quot;; IF([.A68] = &quot;Absolute,Y&quot;; &quot;aby&quot;; IF([.A68] = &quot;Indirect,X&quot;; &quot;inx&quot;; IF([.A68] = &quot;Indirect,Y&quot;; &quot;iny&quot;; &quot;-&quot;))))))))" office:value-type="string" office:string-value="ab">
            <text:p>ab</text:p>
          </table:table-cell>
          <table:table-cell table:formula="of:=LOWER([.B68]) &amp; IF([.G68] = &quot;-&quot;; &quot;&quot;; &quot;_&quot; &amp; [.G68])" office:value-type="string" office:string-value="inc_ab">
            <text:p>inc_ab</text:p>
          </table:table-cell>
          <table:table-cell table:formula="of:=&quot;'&quot; &amp; [.H68] &amp; &quot;': 0x&quot; &amp; MID([.D68]; 2; 10) &amp; &quot;,&quot;" office:value-type="string" office:string-value="'inc_ab': 0xEE,">
            <text:p>'inc_ab': 0xEE,</text:p>
          </table:table-cell>
          <table:table-cell table:formula="of:=&quot;def op_&quot; &amp; MID(LOWER([.D68]); 2; 10) &amp; &quot;(self): pass # &quot; &amp; [.H68]" office:value-type="string" office:string-value="def op_ee(self): pass # inc_ab">
            <text:p>def op_ee(self): pass # inc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INC</text:p>
          </table:table-cell>
          <table:table-cell office:value-type="string">
            <text:p>$4400,X</text:p>
          </table:table-cell>
          <table:table-cell office:value-type="string">
            <text:p>$F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IF([.A69] = &quot;Immediate&quot;; &quot;im&quot;; IF([.A69] = &quot;Zero Page&quot;; &quot;zp&quot;; IF([.A69] = &quot;Zero Page,X&quot;; &quot;zpx&quot;; IF([.A69] = &quot;Absolute&quot;; &quot;ab&quot;; IF([.A69] = &quot;Absolute,X&quot;; &quot;abx&quot;; IF([.A69] = &quot;Absolute,Y&quot;; &quot;aby&quot;; IF([.A69] = &quot;Indirect,X&quot;; &quot;inx&quot;; IF([.A69] = &quot;Indirect,Y&quot;; &quot;iny&quot;; &quot;-&quot;))))))))" office:value-type="string" office:string-value="abx">
            <text:p>abx</text:p>
          </table:table-cell>
          <table:table-cell table:formula="of:=LOWER([.B69]) &amp; IF([.G69] = &quot;-&quot;; &quot;&quot;; &quot;_&quot; &amp; [.G69])" office:value-type="string" office:string-value="inc_abx">
            <text:p>inc_abx</text:p>
          </table:table-cell>
          <table:table-cell table:formula="of:=&quot;'&quot; &amp; [.H69] &amp; &quot;': 0x&quot; &amp; MID([.D69]; 2; 10) &amp; &quot;,&quot;" office:value-type="string" office:string-value="'inc_abx': 0xFE,">
            <text:p>'inc_abx': 0xFE,</text:p>
          </table:table-cell>
          <table:table-cell table:formula="of:=&quot;def op_&quot; &amp; MID(LOWER([.D69]); 2; 10) &amp; &quot;(self): pass # &quot; &amp; [.H69]" office:value-type="string" office:string-value="def op_fe(self): pass # inc_abx">
            <text:p>def op_fe(self): pass # inc_ab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JMP</text:p>
          </table:table-cell>
          <table:table-cell office:value-type="string">
            <text:p>$5597</text:p>
          </table:table-cell>
          <table:table-cell office:value-type="string">
            <text:p>$4C</text:p>
          </table:table-cell>
          <table:table-cell table:number-columns-repeated="2" office:value-type="float" office:value="3">
            <text:p>3</text:p>
          </table:table-cell>
          <table:table-cell table:formula="of:=IF([.A70] = &quot;Immediate&quot;; &quot;im&quot;; IF([.A70] = &quot;Zero Page&quot;; &quot;zp&quot;; IF([.A70] = &quot;Zero Page,X&quot;; &quot;zpx&quot;; IF([.A70] = &quot;Absolute&quot;; &quot;ab&quot;; IF([.A70] = &quot;Absolute,X&quot;; &quot;abx&quot;; IF([.A70] = &quot;Absolute,Y&quot;; &quot;aby&quot;; IF([.A70] = &quot;Indirect,X&quot;; &quot;inx&quot;; IF([.A70] = &quot;Indirect,Y&quot;; &quot;iny&quot;; &quot;-&quot;))))))))" office:value-type="string" office:string-value="ab">
            <text:p>ab</text:p>
          </table:table-cell>
          <table:table-cell table:formula="of:=LOWER([.B70]) &amp; IF([.G70] = &quot;-&quot;; &quot;&quot;; &quot;_&quot; &amp; [.G70])" office:value-type="string" office:string-value="jmp_ab">
            <text:p>jmp_ab</text:p>
          </table:table-cell>
          <table:table-cell table:formula="of:=&quot;'&quot; &amp; [.H70] &amp; &quot;': 0x&quot; &amp; MID([.D70]; 2; 10) &amp; &quot;,&quot;" office:value-type="string" office:string-value="'jmp_ab': 0x4C,">
            <text:p>'jmp_ab': 0x4C,</text:p>
          </table:table-cell>
          <table:table-cell table:formula="of:=&quot;def op_&quot; &amp; MID(LOWER([.D70]); 2; 10) &amp; &quot;(self): pass # &quot; &amp; [.H70]" office:value-type="string" office:string-value="def op_4c(self): pass # jmp_ab">
            <text:p>def op_4c(self): pass # jmp_ab</text:p>
          </table:table-cell>
        </table:table-row>
        <table:table-row table:style-name="ro1">
          <table:table-cell office:value-type="string">
            <text:p>Indirect</text:p>
          </table:table-cell>
          <table:table-cell office:value-type="string">
            <text:p>JMP</text:p>
          </table:table-cell>
          <table:table-cell office:value-type="string">
            <text:p>($5597)</text:p>
          </table:table-cell>
          <table:table-cell office:value-type="string">
            <text:p>$6C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[.A71] = &quot;Immediate&quot;; &quot;im&quot;; IF([.A71] = &quot;Zero Page&quot;; &quot;zp&quot;; IF([.A71] = &quot;Zero Page,X&quot;; &quot;zpx&quot;; IF([.A71] = &quot;Absolute&quot;; &quot;ab&quot;; IF([.A71] = &quot;Absolute,X&quot;; &quot;abx&quot;; IF([.A71] = &quot;Absolute,Y&quot;; &quot;aby&quot;; IF([.A71] = &quot;Indirect,X&quot;; &quot;inx&quot;; IF([.A71] = &quot;Indirect,Y&quot;; &quot;iny&quot;; &quot;-&quot;))))))))" office:value-type="string" office:string-value="-">
            <text:p>-</text:p>
          </table:table-cell>
          <table:table-cell table:formula="of:=LOWER([.B71]) &amp; IF([.G71] = &quot;-&quot;; &quot;&quot;; &quot;_&quot; &amp; [.G71])" office:value-type="string" office:string-value="jmp">
            <text:p>jmp</text:p>
          </table:table-cell>
          <table:table-cell table:formula="of:=&quot;'&quot; &amp; [.H71] &amp; &quot;': 0x&quot; &amp; MID([.D71]; 2; 10) &amp; &quot;,&quot;" office:value-type="string" office:string-value="'jmp': 0x6C,">
            <text:p>'jmp': 0x6C,</text:p>
          </table:table-cell>
          <table:table-cell table:formula="of:=&quot;def op_&quot; &amp; MID(LOWER([.D71]); 2; 10) &amp; &quot;(self): pass # &quot; &amp; [.H71]" office:value-type="string" office:string-value="def op_6c(self): pass # jmp">
            <text:p>def op_6c(self): pass # jmp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JSR</text:p>
          </table:table-cell>
          <table:table-cell office:value-type="string">
            <text:p>$5597</text:p>
          </table:table-cell>
          <table:table-cell office:value-type="string">
            <text:p>$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72] = &quot;Immediate&quot;; &quot;im&quot;; IF([.A72] = &quot;Zero Page&quot;; &quot;zp&quot;; IF([.A72] = &quot;Zero Page,X&quot;; &quot;zpx&quot;; IF([.A72] = &quot;Absolute&quot;; &quot;ab&quot;; IF([.A72] = &quot;Absolute,X&quot;; &quot;abx&quot;; IF([.A72] = &quot;Absolute,Y&quot;; &quot;aby&quot;; IF([.A72] = &quot;Indirect,X&quot;; &quot;inx&quot;; IF([.A72] = &quot;Indirect,Y&quot;; &quot;iny&quot;; &quot;-&quot;))))))))" office:value-type="string" office:string-value="ab">
            <text:p>ab</text:p>
          </table:table-cell>
          <table:table-cell table:formula="of:=LOWER([.B72]) &amp; IF([.G72] = &quot;-&quot;; &quot;&quot;; &quot;_&quot; &amp; [.G72])" office:value-type="string" office:string-value="jsr_ab">
            <text:p>jsr_ab</text:p>
          </table:table-cell>
          <table:table-cell table:formula="of:=&quot;'&quot; &amp; [.H72] &amp; &quot;': 0x&quot; &amp; MID([.D72]; 2; 10) &amp; &quot;,&quot;" office:value-type="string" office:string-value="'jsr_ab': 0x20,">
            <text:p>'jsr_ab': 0x20,</text:p>
          </table:table-cell>
          <table:table-cell table:formula="of:=&quot;def op_&quot; &amp; MID(LOWER([.D72]); 2; 10) &amp; &quot;(self): pass # &quot; &amp; [.H72]" office:value-type="string" office:string-value="def op_20(self): pass # jsr_ab">
            <text:p>def op_20(self): pass # jsr_ab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LDA</text:p>
          </table:table-cell>
          <table:table-cell office:value-type="string">
            <text:p>#$44</text:p>
          </table:table-cell>
          <table:table-cell office:value-type="string">
            <text:p>$A9</text:p>
          </table:table-cell>
          <table:table-cell table:number-columns-repeated="2" office:value-type="float" office:value="2">
            <text:p>2</text:p>
          </table:table-cell>
          <table:table-cell table:formula="of:=IF([.A73] = &quot;Immediate&quot;; &quot;im&quot;; IF([.A73] = &quot;Zero Page&quot;; &quot;zp&quot;; IF([.A73] = &quot;Zero Page,X&quot;; &quot;zpx&quot;; IF([.A73] = &quot;Absolute&quot;; &quot;ab&quot;; IF([.A73] = &quot;Absolute,X&quot;; &quot;abx&quot;; IF([.A73] = &quot;Absolute,Y&quot;; &quot;aby&quot;; IF([.A73] = &quot;Indirect,X&quot;; &quot;inx&quot;; IF([.A73] = &quot;Indirect,Y&quot;; &quot;iny&quot;; &quot;-&quot;))))))))" office:value-type="string" office:string-value="im">
            <text:p>im</text:p>
          </table:table-cell>
          <table:table-cell table:formula="of:=LOWER([.B73]) &amp; IF([.G73] = &quot;-&quot;; &quot;&quot;; &quot;_&quot; &amp; [.G73])" office:value-type="string" office:string-value="lda_im">
            <text:p>lda_im</text:p>
          </table:table-cell>
          <table:table-cell table:formula="of:=&quot;'&quot; &amp; [.H73] &amp; &quot;': 0x&quot; &amp; MID([.D73]; 2; 10) &amp; &quot;,&quot;" office:value-type="string" office:string-value="'lda_im': 0xA9,">
            <text:p>'lda_im': 0xA9,</text:p>
          </table:table-cell>
          <table:table-cell table:formula="of:=&quot;def op_&quot; &amp; MID(LOWER([.D73]); 2; 10) &amp; &quot;(self): pass # &quot; &amp; [.H73]" office:value-type="string" office:string-value="def op_a9(self): pass # lda_im">
            <text:p>def op_a9(self): pass # lda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LDA</text:p>
          </table:table-cell>
          <table:table-cell office:value-type="string">
            <text:p>$44</text:p>
          </table:table-cell>
          <table:table-cell office:value-type="string">
            <text:p>$A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74] = &quot;Immediate&quot;; &quot;im&quot;; IF([.A74] = &quot;Zero Page&quot;; &quot;zp&quot;; IF([.A74] = &quot;Zero Page,X&quot;; &quot;zpx&quot;; IF([.A74] = &quot;Absolute&quot;; &quot;ab&quot;; IF([.A74] = &quot;Absolute,X&quot;; &quot;abx&quot;; IF([.A74] = &quot;Absolute,Y&quot;; &quot;aby&quot;; IF([.A74] = &quot;Indirect,X&quot;; &quot;inx&quot;; IF([.A74] = &quot;Indirect,Y&quot;; &quot;iny&quot;; &quot;-&quot;))))))))" office:value-type="string" office:string-value="zp">
            <text:p>zp</text:p>
          </table:table-cell>
          <table:table-cell table:formula="of:=LOWER([.B74]) &amp; IF([.G74] = &quot;-&quot;; &quot;&quot;; &quot;_&quot; &amp; [.G74])" office:value-type="string" office:string-value="lda_zp">
            <text:p>lda_zp</text:p>
          </table:table-cell>
          <table:table-cell table:formula="of:=&quot;'&quot; &amp; [.H74] &amp; &quot;': 0x&quot; &amp; MID([.D74]; 2; 10) &amp; &quot;,&quot;" office:value-type="string" office:string-value="'lda_zp': 0xA5,">
            <text:p>'lda_zp': 0xA5,</text:p>
          </table:table-cell>
          <table:table-cell table:formula="of:=&quot;def op_&quot; &amp; MID(LOWER([.D74]); 2; 10) &amp; &quot;(self): pass # &quot; &amp; [.H74]" office:value-type="string" office:string-value="def op_a5(self): pass # lda_zp">
            <text:p>def op_a5(self): pass # lda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LDA</text:p>
          </table:table-cell>
          <table:table-cell office:value-type="string">
            <text:p>$44,X</text:p>
          </table:table-cell>
          <table:table-cell office:value-type="string">
            <text:p>$B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75] = &quot;Immediate&quot;; &quot;im&quot;; IF([.A75] = &quot;Zero Page&quot;; &quot;zp&quot;; IF([.A75] = &quot;Zero Page,X&quot;; &quot;zpx&quot;; IF([.A75] = &quot;Absolute&quot;; &quot;ab&quot;; IF([.A75] = &quot;Absolute,X&quot;; &quot;abx&quot;; IF([.A75] = &quot;Absolute,Y&quot;; &quot;aby&quot;; IF([.A75] = &quot;Indirect,X&quot;; &quot;inx&quot;; IF([.A75] = &quot;Indirect,Y&quot;; &quot;iny&quot;; &quot;-&quot;))))))))" office:value-type="string" office:string-value="zpx">
            <text:p>zpx</text:p>
          </table:table-cell>
          <table:table-cell table:formula="of:=LOWER([.B75]) &amp; IF([.G75] = &quot;-&quot;; &quot;&quot;; &quot;_&quot; &amp; [.G75])" office:value-type="string" office:string-value="lda_zpx">
            <text:p>lda_zpx</text:p>
          </table:table-cell>
          <table:table-cell table:formula="of:=&quot;'&quot; &amp; [.H75] &amp; &quot;': 0x&quot; &amp; MID([.D75]; 2; 10) &amp; &quot;,&quot;" office:value-type="string" office:string-value="'lda_zpx': 0xB5,">
            <text:p>'lda_zpx': 0xB5,</text:p>
          </table:table-cell>
          <table:table-cell table:formula="of:=&quot;def op_&quot; &amp; MID(LOWER([.D75]); 2; 10) &amp; &quot;(self): pass # &quot; &amp; [.H75]" office:value-type="string" office:string-value="def op_b5(self): pass # lda_zpx">
            <text:p>def op_b5(self): pass # lda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LDA</text:p>
          </table:table-cell>
          <table:table-cell office:value-type="string">
            <text:p>$4400</text:p>
          </table:table-cell>
          <table:table-cell office:value-type="string">
            <text:p>$A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76] = &quot;Immediate&quot;; &quot;im&quot;; IF([.A76] = &quot;Zero Page&quot;; &quot;zp&quot;; IF([.A76] = &quot;Zero Page,X&quot;; &quot;zpx&quot;; IF([.A76] = &quot;Absolute&quot;; &quot;ab&quot;; IF([.A76] = &quot;Absolute,X&quot;; &quot;abx&quot;; IF([.A76] = &quot;Absolute,Y&quot;; &quot;aby&quot;; IF([.A76] = &quot;Indirect,X&quot;; &quot;inx&quot;; IF([.A76] = &quot;Indirect,Y&quot;; &quot;iny&quot;; &quot;-&quot;))))))))" office:value-type="string" office:string-value="ab">
            <text:p>ab</text:p>
          </table:table-cell>
          <table:table-cell table:formula="of:=LOWER([.B76]) &amp; IF([.G76] = &quot;-&quot;; &quot;&quot;; &quot;_&quot; &amp; [.G76])" office:value-type="string" office:string-value="lda_ab">
            <text:p>lda_ab</text:p>
          </table:table-cell>
          <table:table-cell table:formula="of:=&quot;'&quot; &amp; [.H76] &amp; &quot;': 0x&quot; &amp; MID([.D76]; 2; 10) &amp; &quot;,&quot;" office:value-type="string" office:string-value="'lda_ab': 0xAD,">
            <text:p>'lda_ab': 0xAD,</text:p>
          </table:table-cell>
          <table:table-cell table:formula="of:=&quot;def op_&quot; &amp; MID(LOWER([.D76]); 2; 10) &amp; &quot;(self): pass # &quot; &amp; [.H76]" office:value-type="string" office:string-value="def op_ad(self): pass # lda_ab">
            <text:p>def op_ad(self): pass # lda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LDA</text:p>
          </table:table-cell>
          <table:table-cell office:value-type="string">
            <text:p>$4400,X</text:p>
          </table:table-cell>
          <table:table-cell office:value-type="string">
            <text:p>$B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77] = &quot;Immediate&quot;; &quot;im&quot;; IF([.A77] = &quot;Zero Page&quot;; &quot;zp&quot;; IF([.A77] = &quot;Zero Page,X&quot;; &quot;zpx&quot;; IF([.A77] = &quot;Absolute&quot;; &quot;ab&quot;; IF([.A77] = &quot;Absolute,X&quot;; &quot;abx&quot;; IF([.A77] = &quot;Absolute,Y&quot;; &quot;aby&quot;; IF([.A77] = &quot;Indirect,X&quot;; &quot;inx&quot;; IF([.A77] = &quot;Indirect,Y&quot;; &quot;iny&quot;; &quot;-&quot;))))))))" office:value-type="string" office:string-value="abx">
            <text:p>abx</text:p>
          </table:table-cell>
          <table:table-cell table:formula="of:=LOWER([.B77]) &amp; IF([.G77] = &quot;-&quot;; &quot;&quot;; &quot;_&quot; &amp; [.G77])" office:value-type="string" office:string-value="lda_abx">
            <text:p>lda_abx</text:p>
          </table:table-cell>
          <table:table-cell table:formula="of:=&quot;'&quot; &amp; [.H77] &amp; &quot;': 0x&quot; &amp; MID([.D77]; 2; 10) &amp; &quot;,&quot;" office:value-type="string" office:string-value="'lda_abx': 0xBD,">
            <text:p>'lda_abx': 0xBD,</text:p>
          </table:table-cell>
          <table:table-cell table:formula="of:=&quot;def op_&quot; &amp; MID(LOWER([.D77]); 2; 10) &amp; &quot;(self): pass # &quot; &amp; [.H77]" office:value-type="string" office:string-value="def op_bd(self): pass # lda_abx">
            <text:p>def op_bd(self): pass # lda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LDA</text:p>
          </table:table-cell>
          <table:table-cell office:value-type="string">
            <text:p>$4400,Y</text:p>
          </table:table-cell>
          <table:table-cell office:value-type="string">
            <text:p>$B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78] = &quot;Immediate&quot;; &quot;im&quot;; IF([.A78] = &quot;Zero Page&quot;; &quot;zp&quot;; IF([.A78] = &quot;Zero Page,X&quot;; &quot;zpx&quot;; IF([.A78] = &quot;Absolute&quot;; &quot;ab&quot;; IF([.A78] = &quot;Absolute,X&quot;; &quot;abx&quot;; IF([.A78] = &quot;Absolute,Y&quot;; &quot;aby&quot;; IF([.A78] = &quot;Indirect,X&quot;; &quot;inx&quot;; IF([.A78] = &quot;Indirect,Y&quot;; &quot;iny&quot;; &quot;-&quot;))))))))" office:value-type="string" office:string-value="aby">
            <text:p>aby</text:p>
          </table:table-cell>
          <table:table-cell table:formula="of:=LOWER([.B78]) &amp; IF([.G78] = &quot;-&quot;; &quot;&quot;; &quot;_&quot; &amp; [.G78])" office:value-type="string" office:string-value="lda_aby">
            <text:p>lda_aby</text:p>
          </table:table-cell>
          <table:table-cell table:formula="of:=&quot;'&quot; &amp; [.H78] &amp; &quot;': 0x&quot; &amp; MID([.D78]; 2; 10) &amp; &quot;,&quot;" office:value-type="string" office:string-value="'lda_aby': 0xB9,">
            <text:p>'lda_aby': 0xB9,</text:p>
          </table:table-cell>
          <table:table-cell table:formula="of:=&quot;def op_&quot; &amp; MID(LOWER([.D78]); 2; 10) &amp; &quot;(self): pass # &quot; &amp; [.H78]" office:value-type="string" office:string-value="def op_b9(self): pass # lda_aby">
            <text:p>def op_b9(self): pass # lda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LDA</text:p>
          </table:table-cell>
          <table:table-cell office:value-type="string">
            <text:p>($44,X)</text:p>
          </table:table-cell>
          <table:table-cell office:value-type="string">
            <text:p>$A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79] = &quot;Immediate&quot;; &quot;im&quot;; IF([.A79] = &quot;Zero Page&quot;; &quot;zp&quot;; IF([.A79] = &quot;Zero Page,X&quot;; &quot;zpx&quot;; IF([.A79] = &quot;Absolute&quot;; &quot;ab&quot;; IF([.A79] = &quot;Absolute,X&quot;; &quot;abx&quot;; IF([.A79] = &quot;Absolute,Y&quot;; &quot;aby&quot;; IF([.A79] = &quot;Indirect,X&quot;; &quot;inx&quot;; IF([.A79] = &quot;Indirect,Y&quot;; &quot;iny&quot;; &quot;-&quot;))))))))" office:value-type="string" office:string-value="inx">
            <text:p>inx</text:p>
          </table:table-cell>
          <table:table-cell table:formula="of:=LOWER([.B79]) &amp; IF([.G79] = &quot;-&quot;; &quot;&quot;; &quot;_&quot; &amp; [.G79])" office:value-type="string" office:string-value="lda_inx">
            <text:p>lda_inx</text:p>
          </table:table-cell>
          <table:table-cell table:formula="of:=&quot;'&quot; &amp; [.H79] &amp; &quot;': 0x&quot; &amp; MID([.D79]; 2; 10) &amp; &quot;,&quot;" office:value-type="string" office:string-value="'lda_inx': 0xA1,">
            <text:p>'lda_inx': 0xA1,</text:p>
          </table:table-cell>
          <table:table-cell table:formula="of:=&quot;def op_&quot; &amp; MID(LOWER([.D79]); 2; 10) &amp; &quot;(self): pass # &quot; &amp; [.H79]" office:value-type="string" office:string-value="def op_a1(self): pass # lda_inx">
            <text:p>def op_a1(self): pass # lda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LDA</text:p>
          </table:table-cell>
          <table:table-cell office:value-type="string">
            <text:p>($44),Y</text:p>
          </table:table-cell>
          <table:table-cell office:value-type="string">
            <text:p>$B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80] = &quot;Immediate&quot;; &quot;im&quot;; IF([.A80] = &quot;Zero Page&quot;; &quot;zp&quot;; IF([.A80] = &quot;Zero Page,X&quot;; &quot;zpx&quot;; IF([.A80] = &quot;Absolute&quot;; &quot;ab&quot;; IF([.A80] = &quot;Absolute,X&quot;; &quot;abx&quot;; IF([.A80] = &quot;Absolute,Y&quot;; &quot;aby&quot;; IF([.A80] = &quot;Indirect,X&quot;; &quot;inx&quot;; IF([.A80] = &quot;Indirect,Y&quot;; &quot;iny&quot;; &quot;-&quot;))))))))" office:value-type="string" office:string-value="iny">
            <text:p>iny</text:p>
          </table:table-cell>
          <table:table-cell table:formula="of:=LOWER([.B80]) &amp; IF([.G80] = &quot;-&quot;; &quot;&quot;; &quot;_&quot; &amp; [.G80])" office:value-type="string" office:string-value="lda_iny">
            <text:p>lda_iny</text:p>
          </table:table-cell>
          <table:table-cell table:formula="of:=&quot;'&quot; &amp; [.H80] &amp; &quot;': 0x&quot; &amp; MID([.D80]; 2; 10) &amp; &quot;,&quot;" office:value-type="string" office:string-value="'lda_iny': 0xB1,">
            <text:p>'lda_iny': 0xB1,</text:p>
          </table:table-cell>
          <table:table-cell table:formula="of:=&quot;def op_&quot; &amp; MID(LOWER([.D80]); 2; 10) &amp; &quot;(self): pass # &quot; &amp; [.H80]" office:value-type="string" office:string-value="def op_b1(self): pass # lda_iny">
            <text:p>def op_b1(self): pass # lda_iny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LDX</text:p>
          </table:table-cell>
          <table:table-cell office:value-type="string">
            <text:p>#$44</text:p>
          </table:table-cell>
          <table:table-cell office:value-type="string">
            <text:p>$A2</text:p>
          </table:table-cell>
          <table:table-cell table:number-columns-repeated="2" office:value-type="float" office:value="2">
            <text:p>2</text:p>
          </table:table-cell>
          <table:table-cell table:formula="of:=IF([.A81] = &quot;Immediate&quot;; &quot;im&quot;; IF([.A81] = &quot;Zero Page&quot;; &quot;zp&quot;; IF([.A81] = &quot;Zero Page,X&quot;; &quot;zpx&quot;; IF([.A81] = &quot;Absolute&quot;; &quot;ab&quot;; IF([.A81] = &quot;Absolute,X&quot;; &quot;abx&quot;; IF([.A81] = &quot;Absolute,Y&quot;; &quot;aby&quot;; IF([.A81] = &quot;Indirect,X&quot;; &quot;inx&quot;; IF([.A81] = &quot;Indirect,Y&quot;; &quot;iny&quot;; &quot;-&quot;))))))))" office:value-type="string" office:string-value="im">
            <text:p>im</text:p>
          </table:table-cell>
          <table:table-cell table:formula="of:=LOWER([.B81]) &amp; IF([.G81] = &quot;-&quot;; &quot;&quot;; &quot;_&quot; &amp; [.G81])" office:value-type="string" office:string-value="ldx_im">
            <text:p>ldx_im</text:p>
          </table:table-cell>
          <table:table-cell table:formula="of:=&quot;'&quot; &amp; [.H81] &amp; &quot;': 0x&quot; &amp; MID([.D81]; 2; 10) &amp; &quot;,&quot;" office:value-type="string" office:string-value="'ldx_im': 0xA2,">
            <text:p>'ldx_im': 0xA2,</text:p>
          </table:table-cell>
          <table:table-cell table:formula="of:=&quot;def op_&quot; &amp; MID(LOWER([.D81]); 2; 10) &amp; &quot;(self): pass # &quot; &amp; [.H81]" office:value-type="string" office:string-value="def op_a2(self): pass # ldx_im">
            <text:p>def op_a2(self): pass # ldx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LDX</text:p>
          </table:table-cell>
          <table:table-cell office:value-type="string">
            <text:p>$44</text:p>
          </table:table-cell>
          <table:table-cell office:value-type="string">
            <text:p>$A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82] = &quot;Immediate&quot;; &quot;im&quot;; IF([.A82] = &quot;Zero Page&quot;; &quot;zp&quot;; IF([.A82] = &quot;Zero Page,X&quot;; &quot;zpx&quot;; IF([.A82] = &quot;Absolute&quot;; &quot;ab&quot;; IF([.A82] = &quot;Absolute,X&quot;; &quot;abx&quot;; IF([.A82] = &quot;Absolute,Y&quot;; &quot;aby&quot;; IF([.A82] = &quot;Indirect,X&quot;; &quot;inx&quot;; IF([.A82] = &quot;Indirect,Y&quot;; &quot;iny&quot;; &quot;-&quot;))))))))" office:value-type="string" office:string-value="zp">
            <text:p>zp</text:p>
          </table:table-cell>
          <table:table-cell table:formula="of:=LOWER([.B82]) &amp; IF([.G82] = &quot;-&quot;; &quot;&quot;; &quot;_&quot; &amp; [.G82])" office:value-type="string" office:string-value="ldx_zp">
            <text:p>ldx_zp</text:p>
          </table:table-cell>
          <table:table-cell table:formula="of:=&quot;'&quot; &amp; [.H82] &amp; &quot;': 0x&quot; &amp; MID([.D82]; 2; 10) &amp; &quot;,&quot;" office:value-type="string" office:string-value="'ldx_zp': 0xA6,">
            <text:p>'ldx_zp': 0xA6,</text:p>
          </table:table-cell>
          <table:table-cell table:formula="of:=&quot;def op_&quot; &amp; MID(LOWER([.D82]); 2; 10) &amp; &quot;(self): pass # &quot; &amp; [.H82]" office:value-type="string" office:string-value="def op_a6(self): pass # ldx_zp">
            <text:p>def op_a6(self): pass # ldx_zp</text:p>
          </table:table-cell>
        </table:table-row>
        <table:table-row table:style-name="ro1">
          <table:table-cell office:value-type="string">
            <text:p>Zero Page,Y</text:p>
          </table:table-cell>
          <table:table-cell office:value-type="string">
            <text:p>LDX</text:p>
          </table:table-cell>
          <table:table-cell office:value-type="string">
            <text:p>$44,Y</text:p>
          </table:table-cell>
          <table:table-cell office:value-type="string">
            <text:p>$B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83] = &quot;Immediate&quot;; &quot;im&quot;; IF([.A83] = &quot;Zero Page&quot;; &quot;zp&quot;; IF([.A83] = &quot;Zero Page,X&quot;; &quot;zpx&quot;; IF([.A83] = &quot;Absolute&quot;; &quot;ab&quot;; IF([.A83] = &quot;Absolute,X&quot;; &quot;abx&quot;; IF([.A83] = &quot;Absolute,Y&quot;; &quot;aby&quot;; IF([.A83] = &quot;Indirect,X&quot;; &quot;inx&quot;; IF([.A83] = &quot;Indirect,Y&quot;; &quot;iny&quot;; &quot;-&quot;))))))))" office:value-type="string" office:string-value="-">
            <text:p>-</text:p>
          </table:table-cell>
          <table:table-cell table:formula="of:=LOWER([.B83]) &amp; IF([.G83] = &quot;-&quot;; &quot;&quot;; &quot;_&quot; &amp; [.G83])" office:value-type="string" office:string-value="ldx">
            <text:p>ldx</text:p>
          </table:table-cell>
          <table:table-cell table:formula="of:=&quot;'&quot; &amp; [.H83] &amp; &quot;': 0x&quot; &amp; MID([.D83]; 2; 10) &amp; &quot;,&quot;" office:value-type="string" office:string-value="'ldx': 0xB6,">
            <text:p>'ldx': 0xB6,</text:p>
          </table:table-cell>
          <table:table-cell table:formula="of:=&quot;def op_&quot; &amp; MID(LOWER([.D83]); 2; 10) &amp; &quot;(self): pass # &quot; &amp; [.H83]" office:value-type="string" office:string-value="def op_b6(self): pass # ldx">
            <text:p>def op_b6(self): pass # ld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LDX</text:p>
          </table:table-cell>
          <table:table-cell office:value-type="string">
            <text:p>$4400</text:p>
          </table:table-cell>
          <table:table-cell office:value-type="string">
            <text:p>$A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84] = &quot;Immediate&quot;; &quot;im&quot;; IF([.A84] = &quot;Zero Page&quot;; &quot;zp&quot;; IF([.A84] = &quot;Zero Page,X&quot;; &quot;zpx&quot;; IF([.A84] = &quot;Absolute&quot;; &quot;ab&quot;; IF([.A84] = &quot;Absolute,X&quot;; &quot;abx&quot;; IF([.A84] = &quot;Absolute,Y&quot;; &quot;aby&quot;; IF([.A84] = &quot;Indirect,X&quot;; &quot;inx&quot;; IF([.A84] = &quot;Indirect,Y&quot;; &quot;iny&quot;; &quot;-&quot;))))))))" office:value-type="string" office:string-value="ab">
            <text:p>ab</text:p>
          </table:table-cell>
          <table:table-cell table:formula="of:=LOWER([.B84]) &amp; IF([.G84] = &quot;-&quot;; &quot;&quot;; &quot;_&quot; &amp; [.G84])" office:value-type="string" office:string-value="ldx_ab">
            <text:p>ldx_ab</text:p>
          </table:table-cell>
          <table:table-cell table:formula="of:=&quot;'&quot; &amp; [.H84] &amp; &quot;': 0x&quot; &amp; MID([.D84]; 2; 10) &amp; &quot;,&quot;" office:value-type="string" office:string-value="'ldx_ab': 0xAE,">
            <text:p>'ldx_ab': 0xAE,</text:p>
          </table:table-cell>
          <table:table-cell table:formula="of:=&quot;def op_&quot; &amp; MID(LOWER([.D84]); 2; 10) &amp; &quot;(self): pass # &quot; &amp; [.H84]" office:value-type="string" office:string-value="def op_ae(self): pass # ldx_ab">
            <text:p>def op_ae(self): pass # ldx_ab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LDX</text:p>
          </table:table-cell>
          <table:table-cell office:value-type="string">
            <text:p>$4400,Y</text:p>
          </table:table-cell>
          <table:table-cell office:value-type="string">
            <text:p>$BE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85] = &quot;Immediate&quot;; &quot;im&quot;; IF([.A85] = &quot;Zero Page&quot;; &quot;zp&quot;; IF([.A85] = &quot;Zero Page,X&quot;; &quot;zpx&quot;; IF([.A85] = &quot;Absolute&quot;; &quot;ab&quot;; IF([.A85] = &quot;Absolute,X&quot;; &quot;abx&quot;; IF([.A85] = &quot;Absolute,Y&quot;; &quot;aby&quot;; IF([.A85] = &quot;Indirect,X&quot;; &quot;inx&quot;; IF([.A85] = &quot;Indirect,Y&quot;; &quot;iny&quot;; &quot;-&quot;))))))))" office:value-type="string" office:string-value="aby">
            <text:p>aby</text:p>
          </table:table-cell>
          <table:table-cell table:formula="of:=LOWER([.B85]) &amp; IF([.G85] = &quot;-&quot;; &quot;&quot;; &quot;_&quot; &amp; [.G85])" office:value-type="string" office:string-value="ldx_aby">
            <text:p>ldx_aby</text:p>
          </table:table-cell>
          <table:table-cell table:formula="of:=&quot;'&quot; &amp; [.H85] &amp; &quot;': 0x&quot; &amp; MID([.D85]; 2; 10) &amp; &quot;,&quot;" office:value-type="string" office:string-value="'ldx_aby': 0xBE,">
            <text:p>'ldx_aby': 0xBE,</text:p>
          </table:table-cell>
          <table:table-cell table:formula="of:=&quot;def op_&quot; &amp; MID(LOWER([.D85]); 2; 10) &amp; &quot;(self): pass # &quot; &amp; [.H85]" office:value-type="string" office:string-value="def op_be(self): pass # ldx_aby">
            <text:p>def op_be(self): pass # ldx_aby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LDY</text:p>
          </table:table-cell>
          <table:table-cell office:value-type="string">
            <text:p>#$44</text:p>
          </table:table-cell>
          <table:table-cell office:value-type="string">
            <text:p>$A0</text:p>
          </table:table-cell>
          <table:table-cell table:number-columns-repeated="2" office:value-type="float" office:value="2">
            <text:p>2</text:p>
          </table:table-cell>
          <table:table-cell table:formula="of:=IF([.A86] = &quot;Immediate&quot;; &quot;im&quot;; IF([.A86] = &quot;Zero Page&quot;; &quot;zp&quot;; IF([.A86] = &quot;Zero Page,X&quot;; &quot;zpx&quot;; IF([.A86] = &quot;Absolute&quot;; &quot;ab&quot;; IF([.A86] = &quot;Absolute,X&quot;; &quot;abx&quot;; IF([.A86] = &quot;Absolute,Y&quot;; &quot;aby&quot;; IF([.A86] = &quot;Indirect,X&quot;; &quot;inx&quot;; IF([.A86] = &quot;Indirect,Y&quot;; &quot;iny&quot;; &quot;-&quot;))))))))" office:value-type="string" office:string-value="im">
            <text:p>im</text:p>
          </table:table-cell>
          <table:table-cell table:formula="of:=LOWER([.B86]) &amp; IF([.G86] = &quot;-&quot;; &quot;&quot;; &quot;_&quot; &amp; [.G86])" office:value-type="string" office:string-value="ldy_im">
            <text:p>ldy_im</text:p>
          </table:table-cell>
          <table:table-cell table:formula="of:=&quot;'&quot; &amp; [.H86] &amp; &quot;': 0x&quot; &amp; MID([.D86]; 2; 10) &amp; &quot;,&quot;" office:value-type="string" office:string-value="'ldy_im': 0xA0,">
            <text:p>'ldy_im': 0xA0,</text:p>
          </table:table-cell>
          <table:table-cell table:formula="of:=&quot;def op_&quot; &amp; MID(LOWER([.D86]); 2; 10) &amp; &quot;(self): pass # &quot; &amp; [.H86]" office:value-type="string" office:string-value="def op_a0(self): pass # ldy_im">
            <text:p>def op_a0(self): pass # ldy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LDY</text:p>
          </table:table-cell>
          <table:table-cell office:value-type="string">
            <text:p>$44</text:p>
          </table:table-cell>
          <table:table-cell office:value-type="string">
            <text:p>$A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87] = &quot;Immediate&quot;; &quot;im&quot;; IF([.A87] = &quot;Zero Page&quot;; &quot;zp&quot;; IF([.A87] = &quot;Zero Page,X&quot;; &quot;zpx&quot;; IF([.A87] = &quot;Absolute&quot;; &quot;ab&quot;; IF([.A87] = &quot;Absolute,X&quot;; &quot;abx&quot;; IF([.A87] = &quot;Absolute,Y&quot;; &quot;aby&quot;; IF([.A87] = &quot;Indirect,X&quot;; &quot;inx&quot;; IF([.A87] = &quot;Indirect,Y&quot;; &quot;iny&quot;; &quot;-&quot;))))))))" office:value-type="string" office:string-value="zp">
            <text:p>zp</text:p>
          </table:table-cell>
          <table:table-cell table:formula="of:=LOWER([.B87]) &amp; IF([.G87] = &quot;-&quot;; &quot;&quot;; &quot;_&quot; &amp; [.G87])" office:value-type="string" office:string-value="ldy_zp">
            <text:p>ldy_zp</text:p>
          </table:table-cell>
          <table:table-cell table:formula="of:=&quot;'&quot; &amp; [.H87] &amp; &quot;': 0x&quot; &amp; MID([.D87]; 2; 10) &amp; &quot;,&quot;" office:value-type="string" office:string-value="'ldy_zp': 0xA4,">
            <text:p>'ldy_zp': 0xA4,</text:p>
          </table:table-cell>
          <table:table-cell table:formula="of:=&quot;def op_&quot; &amp; MID(LOWER([.D87]); 2; 10) &amp; &quot;(self): pass # &quot; &amp; [.H87]" office:value-type="string" office:string-value="def op_a4(self): pass # ldy_zp">
            <text:p>def op_a4(self): pass # ldy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LDY</text:p>
          </table:table-cell>
          <table:table-cell office:value-type="string">
            <text:p>$44,X</text:p>
          </table:table-cell>
          <table:table-cell office:value-type="string">
            <text:p>$B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88] = &quot;Immediate&quot;; &quot;im&quot;; IF([.A88] = &quot;Zero Page&quot;; &quot;zp&quot;; IF([.A88] = &quot;Zero Page,X&quot;; &quot;zpx&quot;; IF([.A88] = &quot;Absolute&quot;; &quot;ab&quot;; IF([.A88] = &quot;Absolute,X&quot;; &quot;abx&quot;; IF([.A88] = &quot;Absolute,Y&quot;; &quot;aby&quot;; IF([.A88] = &quot;Indirect,X&quot;; &quot;inx&quot;; IF([.A88] = &quot;Indirect,Y&quot;; &quot;iny&quot;; &quot;-&quot;))))))))" office:value-type="string" office:string-value="zpx">
            <text:p>zpx</text:p>
          </table:table-cell>
          <table:table-cell table:formula="of:=LOWER([.B88]) &amp; IF([.G88] = &quot;-&quot;; &quot;&quot;; &quot;_&quot; &amp; [.G88])" office:value-type="string" office:string-value="ldy_zpx">
            <text:p>ldy_zpx</text:p>
          </table:table-cell>
          <table:table-cell table:formula="of:=&quot;'&quot; &amp; [.H88] &amp; &quot;': 0x&quot; &amp; MID([.D88]; 2; 10) &amp; &quot;,&quot;" office:value-type="string" office:string-value="'ldy_zpx': 0xB4,">
            <text:p>'ldy_zpx': 0xB4,</text:p>
          </table:table-cell>
          <table:table-cell table:formula="of:=&quot;def op_&quot; &amp; MID(LOWER([.D88]); 2; 10) &amp; &quot;(self): pass # &quot; &amp; [.H88]" office:value-type="string" office:string-value="def op_b4(self): pass # ldy_zpx">
            <text:p>def op_b4(self): pass # ldy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LDY</text:p>
          </table:table-cell>
          <table:table-cell office:value-type="string">
            <text:p>$4400</text:p>
          </table:table-cell>
          <table:table-cell office:value-type="string">
            <text:p>$A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89] = &quot;Immediate&quot;; &quot;im&quot;; IF([.A89] = &quot;Zero Page&quot;; &quot;zp&quot;; IF([.A89] = &quot;Zero Page,X&quot;; &quot;zpx&quot;; IF([.A89] = &quot;Absolute&quot;; &quot;ab&quot;; IF([.A89] = &quot;Absolute,X&quot;; &quot;abx&quot;; IF([.A89] = &quot;Absolute,Y&quot;; &quot;aby&quot;; IF([.A89] = &quot;Indirect,X&quot;; &quot;inx&quot;; IF([.A89] = &quot;Indirect,Y&quot;; &quot;iny&quot;; &quot;-&quot;))))))))" office:value-type="string" office:string-value="ab">
            <text:p>ab</text:p>
          </table:table-cell>
          <table:table-cell table:formula="of:=LOWER([.B89]) &amp; IF([.G89] = &quot;-&quot;; &quot;&quot;; &quot;_&quot; &amp; [.G89])" office:value-type="string" office:string-value="ldy_ab">
            <text:p>ldy_ab</text:p>
          </table:table-cell>
          <table:table-cell table:formula="of:=&quot;'&quot; &amp; [.H89] &amp; &quot;': 0x&quot; &amp; MID([.D89]; 2; 10) &amp; &quot;,&quot;" office:value-type="string" office:string-value="'ldy_ab': 0xAC,">
            <text:p>'ldy_ab': 0xAC,</text:p>
          </table:table-cell>
          <table:table-cell table:formula="of:=&quot;def op_&quot; &amp; MID(LOWER([.D89]); 2; 10) &amp; &quot;(self): pass # &quot; &amp; [.H89]" office:value-type="string" office:string-value="def op_ac(self): pass # ldy_ab">
            <text:p>def op_ac(self): pass # ldy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LDY</text:p>
          </table:table-cell>
          <table:table-cell office:value-type="string">
            <text:p>$4400,X</text:p>
          </table:table-cell>
          <table:table-cell office:value-type="string">
            <text:p>$BC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90] = &quot;Immediate&quot;; &quot;im&quot;; IF([.A90] = &quot;Zero Page&quot;; &quot;zp&quot;; IF([.A90] = &quot;Zero Page,X&quot;; &quot;zpx&quot;; IF([.A90] = &quot;Absolute&quot;; &quot;ab&quot;; IF([.A90] = &quot;Absolute,X&quot;; &quot;abx&quot;; IF([.A90] = &quot;Absolute,Y&quot;; &quot;aby&quot;; IF([.A90] = &quot;Indirect,X&quot;; &quot;inx&quot;; IF([.A90] = &quot;Indirect,Y&quot;; &quot;iny&quot;; &quot;-&quot;))))))))" office:value-type="string" office:string-value="abx">
            <text:p>abx</text:p>
          </table:table-cell>
          <table:table-cell table:formula="of:=LOWER([.B90]) &amp; IF([.G90] = &quot;-&quot;; &quot;&quot;; &quot;_&quot; &amp; [.G90])" office:value-type="string" office:string-value="ldy_abx">
            <text:p>ldy_abx</text:p>
          </table:table-cell>
          <table:table-cell table:formula="of:=&quot;'&quot; &amp; [.H90] &amp; &quot;': 0x&quot; &amp; MID([.D90]; 2; 10) &amp; &quot;,&quot;" office:value-type="string" office:string-value="'ldy_abx': 0xBC,">
            <text:p>'ldy_abx': 0xBC,</text:p>
          </table:table-cell>
          <table:table-cell table:formula="of:=&quot;def op_&quot; &amp; MID(LOWER([.D90]); 2; 10) &amp; &quot;(self): pass # &quot; &amp; [.H90]" office:value-type="string" office:string-value="def op_bc(self): pass # ldy_abx">
            <text:p>def op_bc(self): pass # ldy_abx</text:p>
          </table:table-cell>
        </table:table-row>
        <table:table-row table:style-name="ro1">
          <table:table-cell office:value-type="string">
            <text:p>Accumulator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string">
            <text:p>$4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A91] = &quot;Immediate&quot;; &quot;im&quot;; IF([.A91] = &quot;Zero Page&quot;; &quot;zp&quot;; IF([.A91] = &quot;Zero Page,X&quot;; &quot;zpx&quot;; IF([.A91] = &quot;Absolute&quot;; &quot;ab&quot;; IF([.A91] = &quot;Absolute,X&quot;; &quot;abx&quot;; IF([.A91] = &quot;Absolute,Y&quot;; &quot;aby&quot;; IF([.A91] = &quot;Indirect,X&quot;; &quot;inx&quot;; IF([.A91] = &quot;Indirect,Y&quot;; &quot;iny&quot;; &quot;-&quot;))))))))" office:value-type="string" office:string-value="-">
            <text:p>-</text:p>
          </table:table-cell>
          <table:table-cell table:formula="of:=LOWER([.B91]) &amp; IF([.G91] = &quot;-&quot;; &quot;&quot;; &quot;_&quot; &amp; [.G91])" office:value-type="string" office:string-value="lsr">
            <text:p>lsr</text:p>
          </table:table-cell>
          <table:table-cell table:formula="of:=&quot;'&quot; &amp; [.H91] &amp; &quot;': 0x&quot; &amp; MID([.D91]; 2; 10) &amp; &quot;,&quot;" office:value-type="string" office:string-value="'lsr': 0x4A,">
            <text:p>'lsr': 0x4A,</text:p>
          </table:table-cell>
          <table:table-cell table:formula="of:=&quot;def op_&quot; &amp; MID(LOWER([.D91]); 2; 10) &amp; &quot;(self): pass # &quot; &amp; [.H91]" office:value-type="string" office:string-value="def op_4a(self): pass # lsr">
            <text:p>def op_4a(self): pass # lsr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LSR</text:p>
          </table:table-cell>
          <table:table-cell office:value-type="string">
            <text:p>$44</text:p>
          </table:table-cell>
          <table:table-cell office:value-type="string">
            <text:p>$4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[.A92] = &quot;Immediate&quot;; &quot;im&quot;; IF([.A92] = &quot;Zero Page&quot;; &quot;zp&quot;; IF([.A92] = &quot;Zero Page,X&quot;; &quot;zpx&quot;; IF([.A92] = &quot;Absolute&quot;; &quot;ab&quot;; IF([.A92] = &quot;Absolute,X&quot;; &quot;abx&quot;; IF([.A92] = &quot;Absolute,Y&quot;; &quot;aby&quot;; IF([.A92] = &quot;Indirect,X&quot;; &quot;inx&quot;; IF([.A92] = &quot;Indirect,Y&quot;; &quot;iny&quot;; &quot;-&quot;))))))))" office:value-type="string" office:string-value="zp">
            <text:p>zp</text:p>
          </table:table-cell>
          <table:table-cell table:formula="of:=LOWER([.B92]) &amp; IF([.G92] = &quot;-&quot;; &quot;&quot;; &quot;_&quot; &amp; [.G92])" office:value-type="string" office:string-value="lsr_zp">
            <text:p>lsr_zp</text:p>
          </table:table-cell>
          <table:table-cell table:formula="of:=&quot;'&quot; &amp; [.H92] &amp; &quot;': 0x&quot; &amp; MID([.D92]; 2; 10) &amp; &quot;,&quot;" office:value-type="string" office:string-value="'lsr_zp': 0x46,">
            <text:p>'lsr_zp': 0x46,</text:p>
          </table:table-cell>
          <table:table-cell table:formula="of:=&quot;def op_&quot; &amp; MID(LOWER([.D92]); 2; 10) &amp; &quot;(self): pass # &quot; &amp; [.H92]" office:value-type="string" office:string-value="def op_46(self): pass # lsr_zp">
            <text:p>def op_46(self): pass # lsr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LSR</text:p>
          </table:table-cell>
          <table:table-cell office:value-type="string">
            <text:p>$44,X</text:p>
          </table:table-cell>
          <table:table-cell office:value-type="string">
            <text:p>$5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93] = &quot;Immediate&quot;; &quot;im&quot;; IF([.A93] = &quot;Zero Page&quot;; &quot;zp&quot;; IF([.A93] = &quot;Zero Page,X&quot;; &quot;zpx&quot;; IF([.A93] = &quot;Absolute&quot;; &quot;ab&quot;; IF([.A93] = &quot;Absolute,X&quot;; &quot;abx&quot;; IF([.A93] = &quot;Absolute,Y&quot;; &quot;aby&quot;; IF([.A93] = &quot;Indirect,X&quot;; &quot;inx&quot;; IF([.A93] = &quot;Indirect,Y&quot;; &quot;iny&quot;; &quot;-&quot;))))))))" office:value-type="string" office:string-value="zpx">
            <text:p>zpx</text:p>
          </table:table-cell>
          <table:table-cell table:formula="of:=LOWER([.B93]) &amp; IF([.G93] = &quot;-&quot;; &quot;&quot;; &quot;_&quot; &amp; [.G93])" office:value-type="string" office:string-value="lsr_zpx">
            <text:p>lsr_zpx</text:p>
          </table:table-cell>
          <table:table-cell table:formula="of:=&quot;'&quot; &amp; [.H93] &amp; &quot;': 0x&quot; &amp; MID([.D93]; 2; 10) &amp; &quot;,&quot;" office:value-type="string" office:string-value="'lsr_zpx': 0x56,">
            <text:p>'lsr_zpx': 0x56,</text:p>
          </table:table-cell>
          <table:table-cell table:formula="of:=&quot;def op_&quot; &amp; MID(LOWER([.D93]); 2; 10) &amp; &quot;(self): pass # &quot; &amp; [.H93]" office:value-type="string" office:string-value="def op_56(self): pass # lsr_zpx">
            <text:p>def op_56(self): pass # lsr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LSR</text:p>
          </table:table-cell>
          <table:table-cell office:value-type="string">
            <text:p>$4400</text:p>
          </table:table-cell>
          <table:table-cell office:value-type="string">
            <text:p>$4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94] = &quot;Immediate&quot;; &quot;im&quot;; IF([.A94] = &quot;Zero Page&quot;; &quot;zp&quot;; IF([.A94] = &quot;Zero Page,X&quot;; &quot;zpx&quot;; IF([.A94] = &quot;Absolute&quot;; &quot;ab&quot;; IF([.A94] = &quot;Absolute,X&quot;; &quot;abx&quot;; IF([.A94] = &quot;Absolute,Y&quot;; &quot;aby&quot;; IF([.A94] = &quot;Indirect,X&quot;; &quot;inx&quot;; IF([.A94] = &quot;Indirect,Y&quot;; &quot;iny&quot;; &quot;-&quot;))))))))" office:value-type="string" office:string-value="ab">
            <text:p>ab</text:p>
          </table:table-cell>
          <table:table-cell table:formula="of:=LOWER([.B94]) &amp; IF([.G94] = &quot;-&quot;; &quot;&quot;; &quot;_&quot; &amp; [.G94])" office:value-type="string" office:string-value="lsr_ab">
            <text:p>lsr_ab</text:p>
          </table:table-cell>
          <table:table-cell table:formula="of:=&quot;'&quot; &amp; [.H94] &amp; &quot;': 0x&quot; &amp; MID([.D94]; 2; 10) &amp; &quot;,&quot;" office:value-type="string" office:string-value="'lsr_ab': 0x4E,">
            <text:p>'lsr_ab': 0x4E,</text:p>
          </table:table-cell>
          <table:table-cell table:formula="of:=&quot;def op_&quot; &amp; MID(LOWER([.D94]); 2; 10) &amp; &quot;(self): pass # &quot; &amp; [.H94]" office:value-type="string" office:string-value="def op_4e(self): pass # lsr_ab">
            <text:p>def op_4e(self): pass # lsr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LSR</text:p>
          </table:table-cell>
          <table:table-cell office:value-type="string">
            <text:p>$4400,X</text:p>
          </table:table-cell>
          <table:table-cell office:value-type="string">
            <text:p>$5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IF([.A95] = &quot;Immediate&quot;; &quot;im&quot;; IF([.A95] = &quot;Zero Page&quot;; &quot;zp&quot;; IF([.A95] = &quot;Zero Page,X&quot;; &quot;zpx&quot;; IF([.A95] = &quot;Absolute&quot;; &quot;ab&quot;; IF([.A95] = &quot;Absolute,X&quot;; &quot;abx&quot;; IF([.A95] = &quot;Absolute,Y&quot;; &quot;aby&quot;; IF([.A95] = &quot;Indirect,X&quot;; &quot;inx&quot;; IF([.A95] = &quot;Indirect,Y&quot;; &quot;iny&quot;; &quot;-&quot;))))))))" office:value-type="string" office:string-value="abx">
            <text:p>abx</text:p>
          </table:table-cell>
          <table:table-cell table:formula="of:=LOWER([.B95]) &amp; IF([.G95] = &quot;-&quot;; &quot;&quot;; &quot;_&quot; &amp; [.G95])" office:value-type="string" office:string-value="lsr_abx">
            <text:p>lsr_abx</text:p>
          </table:table-cell>
          <table:table-cell table:formula="of:=&quot;'&quot; &amp; [.H95] &amp; &quot;': 0x&quot; &amp; MID([.D95]; 2; 10) &amp; &quot;,&quot;" office:value-type="string" office:string-value="'lsr_abx': 0x5E,">
            <text:p>'lsr_abx': 0x5E,</text:p>
          </table:table-cell>
          <table:table-cell table:formula="of:=&quot;def op_&quot; &amp; MID(LOWER([.D95]); 2; 10) &amp; &quot;(self): pass # &quot; &amp; [.H95]" office:value-type="string" office:string-value="def op_5e(self): pass # lsr_abx">
            <text:p>def op_5e(self): pass # lsr_abx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NOP</text:p>
          </table:table-cell>
          <table:table-cell/>
          <table:table-cell office:value-type="string">
            <text:p>$E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A96] = &quot;Immediate&quot;; &quot;im&quot;; IF([.A96] = &quot;Zero Page&quot;; &quot;zp&quot;; IF([.A96] = &quot;Zero Page,X&quot;; &quot;zpx&quot;; IF([.A96] = &quot;Absolute&quot;; &quot;ab&quot;; IF([.A96] = &quot;Absolute,X&quot;; &quot;abx&quot;; IF([.A96] = &quot;Absolute,Y&quot;; &quot;aby&quot;; IF([.A96] = &quot;Indirect,X&quot;; &quot;inx&quot;; IF([.A96] = &quot;Indirect,Y&quot;; &quot;iny&quot;; &quot;-&quot;))))))))" office:value-type="string" office:string-value="-">
            <text:p>-</text:p>
          </table:table-cell>
          <table:table-cell table:formula="of:=LOWER([.B96]) &amp; IF([.G96] = &quot;-&quot;; &quot;&quot;; &quot;_&quot; &amp; [.G96])" office:value-type="string" office:string-value="nop">
            <text:p>nop</text:p>
          </table:table-cell>
          <table:table-cell table:formula="of:=&quot;'&quot; &amp; [.H96] &amp; &quot;': 0x&quot; &amp; MID([.D96]; 2; 10) &amp; &quot;,&quot;" office:value-type="string" office:string-value="'nop': 0xEA,">
            <text:p>'nop': 0xEA,</text:p>
          </table:table-cell>
          <table:table-cell table:formula="of:=&quot;def op_&quot; &amp; MID(LOWER([.D96]); 2; 10) &amp; &quot;(self): pass # &quot; &amp; [.H96]" office:value-type="string" office:string-value="def op_ea(self): pass # nop">
            <text:p>def op_ea(self): pass # nop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ORA</text:p>
          </table:table-cell>
          <table:table-cell office:value-type="string">
            <text:p>#$44</text:p>
          </table:table-cell>
          <table:table-cell office:value-type="string">
            <text:p>$09</text:p>
          </table:table-cell>
          <table:table-cell table:number-columns-repeated="2" office:value-type="float" office:value="2">
            <text:p>2</text:p>
          </table:table-cell>
          <table:table-cell table:formula="of:=IF([.A97] = &quot;Immediate&quot;; &quot;im&quot;; IF([.A97] = &quot;Zero Page&quot;; &quot;zp&quot;; IF([.A97] = &quot;Zero Page,X&quot;; &quot;zpx&quot;; IF([.A97] = &quot;Absolute&quot;; &quot;ab&quot;; IF([.A97] = &quot;Absolute,X&quot;; &quot;abx&quot;; IF([.A97] = &quot;Absolute,Y&quot;; &quot;aby&quot;; IF([.A97] = &quot;Indirect,X&quot;; &quot;inx&quot;; IF([.A97] = &quot;Indirect,Y&quot;; &quot;iny&quot;; &quot;-&quot;))))))))" office:value-type="string" office:string-value="im">
            <text:p>im</text:p>
          </table:table-cell>
          <table:table-cell table:formula="of:=LOWER([.B97]) &amp; IF([.G97] = &quot;-&quot;; &quot;&quot;; &quot;_&quot; &amp; [.G97])" office:value-type="string" office:string-value="ora_im">
            <text:p>ora_im</text:p>
          </table:table-cell>
          <table:table-cell table:formula="of:=&quot;'&quot; &amp; [.H97] &amp; &quot;': 0x&quot; &amp; MID([.D97]; 2; 10) &amp; &quot;,&quot;" office:value-type="string" office:string-value="'ora_im': 0x09,">
            <text:p>'ora_im': 0x09,</text:p>
          </table:table-cell>
          <table:table-cell table:formula="of:=&quot;def op_&quot; &amp; MID(LOWER([.D97]); 2; 10) &amp; &quot;(self): pass # &quot; &amp; [.H97]" office:value-type="string" office:string-value="def op_09(self): pass # ora_im">
            <text:p>def op_09(self): pass # ora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ORA</text:p>
          </table:table-cell>
          <table:table-cell office:value-type="string">
            <text:p>$44</text:p>
          </table:table-cell>
          <table:table-cell office:value-type="string">
            <text:p>$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98] = &quot;Immediate&quot;; &quot;im&quot;; IF([.A98] = &quot;Zero Page&quot;; &quot;zp&quot;; IF([.A98] = &quot;Zero Page,X&quot;; &quot;zpx&quot;; IF([.A98] = &quot;Absolute&quot;; &quot;ab&quot;; IF([.A98] = &quot;Absolute,X&quot;; &quot;abx&quot;; IF([.A98] = &quot;Absolute,Y&quot;; &quot;aby&quot;; IF([.A98] = &quot;Indirect,X&quot;; &quot;inx&quot;; IF([.A98] = &quot;Indirect,Y&quot;; &quot;iny&quot;; &quot;-&quot;))))))))" office:value-type="string" office:string-value="zp">
            <text:p>zp</text:p>
          </table:table-cell>
          <table:table-cell table:formula="of:=LOWER([.B98]) &amp; IF([.G98] = &quot;-&quot;; &quot;&quot;; &quot;_&quot; &amp; [.G98])" office:value-type="string" office:string-value="ora_zp">
            <text:p>ora_zp</text:p>
          </table:table-cell>
          <table:table-cell table:formula="of:=&quot;'&quot; &amp; [.H98] &amp; &quot;': 0x&quot; &amp; MID([.D98]; 2; 10) &amp; &quot;,&quot;" office:value-type="string" office:string-value="'ora_zp': 0x05,">
            <text:p>'ora_zp': 0x05,</text:p>
          </table:table-cell>
          <table:table-cell table:formula="of:=&quot;def op_&quot; &amp; MID(LOWER([.D98]); 2; 10) &amp; &quot;(self): pass # &quot; &amp; [.H98]" office:value-type="string" office:string-value="def op_05(self): pass # ora_zp">
            <text:p>def op_05(self): pass # ora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ORA</text:p>
          </table:table-cell>
          <table:table-cell office:value-type="string">
            <text:p>$44,X</text:p>
          </table:table-cell>
          <table:table-cell office:value-type="string">
            <text:p>$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99] = &quot;Immediate&quot;; &quot;im&quot;; IF([.A99] = &quot;Zero Page&quot;; &quot;zp&quot;; IF([.A99] = &quot;Zero Page,X&quot;; &quot;zpx&quot;; IF([.A99] = &quot;Absolute&quot;; &quot;ab&quot;; IF([.A99] = &quot;Absolute,X&quot;; &quot;abx&quot;; IF([.A99] = &quot;Absolute,Y&quot;; &quot;aby&quot;; IF([.A99] = &quot;Indirect,X&quot;; &quot;inx&quot;; IF([.A99] = &quot;Indirect,Y&quot;; &quot;iny&quot;; &quot;-&quot;))))))))" office:value-type="string" office:string-value="zpx">
            <text:p>zpx</text:p>
          </table:table-cell>
          <table:table-cell table:formula="of:=LOWER([.B99]) &amp; IF([.G99] = &quot;-&quot;; &quot;&quot;; &quot;_&quot; &amp; [.G99])" office:value-type="string" office:string-value="ora_zpx">
            <text:p>ora_zpx</text:p>
          </table:table-cell>
          <table:table-cell table:formula="of:=&quot;'&quot; &amp; [.H99] &amp; &quot;': 0x&quot; &amp; MID([.D99]; 2; 10) &amp; &quot;,&quot;" office:value-type="string" office:string-value="'ora_zpx': 0x15,">
            <text:p>'ora_zpx': 0x15,</text:p>
          </table:table-cell>
          <table:table-cell table:formula="of:=&quot;def op_&quot; &amp; MID(LOWER([.D99]); 2; 10) &amp; &quot;(self): pass # &quot; &amp; [.H99]" office:value-type="string" office:string-value="def op_15(self): pass # ora_zpx">
            <text:p>def op_15(self): pass # ora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ORA</text:p>
          </table:table-cell>
          <table:table-cell office:value-type="string">
            <text:p>$4400</text:p>
          </table:table-cell>
          <table:table-cell office:value-type="string">
            <text:p>$0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100] = &quot;Immediate&quot;; &quot;im&quot;; IF([.A100] = &quot;Zero Page&quot;; &quot;zp&quot;; IF([.A100] = &quot;Zero Page,X&quot;; &quot;zpx&quot;; IF([.A100] = &quot;Absolute&quot;; &quot;ab&quot;; IF([.A100] = &quot;Absolute,X&quot;; &quot;abx&quot;; IF([.A100] = &quot;Absolute,Y&quot;; &quot;aby&quot;; IF([.A100] = &quot;Indirect,X&quot;; &quot;inx&quot;; IF([.A100] = &quot;Indirect,Y&quot;; &quot;iny&quot;; &quot;-&quot;))))))))" office:value-type="string" office:string-value="ab">
            <text:p>ab</text:p>
          </table:table-cell>
          <table:table-cell table:formula="of:=LOWER([.B100]) &amp; IF([.G100] = &quot;-&quot;; &quot;&quot;; &quot;_&quot; &amp; [.G100])" office:value-type="string" office:string-value="ora_ab">
            <text:p>ora_ab</text:p>
          </table:table-cell>
          <table:table-cell table:formula="of:=&quot;'&quot; &amp; [.H100] &amp; &quot;': 0x&quot; &amp; MID([.D100]; 2; 10) &amp; &quot;,&quot;" office:value-type="string" office:string-value="'ora_ab': 0x0D,">
            <text:p>'ora_ab': 0x0D,</text:p>
          </table:table-cell>
          <table:table-cell table:formula="of:=&quot;def op_&quot; &amp; MID(LOWER([.D100]); 2; 10) &amp; &quot;(self): pass # &quot; &amp; [.H100]" office:value-type="string" office:string-value="def op_0d(self): pass # ora_ab">
            <text:p>def op_0d(self): pass # ora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ORA</text:p>
          </table:table-cell>
          <table:table-cell office:value-type="string">
            <text:p>$4400,X</text:p>
          </table:table-cell>
          <table:table-cell office:value-type="string">
            <text:p>$1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101] = &quot;Immediate&quot;; &quot;im&quot;; IF([.A101] = &quot;Zero Page&quot;; &quot;zp&quot;; IF([.A101] = &quot;Zero Page,X&quot;; &quot;zpx&quot;; IF([.A101] = &quot;Absolute&quot;; &quot;ab&quot;; IF([.A101] = &quot;Absolute,X&quot;; &quot;abx&quot;; IF([.A101] = &quot;Absolute,Y&quot;; &quot;aby&quot;; IF([.A101] = &quot;Indirect,X&quot;; &quot;inx&quot;; IF([.A101] = &quot;Indirect,Y&quot;; &quot;iny&quot;; &quot;-&quot;))))))))" office:value-type="string" office:string-value="abx">
            <text:p>abx</text:p>
          </table:table-cell>
          <table:table-cell table:formula="of:=LOWER([.B101]) &amp; IF([.G101] = &quot;-&quot;; &quot;&quot;; &quot;_&quot; &amp; [.G101])" office:value-type="string" office:string-value="ora_abx">
            <text:p>ora_abx</text:p>
          </table:table-cell>
          <table:table-cell table:formula="of:=&quot;'&quot; &amp; [.H101] &amp; &quot;': 0x&quot; &amp; MID([.D101]; 2; 10) &amp; &quot;,&quot;" office:value-type="string" office:string-value="'ora_abx': 0x1D,">
            <text:p>'ora_abx': 0x1D,</text:p>
          </table:table-cell>
          <table:table-cell table:formula="of:=&quot;def op_&quot; &amp; MID(LOWER([.D101]); 2; 10) &amp; &quot;(self): pass # &quot; &amp; [.H101]" office:value-type="string" office:string-value="def op_1d(self): pass # ora_abx">
            <text:p>def op_1d(self): pass # ora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ORA</text:p>
          </table:table-cell>
          <table:table-cell office:value-type="string">
            <text:p>$4400,Y</text:p>
          </table:table-cell>
          <table:table-cell office:value-type="string">
            <text:p>$1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102] = &quot;Immediate&quot;; &quot;im&quot;; IF([.A102] = &quot;Zero Page&quot;; &quot;zp&quot;; IF([.A102] = &quot;Zero Page,X&quot;; &quot;zpx&quot;; IF([.A102] = &quot;Absolute&quot;; &quot;ab&quot;; IF([.A102] = &quot;Absolute,X&quot;; &quot;abx&quot;; IF([.A102] = &quot;Absolute,Y&quot;; &quot;aby&quot;; IF([.A102] = &quot;Indirect,X&quot;; &quot;inx&quot;; IF([.A102] = &quot;Indirect,Y&quot;; &quot;iny&quot;; &quot;-&quot;))))))))" office:value-type="string" office:string-value="aby">
            <text:p>aby</text:p>
          </table:table-cell>
          <table:table-cell table:formula="of:=LOWER([.B102]) &amp; IF([.G102] = &quot;-&quot;; &quot;&quot;; &quot;_&quot; &amp; [.G102])" office:value-type="string" office:string-value="ora_aby">
            <text:p>ora_aby</text:p>
          </table:table-cell>
          <table:table-cell table:formula="of:=&quot;'&quot; &amp; [.H102] &amp; &quot;': 0x&quot; &amp; MID([.D102]; 2; 10) &amp; &quot;,&quot;" office:value-type="string" office:string-value="'ora_aby': 0x19,">
            <text:p>'ora_aby': 0x19,</text:p>
          </table:table-cell>
          <table:table-cell table:formula="of:=&quot;def op_&quot; &amp; MID(LOWER([.D102]); 2; 10) &amp; &quot;(self): pass # &quot; &amp; [.H102]" office:value-type="string" office:string-value="def op_19(self): pass # ora_aby">
            <text:p>def op_19(self): pass # ora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ORA</text:p>
          </table:table-cell>
          <table:table-cell office:value-type="string">
            <text:p>($44,X)</text:p>
          </table:table-cell>
          <table:table-cell office:value-type="string">
            <text:p>$0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03] = &quot;Immediate&quot;; &quot;im&quot;; IF([.A103] = &quot;Zero Page&quot;; &quot;zp&quot;; IF([.A103] = &quot;Zero Page,X&quot;; &quot;zpx&quot;; IF([.A103] = &quot;Absolute&quot;; &quot;ab&quot;; IF([.A103] = &quot;Absolute,X&quot;; &quot;abx&quot;; IF([.A103] = &quot;Absolute,Y&quot;; &quot;aby&quot;; IF([.A103] = &quot;Indirect,X&quot;; &quot;inx&quot;; IF([.A103] = &quot;Indirect,Y&quot;; &quot;iny&quot;; &quot;-&quot;))))))))" office:value-type="string" office:string-value="inx">
            <text:p>inx</text:p>
          </table:table-cell>
          <table:table-cell table:formula="of:=LOWER([.B103]) &amp; IF([.G103] = &quot;-&quot;; &quot;&quot;; &quot;_&quot; &amp; [.G103])" office:value-type="string" office:string-value="ora_inx">
            <text:p>ora_inx</text:p>
          </table:table-cell>
          <table:table-cell table:formula="of:=&quot;'&quot; &amp; [.H103] &amp; &quot;': 0x&quot; &amp; MID([.D103]; 2; 10) &amp; &quot;,&quot;" office:value-type="string" office:string-value="'ora_inx': 0x01,">
            <text:p>'ora_inx': 0x01,</text:p>
          </table:table-cell>
          <table:table-cell table:formula="of:=&quot;def op_&quot; &amp; MID(LOWER([.D103]); 2; 10) &amp; &quot;(self): pass # &quot; &amp; [.H103]" office:value-type="string" office:string-value="def op_01(self): pass # ora_inx">
            <text:p>def op_01(self): pass # ora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ORA</text:p>
          </table:table-cell>
          <table:table-cell office:value-type="string">
            <text:p>($44),Y</text:p>
          </table:table-cell>
          <table:table-cell office:value-type="string">
            <text:p>$1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104] = &quot;Immediate&quot;; &quot;im&quot;; IF([.A104] = &quot;Zero Page&quot;; &quot;zp&quot;; IF([.A104] = &quot;Zero Page,X&quot;; &quot;zpx&quot;; IF([.A104] = &quot;Absolute&quot;; &quot;ab&quot;; IF([.A104] = &quot;Absolute,X&quot;; &quot;abx&quot;; IF([.A104] = &quot;Absolute,Y&quot;; &quot;aby&quot;; IF([.A104] = &quot;Indirect,X&quot;; &quot;inx&quot;; IF([.A104] = &quot;Indirect,Y&quot;; &quot;iny&quot;; &quot;-&quot;))))))))" office:value-type="string" office:string-value="iny">
            <text:p>iny</text:p>
          </table:table-cell>
          <table:table-cell table:formula="of:=LOWER([.B104]) &amp; IF([.G104] = &quot;-&quot;; &quot;&quot;; &quot;_&quot; &amp; [.G104])" office:value-type="string" office:string-value="ora_iny">
            <text:p>ora_iny</text:p>
          </table:table-cell>
          <table:table-cell table:formula="of:=&quot;'&quot; &amp; [.H104] &amp; &quot;': 0x&quot; &amp; MID([.D104]; 2; 10) &amp; &quot;,&quot;" office:value-type="string" office:string-value="'ora_iny': 0x11,">
            <text:p>'ora_iny': 0x11,</text:p>
          </table:table-cell>
          <table:table-cell table:formula="of:=&quot;def op_&quot; &amp; MID(LOWER([.D104]); 2; 10) &amp; &quot;(self): pass # &quot; &amp; [.H104]" office:value-type="string" office:string-value="def op_11(self): pass # ora_iny">
            <text:p>def op_11(self): pass # ora_iny</text:p>
          </table:table-cell>
        </table:table-row>
        <table:table-row table:style-name="ro1">
          <table:table-cell/>
          <table:table-cell office:value-type="string">
            <text:p>TAX</text:p>
          </table:table-cell>
          <table:table-cell/>
          <table:table-cell office:value-type="string">
            <text:p>$AA</text:p>
          </table:table-cell>
          <table:table-cell table:number-columns-repeated="2"/>
          <table:table-cell table:formula="of:=IF([.A105] = &quot;Immediate&quot;; &quot;im&quot;; IF([.A105] = &quot;Zero Page&quot;; &quot;zp&quot;; IF([.A105] = &quot;Zero Page,X&quot;; &quot;zpx&quot;; IF([.A105] = &quot;Absolute&quot;; &quot;ab&quot;; IF([.A105] = &quot;Absolute,X&quot;; &quot;abx&quot;; IF([.A105] = &quot;Absolute,Y&quot;; &quot;aby&quot;; IF([.A105] = &quot;Indirect,X&quot;; &quot;inx&quot;; IF([.A105] = &quot;Indirect,Y&quot;; &quot;iny&quot;; &quot;-&quot;))))))))" office:value-type="string" office:string-value="-">
            <text:p>-</text:p>
          </table:table-cell>
          <table:table-cell table:formula="of:=LOWER([.B105]) &amp; IF([.G105] = &quot;-&quot;; &quot;&quot;; &quot;_&quot; &amp; [.G105])" office:value-type="string" office:string-value="tax">
            <text:p>tax</text:p>
          </table:table-cell>
          <table:table-cell table:formula="of:=&quot;'&quot; &amp; [.H105] &amp; &quot;': 0x&quot; &amp; MID([.D105]; 2; 10) &amp; &quot;,&quot;" office:value-type="string" office:string-value="'tax': 0xAA,">
            <text:p>'tax': 0xAA,</text:p>
          </table:table-cell>
          <table:table-cell table:formula="of:=&quot;def op_&quot; &amp; MID(LOWER([.D105]); 2; 10) &amp; &quot;(self): pass # &quot; &amp; [.H105]" office:value-type="string" office:string-value="def op_aa(self): pass # tax">
            <text:p>def op_aa(self): pass # tax</text:p>
          </table:table-cell>
        </table:table-row>
        <table:table-row table:style-name="ro1">
          <table:table-cell/>
          <table:table-cell office:value-type="string">
            <text:p>TXA</text:p>
          </table:table-cell>
          <table:table-cell/>
          <table:table-cell office:value-type="string">
            <text:p>$8A</text:p>
          </table:table-cell>
          <table:table-cell table:number-columns-repeated="2"/>
          <table:table-cell table:formula="of:=IF([.A106] = &quot;Immediate&quot;; &quot;im&quot;; IF([.A106] = &quot;Zero Page&quot;; &quot;zp&quot;; IF([.A106] = &quot;Zero Page,X&quot;; &quot;zpx&quot;; IF([.A106] = &quot;Absolute&quot;; &quot;ab&quot;; IF([.A106] = &quot;Absolute,X&quot;; &quot;abx&quot;; IF([.A106] = &quot;Absolute,Y&quot;; &quot;aby&quot;; IF([.A106] = &quot;Indirect,X&quot;; &quot;inx&quot;; IF([.A106] = &quot;Indirect,Y&quot;; &quot;iny&quot;; &quot;-&quot;))))))))" office:value-type="string" office:string-value="-">
            <text:p>-</text:p>
          </table:table-cell>
          <table:table-cell table:formula="of:=LOWER([.B106]) &amp; IF([.G106] = &quot;-&quot;; &quot;&quot;; &quot;_&quot; &amp; [.G106])" office:value-type="string" office:string-value="txa">
            <text:p>txa</text:p>
          </table:table-cell>
          <table:table-cell table:formula="of:=&quot;'&quot; &amp; [.H106] &amp; &quot;': 0x&quot; &amp; MID([.D106]; 2; 10) &amp; &quot;,&quot;" office:value-type="string" office:string-value="'txa': 0x8A,">
            <text:p>'txa': 0x8A,</text:p>
          </table:table-cell>
          <table:table-cell table:formula="of:=&quot;def op_&quot; &amp; MID(LOWER([.D106]); 2; 10) &amp; &quot;(self): pass # &quot; &amp; [.H106]" office:value-type="string" office:string-value="def op_8a(self): pass # txa">
            <text:p>def op_8a(self): pass # txa</text:p>
          </table:table-cell>
        </table:table-row>
        <table:table-row table:style-name="ro1">
          <table:table-cell/>
          <table:table-cell office:value-type="string">
            <text:p>DEX</text:p>
          </table:table-cell>
          <table:table-cell/>
          <table:table-cell office:value-type="string">
            <text:p>$CA</text:p>
          </table:table-cell>
          <table:table-cell table:number-columns-repeated="2"/>
          <table:table-cell table:formula="of:=IF([.A107] = &quot;Immediate&quot;; &quot;im&quot;; IF([.A107] = &quot;Zero Page&quot;; &quot;zp&quot;; IF([.A107] = &quot;Zero Page,X&quot;; &quot;zpx&quot;; IF([.A107] = &quot;Absolute&quot;; &quot;ab&quot;; IF([.A107] = &quot;Absolute,X&quot;; &quot;abx&quot;; IF([.A107] = &quot;Absolute,Y&quot;; &quot;aby&quot;; IF([.A107] = &quot;Indirect,X&quot;; &quot;inx&quot;; IF([.A107] = &quot;Indirect,Y&quot;; &quot;iny&quot;; &quot;-&quot;))))))))" office:value-type="string" office:string-value="-">
            <text:p>-</text:p>
          </table:table-cell>
          <table:table-cell table:formula="of:=LOWER([.B107]) &amp; IF([.G107] = &quot;-&quot;; &quot;&quot;; &quot;_&quot; &amp; [.G107])" office:value-type="string" office:string-value="dex">
            <text:p>dex</text:p>
          </table:table-cell>
          <table:table-cell table:formula="of:=&quot;'&quot; &amp; [.H107] &amp; &quot;': 0x&quot; &amp; MID([.D107]; 2; 10) &amp; &quot;,&quot;" office:value-type="string" office:string-value="'dex': 0xCA,">
            <text:p>'dex': 0xCA,</text:p>
          </table:table-cell>
          <table:table-cell table:formula="of:=&quot;def op_&quot; &amp; MID(LOWER([.D107]); 2; 10) &amp; &quot;(self): pass # &quot; &amp; [.H107]" office:value-type="string" office:string-value="def op_ca(self): pass # dex">
            <text:p>def op_ca(self): pass # dex</text:p>
          </table:table-cell>
        </table:table-row>
        <table:table-row table:style-name="ro1">
          <table:table-cell/>
          <table:table-cell office:value-type="string">
            <text:p>INX</text:p>
          </table:table-cell>
          <table:table-cell/>
          <table:table-cell office:value-type="string">
            <text:p>$E8</text:p>
          </table:table-cell>
          <table:table-cell table:number-columns-repeated="2"/>
          <table:table-cell table:formula="of:=IF([.A108] = &quot;Immediate&quot;; &quot;im&quot;; IF([.A108] = &quot;Zero Page&quot;; &quot;zp&quot;; IF([.A108] = &quot;Zero Page,X&quot;; &quot;zpx&quot;; IF([.A108] = &quot;Absolute&quot;; &quot;ab&quot;; IF([.A108] = &quot;Absolute,X&quot;; &quot;abx&quot;; IF([.A108] = &quot;Absolute,Y&quot;; &quot;aby&quot;; IF([.A108] = &quot;Indirect,X&quot;; &quot;inx&quot;; IF([.A108] = &quot;Indirect,Y&quot;; &quot;iny&quot;; &quot;-&quot;))))))))" office:value-type="string" office:string-value="-">
            <text:p>-</text:p>
          </table:table-cell>
          <table:table-cell table:formula="of:=LOWER([.B108]) &amp; IF([.G108] = &quot;-&quot;; &quot;&quot;; &quot;_&quot; &amp; [.G108])" office:value-type="string" office:string-value="inx">
            <text:p>inx</text:p>
          </table:table-cell>
          <table:table-cell table:formula="of:=&quot;'&quot; &amp; [.H108] &amp; &quot;': 0x&quot; &amp; MID([.D108]; 2; 10) &amp; &quot;,&quot;" office:value-type="string" office:string-value="'inx': 0xE8,">
            <text:p>'inx': 0xE8,</text:p>
          </table:table-cell>
          <table:table-cell table:formula="of:=&quot;def op_&quot; &amp; MID(LOWER([.D108]); 2; 10) &amp; &quot;(self): pass # &quot; &amp; [.H108]" office:value-type="string" office:string-value="def op_e8(self): pass # inx">
            <text:p>def op_e8(self): pass # inx</text:p>
          </table:table-cell>
        </table:table-row>
        <table:table-row table:style-name="ro1">
          <table:table-cell/>
          <table:table-cell office:value-type="string">
            <text:p>TAY</text:p>
          </table:table-cell>
          <table:table-cell/>
          <table:table-cell office:value-type="string">
            <text:p>$A8</text:p>
          </table:table-cell>
          <table:table-cell table:number-columns-repeated="2"/>
          <table:table-cell table:formula="of:=IF([.A109] = &quot;Immediate&quot;; &quot;im&quot;; IF([.A109] = &quot;Zero Page&quot;; &quot;zp&quot;; IF([.A109] = &quot;Zero Page,X&quot;; &quot;zpx&quot;; IF([.A109] = &quot;Absolute&quot;; &quot;ab&quot;; IF([.A109] = &quot;Absolute,X&quot;; &quot;abx&quot;; IF([.A109] = &quot;Absolute,Y&quot;; &quot;aby&quot;; IF([.A109] = &quot;Indirect,X&quot;; &quot;inx&quot;; IF([.A109] = &quot;Indirect,Y&quot;; &quot;iny&quot;; &quot;-&quot;))))))))" office:value-type="string" office:string-value="-">
            <text:p>-</text:p>
          </table:table-cell>
          <table:table-cell table:formula="of:=LOWER([.B109]) &amp; IF([.G109] = &quot;-&quot;; &quot;&quot;; &quot;_&quot; &amp; [.G109])" office:value-type="string" office:string-value="tay">
            <text:p>tay</text:p>
          </table:table-cell>
          <table:table-cell table:formula="of:=&quot;'&quot; &amp; [.H109] &amp; &quot;': 0x&quot; &amp; MID([.D109]; 2; 10) &amp; &quot;,&quot;" office:value-type="string" office:string-value="'tay': 0xA8,">
            <text:p>'tay': 0xA8,</text:p>
          </table:table-cell>
          <table:table-cell table:formula="of:=&quot;def op_&quot; &amp; MID(LOWER([.D109]); 2; 10) &amp; &quot;(self): pass # &quot; &amp; [.H109]" office:value-type="string" office:string-value="def op_a8(self): pass # tay">
            <text:p>def op_a8(self): pass # tay</text:p>
          </table:table-cell>
        </table:table-row>
        <table:table-row table:style-name="ro1">
          <table:table-cell/>
          <table:table-cell office:value-type="string">
            <text:p>TYA</text:p>
          </table:table-cell>
          <table:table-cell/>
          <table:table-cell office:value-type="string">
            <text:p>$98</text:p>
          </table:table-cell>
          <table:table-cell table:number-columns-repeated="2"/>
          <table:table-cell table:formula="of:=IF([.A110] = &quot;Immediate&quot;; &quot;im&quot;; IF([.A110] = &quot;Zero Page&quot;; &quot;zp&quot;; IF([.A110] = &quot;Zero Page,X&quot;; &quot;zpx&quot;; IF([.A110] = &quot;Absolute&quot;; &quot;ab&quot;; IF([.A110] = &quot;Absolute,X&quot;; &quot;abx&quot;; IF([.A110] = &quot;Absolute,Y&quot;; &quot;aby&quot;; IF([.A110] = &quot;Indirect,X&quot;; &quot;inx&quot;; IF([.A110] = &quot;Indirect,Y&quot;; &quot;iny&quot;; &quot;-&quot;))))))))" office:value-type="string" office:string-value="-">
            <text:p>-</text:p>
          </table:table-cell>
          <table:table-cell table:formula="of:=LOWER([.B110]) &amp; IF([.G110] = &quot;-&quot;; &quot;&quot;; &quot;_&quot; &amp; [.G110])" office:value-type="string" office:string-value="tya">
            <text:p>tya</text:p>
          </table:table-cell>
          <table:table-cell table:formula="of:=&quot;'&quot; &amp; [.H110] &amp; &quot;': 0x&quot; &amp; MID([.D110]; 2; 10) &amp; &quot;,&quot;" office:value-type="string" office:string-value="'tya': 0x98,">
            <text:p>'tya': 0x98,</text:p>
          </table:table-cell>
          <table:table-cell table:formula="of:=&quot;def op_&quot; &amp; MID(LOWER([.D110]); 2; 10) &amp; &quot;(self): pass # &quot; &amp; [.H110]" office:value-type="string" office:string-value="def op_98(self): pass # tya">
            <text:p>def op_98(self): pass # tya</text:p>
          </table:table-cell>
        </table:table-row>
        <table:table-row table:style-name="ro1">
          <table:table-cell/>
          <table:table-cell office:value-type="string">
            <text:p>DEY</text:p>
          </table:table-cell>
          <table:table-cell/>
          <table:table-cell office:value-type="string">
            <text:p>$88</text:p>
          </table:table-cell>
          <table:table-cell table:number-columns-repeated="2"/>
          <table:table-cell table:formula="of:=IF([.A111] = &quot;Immediate&quot;; &quot;im&quot;; IF([.A111] = &quot;Zero Page&quot;; &quot;zp&quot;; IF([.A111] = &quot;Zero Page,X&quot;; &quot;zpx&quot;; IF([.A111] = &quot;Absolute&quot;; &quot;ab&quot;; IF([.A111] = &quot;Absolute,X&quot;; &quot;abx&quot;; IF([.A111] = &quot;Absolute,Y&quot;; &quot;aby&quot;; IF([.A111] = &quot;Indirect,X&quot;; &quot;inx&quot;; IF([.A111] = &quot;Indirect,Y&quot;; &quot;iny&quot;; &quot;-&quot;))))))))" office:value-type="string" office:string-value="-">
            <text:p>-</text:p>
          </table:table-cell>
          <table:table-cell table:formula="of:=LOWER([.B111]) &amp; IF([.G111] = &quot;-&quot;; &quot;&quot;; &quot;_&quot; &amp; [.G111])" office:value-type="string" office:string-value="dey">
            <text:p>dey</text:p>
          </table:table-cell>
          <table:table-cell table:formula="of:=&quot;'&quot; &amp; [.H111] &amp; &quot;': 0x&quot; &amp; MID([.D111]; 2; 10) &amp; &quot;,&quot;" office:value-type="string" office:string-value="'dey': 0x88,">
            <text:p>'dey': 0x88,</text:p>
          </table:table-cell>
          <table:table-cell table:formula="of:=&quot;def op_&quot; &amp; MID(LOWER([.D111]); 2; 10) &amp; &quot;(self): pass # &quot; &amp; [.H111]" office:value-type="string" office:string-value="def op_88(self): pass # dey">
            <text:p>def op_88(self): pass # dey</text:p>
          </table:table-cell>
        </table:table-row>
        <table:table-row table:style-name="ro1">
          <table:table-cell/>
          <table:table-cell office:value-type="string">
            <text:p>INY</text:p>
          </table:table-cell>
          <table:table-cell/>
          <table:table-cell office:value-type="string">
            <text:p>$C8</text:p>
          </table:table-cell>
          <table:table-cell table:number-columns-repeated="2"/>
          <table:table-cell table:formula="of:=IF([.A112] = &quot;Immediate&quot;; &quot;im&quot;; IF([.A112] = &quot;Zero Page&quot;; &quot;zp&quot;; IF([.A112] = &quot;Zero Page,X&quot;; &quot;zpx&quot;; IF([.A112] = &quot;Absolute&quot;; &quot;ab&quot;; IF([.A112] = &quot;Absolute,X&quot;; &quot;abx&quot;; IF([.A112] = &quot;Absolute,Y&quot;; &quot;aby&quot;; IF([.A112] = &quot;Indirect,X&quot;; &quot;inx&quot;; IF([.A112] = &quot;Indirect,Y&quot;; &quot;iny&quot;; &quot;-&quot;))))))))" office:value-type="string" office:string-value="-">
            <text:p>-</text:p>
          </table:table-cell>
          <table:table-cell table:formula="of:=LOWER([.B112]) &amp; IF([.G112] = &quot;-&quot;; &quot;&quot;; &quot;_&quot; &amp; [.G112])" office:value-type="string" office:string-value="iny">
            <text:p>iny</text:p>
          </table:table-cell>
          <table:table-cell table:formula="of:=&quot;'&quot; &amp; [.H112] &amp; &quot;': 0x&quot; &amp; MID([.D112]; 2; 10) &amp; &quot;,&quot;" office:value-type="string" office:string-value="'iny': 0xC8,">
            <text:p>'iny': 0xC8,</text:p>
          </table:table-cell>
          <table:table-cell table:formula="of:=&quot;def op_&quot; &amp; MID(LOWER([.D112]); 2; 10) &amp; &quot;(self): pass # &quot; &amp; [.H112]" office:value-type="string" office:string-value="def op_c8(self): pass # iny">
            <text:p>def op_c8(self): pass # iny</text:p>
          </table:table-cell>
        </table:table-row>
        <table:table-row table:style-name="ro1">
          <table:table-cell office:value-type="string">
            <text:p>Accumulator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string">
            <text:p>$2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A113] = &quot;Immediate&quot;; &quot;im&quot;; IF([.A113] = &quot;Zero Page&quot;; &quot;zp&quot;; IF([.A113] = &quot;Zero Page,X&quot;; &quot;zpx&quot;; IF([.A113] = &quot;Absolute&quot;; &quot;ab&quot;; IF([.A113] = &quot;Absolute,X&quot;; &quot;abx&quot;; IF([.A113] = &quot;Absolute,Y&quot;; &quot;aby&quot;; IF([.A113] = &quot;Indirect,X&quot;; &quot;inx&quot;; IF([.A113] = &quot;Indirect,Y&quot;; &quot;iny&quot;; &quot;-&quot;))))))))" office:value-type="string" office:string-value="-">
            <text:p>-</text:p>
          </table:table-cell>
          <table:table-cell table:formula="of:=LOWER([.B113]) &amp; IF([.G113] = &quot;-&quot;; &quot;&quot;; &quot;_&quot; &amp; [.G113])" office:value-type="string" office:string-value="rol">
            <text:p>rol</text:p>
          </table:table-cell>
          <table:table-cell table:formula="of:=&quot;'&quot; &amp; [.H113] &amp; &quot;': 0x&quot; &amp; MID([.D113]; 2; 10) &amp; &quot;,&quot;" office:value-type="string" office:string-value="'rol': 0x2A,">
            <text:p>'rol': 0x2A,</text:p>
          </table:table-cell>
          <table:table-cell table:formula="of:=&quot;def op_&quot; &amp; MID(LOWER([.D113]); 2; 10) &amp; &quot;(self): pass # &quot; &amp; [.H113]" office:value-type="string" office:string-value="def op_2a(self): pass # rol">
            <text:p>def op_2a(self): pass # rol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ROL</text:p>
          </table:table-cell>
          <table:table-cell office:value-type="string">
            <text:p>$44</text:p>
          </table:table-cell>
          <table:table-cell office:value-type="string">
            <text:p>$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[.A114] = &quot;Immediate&quot;; &quot;im&quot;; IF([.A114] = &quot;Zero Page&quot;; &quot;zp&quot;; IF([.A114] = &quot;Zero Page,X&quot;; &quot;zpx&quot;; IF([.A114] = &quot;Absolute&quot;; &quot;ab&quot;; IF([.A114] = &quot;Absolute,X&quot;; &quot;abx&quot;; IF([.A114] = &quot;Absolute,Y&quot;; &quot;aby&quot;; IF([.A114] = &quot;Indirect,X&quot;; &quot;inx&quot;; IF([.A114] = &quot;Indirect,Y&quot;; &quot;iny&quot;; &quot;-&quot;))))))))" office:value-type="string" office:string-value="zp">
            <text:p>zp</text:p>
          </table:table-cell>
          <table:table-cell table:formula="of:=LOWER([.B114]) &amp; IF([.G114] = &quot;-&quot;; &quot;&quot;; &quot;_&quot; &amp; [.G114])" office:value-type="string" office:string-value="rol_zp">
            <text:p>rol_zp</text:p>
          </table:table-cell>
          <table:table-cell table:formula="of:=&quot;'&quot; &amp; [.H114] &amp; &quot;': 0x&quot; &amp; MID([.D114]; 2; 10) &amp; &quot;,&quot;" office:value-type="string" office:string-value="'rol_zp': 0x26,">
            <text:p>'rol_zp': 0x26,</text:p>
          </table:table-cell>
          <table:table-cell table:formula="of:=&quot;def op_&quot; &amp; MID(LOWER([.D114]); 2; 10) &amp; &quot;(self): pass # &quot; &amp; [.H114]" office:value-type="string" office:string-value="def op_26(self): pass # rol_zp">
            <text:p>def op_26(self): pass # rol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ROL</text:p>
          </table:table-cell>
          <table:table-cell office:value-type="string">
            <text:p>$44,X</text:p>
          </table:table-cell>
          <table:table-cell office:value-type="string">
            <text:p>$3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15] = &quot;Immediate&quot;; &quot;im&quot;; IF([.A115] = &quot;Zero Page&quot;; &quot;zp&quot;; IF([.A115] = &quot;Zero Page,X&quot;; &quot;zpx&quot;; IF([.A115] = &quot;Absolute&quot;; &quot;ab&quot;; IF([.A115] = &quot;Absolute,X&quot;; &quot;abx&quot;; IF([.A115] = &quot;Absolute,Y&quot;; &quot;aby&quot;; IF([.A115] = &quot;Indirect,X&quot;; &quot;inx&quot;; IF([.A115] = &quot;Indirect,Y&quot;; &quot;iny&quot;; &quot;-&quot;))))))))" office:value-type="string" office:string-value="zpx">
            <text:p>zpx</text:p>
          </table:table-cell>
          <table:table-cell table:formula="of:=LOWER([.B115]) &amp; IF([.G115] = &quot;-&quot;; &quot;&quot;; &quot;_&quot; &amp; [.G115])" office:value-type="string" office:string-value="rol_zpx">
            <text:p>rol_zpx</text:p>
          </table:table-cell>
          <table:table-cell table:formula="of:=&quot;'&quot; &amp; [.H115] &amp; &quot;': 0x&quot; &amp; MID([.D115]; 2; 10) &amp; &quot;,&quot;" office:value-type="string" office:string-value="'rol_zpx': 0x36,">
            <text:p>'rol_zpx': 0x36,</text:p>
          </table:table-cell>
          <table:table-cell table:formula="of:=&quot;def op_&quot; &amp; MID(LOWER([.D115]); 2; 10) &amp; &quot;(self): pass # &quot; &amp; [.H115]" office:value-type="string" office:string-value="def op_36(self): pass # rol_zpx">
            <text:p>def op_36(self): pass # rol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ROL</text:p>
          </table:table-cell>
          <table:table-cell office:value-type="string">
            <text:p>$4400</text:p>
          </table:table-cell>
          <table:table-cell office:value-type="string">
            <text:p>$2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116] = &quot;Immediate&quot;; &quot;im&quot;; IF([.A116] = &quot;Zero Page&quot;; &quot;zp&quot;; IF([.A116] = &quot;Zero Page,X&quot;; &quot;zpx&quot;; IF([.A116] = &quot;Absolute&quot;; &quot;ab&quot;; IF([.A116] = &quot;Absolute,X&quot;; &quot;abx&quot;; IF([.A116] = &quot;Absolute,Y&quot;; &quot;aby&quot;; IF([.A116] = &quot;Indirect,X&quot;; &quot;inx&quot;; IF([.A116] = &quot;Indirect,Y&quot;; &quot;iny&quot;; &quot;-&quot;))))))))" office:value-type="string" office:string-value="ab">
            <text:p>ab</text:p>
          </table:table-cell>
          <table:table-cell table:formula="of:=LOWER([.B116]) &amp; IF([.G116] = &quot;-&quot;; &quot;&quot;; &quot;_&quot; &amp; [.G116])" office:value-type="string" office:string-value="rol_ab">
            <text:p>rol_ab</text:p>
          </table:table-cell>
          <table:table-cell table:formula="of:=&quot;'&quot; &amp; [.H116] &amp; &quot;': 0x&quot; &amp; MID([.D116]; 2; 10) &amp; &quot;,&quot;" office:value-type="string" office:string-value="'rol_ab': 0x2E,">
            <text:p>'rol_ab': 0x2E,</text:p>
          </table:table-cell>
          <table:table-cell table:formula="of:=&quot;def op_&quot; &amp; MID(LOWER([.D116]); 2; 10) &amp; &quot;(self): pass # &quot; &amp; [.H116]" office:value-type="string" office:string-value="def op_2e(self): pass # rol_ab">
            <text:p>def op_2e(self): pass # rol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ROL</text:p>
          </table:table-cell>
          <table:table-cell office:value-type="string">
            <text:p>$4400,X</text:p>
          </table:table-cell>
          <table:table-cell office:value-type="string">
            <text:p>$3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IF([.A117] = &quot;Immediate&quot;; &quot;im&quot;; IF([.A117] = &quot;Zero Page&quot;; &quot;zp&quot;; IF([.A117] = &quot;Zero Page,X&quot;; &quot;zpx&quot;; IF([.A117] = &quot;Absolute&quot;; &quot;ab&quot;; IF([.A117] = &quot;Absolute,X&quot;; &quot;abx&quot;; IF([.A117] = &quot;Absolute,Y&quot;; &quot;aby&quot;; IF([.A117] = &quot;Indirect,X&quot;; &quot;inx&quot;; IF([.A117] = &quot;Indirect,Y&quot;; &quot;iny&quot;; &quot;-&quot;))))))))" office:value-type="string" office:string-value="abx">
            <text:p>abx</text:p>
          </table:table-cell>
          <table:table-cell table:formula="of:=LOWER([.B117]) &amp; IF([.G117] = &quot;-&quot;; &quot;&quot;; &quot;_&quot; &amp; [.G117])" office:value-type="string" office:string-value="rol_abx">
            <text:p>rol_abx</text:p>
          </table:table-cell>
          <table:table-cell table:formula="of:=&quot;'&quot; &amp; [.H117] &amp; &quot;': 0x&quot; &amp; MID([.D117]; 2; 10) &amp; &quot;,&quot;" office:value-type="string" office:string-value="'rol_abx': 0x3E,">
            <text:p>'rol_abx': 0x3E,</text:p>
          </table:table-cell>
          <table:table-cell table:formula="of:=&quot;def op_&quot; &amp; MID(LOWER([.D117]); 2; 10) &amp; &quot;(self): pass # &quot; &amp; [.H117]" office:value-type="string" office:string-value="def op_3e(self): pass # rol_abx">
            <text:p>def op_3e(self): pass # rol_abx</text:p>
          </table:table-cell>
        </table:table-row>
        <table:table-row table:style-name="ro1">
          <table:table-cell office:value-type="string">
            <text:p>Accumulator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string">
            <text:p>$6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A118] = &quot;Immediate&quot;; &quot;im&quot;; IF([.A118] = &quot;Zero Page&quot;; &quot;zp&quot;; IF([.A118] = &quot;Zero Page,X&quot;; &quot;zpx&quot;; IF([.A118] = &quot;Absolute&quot;; &quot;ab&quot;; IF([.A118] = &quot;Absolute,X&quot;; &quot;abx&quot;; IF([.A118] = &quot;Absolute,Y&quot;; &quot;aby&quot;; IF([.A118] = &quot;Indirect,X&quot;; &quot;inx&quot;; IF([.A118] = &quot;Indirect,Y&quot;; &quot;iny&quot;; &quot;-&quot;))))))))" office:value-type="string" office:string-value="-">
            <text:p>-</text:p>
          </table:table-cell>
          <table:table-cell table:formula="of:=LOWER([.B118]) &amp; IF([.G118] = &quot;-&quot;; &quot;&quot;; &quot;_&quot; &amp; [.G118])" office:value-type="string" office:string-value="ror">
            <text:p>ror</text:p>
          </table:table-cell>
          <table:table-cell table:formula="of:=&quot;'&quot; &amp; [.H118] &amp; &quot;': 0x&quot; &amp; MID([.D118]; 2; 10) &amp; &quot;,&quot;" office:value-type="string" office:string-value="'ror': 0x6A,">
            <text:p>'ror': 0x6A,</text:p>
          </table:table-cell>
          <table:table-cell table:formula="of:=&quot;def op_&quot; &amp; MID(LOWER([.D118]); 2; 10) &amp; &quot;(self): pass # &quot; &amp; [.H118]" office:value-type="string" office:string-value="def op_6a(self): pass # ror">
            <text:p>def op_6a(self): pass # ror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ROR</text:p>
          </table:table-cell>
          <table:table-cell office:value-type="string">
            <text:p>$44</text:p>
          </table:table-cell>
          <table:table-cell office:value-type="string">
            <text:p>$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[.A119] = &quot;Immediate&quot;; &quot;im&quot;; IF([.A119] = &quot;Zero Page&quot;; &quot;zp&quot;; IF([.A119] = &quot;Zero Page,X&quot;; &quot;zpx&quot;; IF([.A119] = &quot;Absolute&quot;; &quot;ab&quot;; IF([.A119] = &quot;Absolute,X&quot;; &quot;abx&quot;; IF([.A119] = &quot;Absolute,Y&quot;; &quot;aby&quot;; IF([.A119] = &quot;Indirect,X&quot;; &quot;inx&quot;; IF([.A119] = &quot;Indirect,Y&quot;; &quot;iny&quot;; &quot;-&quot;))))))))" office:value-type="string" office:string-value="zp">
            <text:p>zp</text:p>
          </table:table-cell>
          <table:table-cell table:formula="of:=LOWER([.B119]) &amp; IF([.G119] = &quot;-&quot;; &quot;&quot;; &quot;_&quot; &amp; [.G119])" office:value-type="string" office:string-value="ror_zp">
            <text:p>ror_zp</text:p>
          </table:table-cell>
          <table:table-cell table:formula="of:=&quot;'&quot; &amp; [.H119] &amp; &quot;': 0x&quot; &amp; MID([.D119]; 2; 10) &amp; &quot;,&quot;" office:value-type="string" office:string-value="'ror_zp': 0x66,">
            <text:p>'ror_zp': 0x66,</text:p>
          </table:table-cell>
          <table:table-cell table:formula="of:=&quot;def op_&quot; &amp; MID(LOWER([.D119]); 2; 10) &amp; &quot;(self): pass # &quot; &amp; [.H119]" office:value-type="string" office:string-value="def op_66(self): pass # ror_zp">
            <text:p>def op_66(self): pass # ror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ROR</text:p>
          </table:table-cell>
          <table:table-cell office:value-type="string">
            <text:p>$44,X</text:p>
          </table:table-cell>
          <table:table-cell office:value-type="string">
            <text:p>$7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20] = &quot;Immediate&quot;; &quot;im&quot;; IF([.A120] = &quot;Zero Page&quot;; &quot;zp&quot;; IF([.A120] = &quot;Zero Page,X&quot;; &quot;zpx&quot;; IF([.A120] = &quot;Absolute&quot;; &quot;ab&quot;; IF([.A120] = &quot;Absolute,X&quot;; &quot;abx&quot;; IF([.A120] = &quot;Absolute,Y&quot;; &quot;aby&quot;; IF([.A120] = &quot;Indirect,X&quot;; &quot;inx&quot;; IF([.A120] = &quot;Indirect,Y&quot;; &quot;iny&quot;; &quot;-&quot;))))))))" office:value-type="string" office:string-value="zpx">
            <text:p>zpx</text:p>
          </table:table-cell>
          <table:table-cell table:formula="of:=LOWER([.B120]) &amp; IF([.G120] = &quot;-&quot;; &quot;&quot;; &quot;_&quot; &amp; [.G120])" office:value-type="string" office:string-value="ror_zpx">
            <text:p>ror_zpx</text:p>
          </table:table-cell>
          <table:table-cell table:formula="of:=&quot;'&quot; &amp; [.H120] &amp; &quot;': 0x&quot; &amp; MID([.D120]; 2; 10) &amp; &quot;,&quot;" office:value-type="string" office:string-value="'ror_zpx': 0x76,">
            <text:p>'ror_zpx': 0x76,</text:p>
          </table:table-cell>
          <table:table-cell table:formula="of:=&quot;def op_&quot; &amp; MID(LOWER([.D120]); 2; 10) &amp; &quot;(self): pass # &quot; &amp; [.H120]" office:value-type="string" office:string-value="def op_76(self): pass # ror_zpx">
            <text:p>def op_76(self): pass # ror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ROR</text:p>
          </table:table-cell>
          <table:table-cell office:value-type="string">
            <text:p>$4400</text:p>
          </table:table-cell>
          <table:table-cell office:value-type="string">
            <text:p>$6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[.A121] = &quot;Immediate&quot;; &quot;im&quot;; IF([.A121] = &quot;Zero Page&quot;; &quot;zp&quot;; IF([.A121] = &quot;Zero Page,X&quot;; &quot;zpx&quot;; IF([.A121] = &quot;Absolute&quot;; &quot;ab&quot;; IF([.A121] = &quot;Absolute,X&quot;; &quot;abx&quot;; IF([.A121] = &quot;Absolute,Y&quot;; &quot;aby&quot;; IF([.A121] = &quot;Indirect,X&quot;; &quot;inx&quot;; IF([.A121] = &quot;Indirect,Y&quot;; &quot;iny&quot;; &quot;-&quot;))))))))" office:value-type="string" office:string-value="ab">
            <text:p>ab</text:p>
          </table:table-cell>
          <table:table-cell table:formula="of:=LOWER([.B121]) &amp; IF([.G121] = &quot;-&quot;; &quot;&quot;; &quot;_&quot; &amp; [.G121])" office:value-type="string" office:string-value="ror_ab">
            <text:p>ror_ab</text:p>
          </table:table-cell>
          <table:table-cell table:formula="of:=&quot;'&quot; &amp; [.H121] &amp; &quot;': 0x&quot; &amp; MID([.D121]; 2; 10) &amp; &quot;,&quot;" office:value-type="string" office:string-value="'ror_ab': 0x6E,">
            <text:p>'ror_ab': 0x6E,</text:p>
          </table:table-cell>
          <table:table-cell table:formula="of:=&quot;def op_&quot; &amp; MID(LOWER([.D121]); 2; 10) &amp; &quot;(self): pass # &quot; &amp; [.H121]" office:value-type="string" office:string-value="def op_6e(self): pass # ror_ab">
            <text:p>def op_6e(self): pass # ror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ROR</text:p>
          </table:table-cell>
          <table:table-cell office:value-type="string">
            <text:p>$4400,X</text:p>
          </table:table-cell>
          <table:table-cell office:value-type="string">
            <text:p>$7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IF([.A122] = &quot;Immediate&quot;; &quot;im&quot;; IF([.A122] = &quot;Zero Page&quot;; &quot;zp&quot;; IF([.A122] = &quot;Zero Page,X&quot;; &quot;zpx&quot;; IF([.A122] = &quot;Absolute&quot;; &quot;ab&quot;; IF([.A122] = &quot;Absolute,X&quot;; &quot;abx&quot;; IF([.A122] = &quot;Absolute,Y&quot;; &quot;aby&quot;; IF([.A122] = &quot;Indirect,X&quot;; &quot;inx&quot;; IF([.A122] = &quot;Indirect,Y&quot;; &quot;iny&quot;; &quot;-&quot;))))))))" office:value-type="string" office:string-value="abx">
            <text:p>abx</text:p>
          </table:table-cell>
          <table:table-cell table:formula="of:=LOWER([.B122]) &amp; IF([.G122] = &quot;-&quot;; &quot;&quot;; &quot;_&quot; &amp; [.G122])" office:value-type="string" office:string-value="ror_abx">
            <text:p>ror_abx</text:p>
          </table:table-cell>
          <table:table-cell table:formula="of:=&quot;'&quot; &amp; [.H122] &amp; &quot;': 0x&quot; &amp; MID([.D122]; 2; 10) &amp; &quot;,&quot;" office:value-type="string" office:string-value="'ror_abx': 0x7E,">
            <text:p>'ror_abx': 0x7E,</text:p>
          </table:table-cell>
          <table:table-cell table:formula="of:=&quot;def op_&quot; &amp; MID(LOWER([.D122]); 2; 10) &amp; &quot;(self): pass # &quot; &amp; [.H122]" office:value-type="string" office:string-value="def op_7e(self): pass # ror_abx">
            <text:p>def op_7e(self): pass # ror_abx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RTI</text:p>
          </table:table-cell>
          <table:table-cell/>
          <table:table-cell office:value-type="string">
            <text:p>$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[.A123] = &quot;Immediate&quot;; &quot;im&quot;; IF([.A123] = &quot;Zero Page&quot;; &quot;zp&quot;; IF([.A123] = &quot;Zero Page,X&quot;; &quot;zpx&quot;; IF([.A123] = &quot;Absolute&quot;; &quot;ab&quot;; IF([.A123] = &quot;Absolute,X&quot;; &quot;abx&quot;; IF([.A123] = &quot;Absolute,Y&quot;; &quot;aby&quot;; IF([.A123] = &quot;Indirect,X&quot;; &quot;inx&quot;; IF([.A123] = &quot;Indirect,Y&quot;; &quot;iny&quot;; &quot;-&quot;))))))))" office:value-type="string" office:string-value="-">
            <text:p>-</text:p>
          </table:table-cell>
          <table:table-cell table:formula="of:=LOWER([.B123]) &amp; IF([.G123] = &quot;-&quot;; &quot;&quot;; &quot;_&quot; &amp; [.G123])" office:value-type="string" office:string-value="rti">
            <text:p>rti</text:p>
          </table:table-cell>
          <table:table-cell table:formula="of:=&quot;'&quot; &amp; [.H123] &amp; &quot;': 0x&quot; &amp; MID([.D123]; 2; 10) &amp; &quot;,&quot;" office:value-type="string" office:string-value="'rti': 0x40,">
            <text:p>'rti': 0x40,</text:p>
          </table:table-cell>
          <table:table-cell table:formula="of:=&quot;def op_&quot; &amp; MID(LOWER([.D123]); 2; 10) &amp; &quot;(self): pass # &quot; &amp; [.H123]" office:value-type="string" office:string-value="def op_40(self): pass # rti">
            <text:p>def op_40(self): pass # rti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RTS</text:p>
          </table:table-cell>
          <table:table-cell/>
          <table:table-cell office:value-type="string">
            <text:p>$6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[.A124] = &quot;Immediate&quot;; &quot;im&quot;; IF([.A124] = &quot;Zero Page&quot;; &quot;zp&quot;; IF([.A124] = &quot;Zero Page,X&quot;; &quot;zpx&quot;; IF([.A124] = &quot;Absolute&quot;; &quot;ab&quot;; IF([.A124] = &quot;Absolute,X&quot;; &quot;abx&quot;; IF([.A124] = &quot;Absolute,Y&quot;; &quot;aby&quot;; IF([.A124] = &quot;Indirect,X&quot;; &quot;inx&quot;; IF([.A124] = &quot;Indirect,Y&quot;; &quot;iny&quot;; &quot;-&quot;))))))))" office:value-type="string" office:string-value="-">
            <text:p>-</text:p>
          </table:table-cell>
          <table:table-cell table:formula="of:=LOWER([.B124]) &amp; IF([.G124] = &quot;-&quot;; &quot;&quot;; &quot;_&quot; &amp; [.G124])" office:value-type="string" office:string-value="rts">
            <text:p>rts</text:p>
          </table:table-cell>
          <table:table-cell table:formula="of:=&quot;'&quot; &amp; [.H124] &amp; &quot;': 0x&quot; &amp; MID([.D124]; 2; 10) &amp; &quot;,&quot;" office:value-type="string" office:string-value="'rts': 0x60,">
            <text:p>'rts': 0x60,</text:p>
          </table:table-cell>
          <table:table-cell table:formula="of:=&quot;def op_&quot; &amp; MID(LOWER([.D124]); 2; 10) &amp; &quot;(self): pass # &quot; &amp; [.H124]" office:value-type="string" office:string-value="def op_60(self): pass # rts">
            <text:p>def op_60(self): pass # rts</text:p>
          </table:table-cell>
        </table:table-row>
        <table:table-row table:style-name="ro1">
          <table:table-cell office:value-type="string">
            <text:p>Immediate</text:p>
          </table:table-cell>
          <table:table-cell office:value-type="string">
            <text:p>SBC</text:p>
          </table:table-cell>
          <table:table-cell office:value-type="string">
            <text:p>#$44</text:p>
          </table:table-cell>
          <table:table-cell office:value-type="string">
            <text:p>$E9</text:p>
          </table:table-cell>
          <table:table-cell table:number-columns-repeated="2" office:value-type="float" office:value="2">
            <text:p>2</text:p>
          </table:table-cell>
          <table:table-cell table:formula="of:=IF([.A125] = &quot;Immediate&quot;; &quot;im&quot;; IF([.A125] = &quot;Zero Page&quot;; &quot;zp&quot;; IF([.A125] = &quot;Zero Page,X&quot;; &quot;zpx&quot;; IF([.A125] = &quot;Absolute&quot;; &quot;ab&quot;; IF([.A125] = &quot;Absolute,X&quot;; &quot;abx&quot;; IF([.A125] = &quot;Absolute,Y&quot;; &quot;aby&quot;; IF([.A125] = &quot;Indirect,X&quot;; &quot;inx&quot;; IF([.A125] = &quot;Indirect,Y&quot;; &quot;iny&quot;; &quot;-&quot;))))))))" office:value-type="string" office:string-value="im">
            <text:p>im</text:p>
          </table:table-cell>
          <table:table-cell table:formula="of:=LOWER([.B125]) &amp; IF([.G125] = &quot;-&quot;; &quot;&quot;; &quot;_&quot; &amp; [.G125])" office:value-type="string" office:string-value="sbc_im">
            <text:p>sbc_im</text:p>
          </table:table-cell>
          <table:table-cell table:formula="of:=&quot;'&quot; &amp; [.H125] &amp; &quot;': 0x&quot; &amp; MID([.D125]; 2; 10) &amp; &quot;,&quot;" office:value-type="string" office:string-value="'sbc_im': 0xE9,">
            <text:p>'sbc_im': 0xE9,</text:p>
          </table:table-cell>
          <table:table-cell table:formula="of:=&quot;def op_&quot; &amp; MID(LOWER([.D125]); 2; 10) &amp; &quot;(self): pass # &quot; &amp; [.H125]" office:value-type="string" office:string-value="def op_e9(self): pass # sbc_im">
            <text:p>def op_e9(self): pass # sbc_im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SBC</text:p>
          </table:table-cell>
          <table:table-cell office:value-type="string">
            <text:p>$44</text:p>
          </table:table-cell>
          <table:table-cell office:value-type="string">
            <text:p>$E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126] = &quot;Immediate&quot;; &quot;im&quot;; IF([.A126] = &quot;Zero Page&quot;; &quot;zp&quot;; IF([.A126] = &quot;Zero Page,X&quot;; &quot;zpx&quot;; IF([.A126] = &quot;Absolute&quot;; &quot;ab&quot;; IF([.A126] = &quot;Absolute,X&quot;; &quot;abx&quot;; IF([.A126] = &quot;Absolute,Y&quot;; &quot;aby&quot;; IF([.A126] = &quot;Indirect,X&quot;; &quot;inx&quot;; IF([.A126] = &quot;Indirect,Y&quot;; &quot;iny&quot;; &quot;-&quot;))))))))" office:value-type="string" office:string-value="zp">
            <text:p>zp</text:p>
          </table:table-cell>
          <table:table-cell table:formula="of:=LOWER([.B126]) &amp; IF([.G126] = &quot;-&quot;; &quot;&quot;; &quot;_&quot; &amp; [.G126])" office:value-type="string" office:string-value="sbc_zp">
            <text:p>sbc_zp</text:p>
          </table:table-cell>
          <table:table-cell table:formula="of:=&quot;'&quot; &amp; [.H126] &amp; &quot;': 0x&quot; &amp; MID([.D126]; 2; 10) &amp; &quot;,&quot;" office:value-type="string" office:string-value="'sbc_zp': 0xE5,">
            <text:p>'sbc_zp': 0xE5,</text:p>
          </table:table-cell>
          <table:table-cell table:formula="of:=&quot;def op_&quot; &amp; MID(LOWER([.D126]); 2; 10) &amp; &quot;(self): pass # &quot; &amp; [.H126]" office:value-type="string" office:string-value="def op_e5(self): pass # sbc_zp">
            <text:p>def op_e5(self): pass # sbc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SBC</text:p>
          </table:table-cell>
          <table:table-cell office:value-type="string">
            <text:p>$44,X</text:p>
          </table:table-cell>
          <table:table-cell office:value-type="string">
            <text:p>$F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127] = &quot;Immediate&quot;; &quot;im&quot;; IF([.A127] = &quot;Zero Page&quot;; &quot;zp&quot;; IF([.A127] = &quot;Zero Page,X&quot;; &quot;zpx&quot;; IF([.A127] = &quot;Absolute&quot;; &quot;ab&quot;; IF([.A127] = &quot;Absolute,X&quot;; &quot;abx&quot;; IF([.A127] = &quot;Absolute,Y&quot;; &quot;aby&quot;; IF([.A127] = &quot;Indirect,X&quot;; &quot;inx&quot;; IF([.A127] = &quot;Indirect,Y&quot;; &quot;iny&quot;; &quot;-&quot;))))))))" office:value-type="string" office:string-value="zpx">
            <text:p>zpx</text:p>
          </table:table-cell>
          <table:table-cell table:formula="of:=LOWER([.B127]) &amp; IF([.G127] = &quot;-&quot;; &quot;&quot;; &quot;_&quot; &amp; [.G127])" office:value-type="string" office:string-value="sbc_zpx">
            <text:p>sbc_zpx</text:p>
          </table:table-cell>
          <table:table-cell table:formula="of:=&quot;'&quot; &amp; [.H127] &amp; &quot;': 0x&quot; &amp; MID([.D127]; 2; 10) &amp; &quot;,&quot;" office:value-type="string" office:string-value="'sbc_zpx': 0xF5,">
            <text:p>'sbc_zpx': 0xF5,</text:p>
          </table:table-cell>
          <table:table-cell table:formula="of:=&quot;def op_&quot; &amp; MID(LOWER([.D127]); 2; 10) &amp; &quot;(self): pass # &quot; &amp; [.H127]" office:value-type="string" office:string-value="def op_f5(self): pass # sbc_zpx">
            <text:p>def op_f5(self): pass # sbc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SBC</text:p>
          </table:table-cell>
          <table:table-cell office:value-type="string">
            <text:p>$4400</text:p>
          </table:table-cell>
          <table:table-cell office:value-type="string">
            <text:p>$E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128] = &quot;Immediate&quot;; &quot;im&quot;; IF([.A128] = &quot;Zero Page&quot;; &quot;zp&quot;; IF([.A128] = &quot;Zero Page,X&quot;; &quot;zpx&quot;; IF([.A128] = &quot;Absolute&quot;; &quot;ab&quot;; IF([.A128] = &quot;Absolute,X&quot;; &quot;abx&quot;; IF([.A128] = &quot;Absolute,Y&quot;; &quot;aby&quot;; IF([.A128] = &quot;Indirect,X&quot;; &quot;inx&quot;; IF([.A128] = &quot;Indirect,Y&quot;; &quot;iny&quot;; &quot;-&quot;))))))))" office:value-type="string" office:string-value="ab">
            <text:p>ab</text:p>
          </table:table-cell>
          <table:table-cell table:formula="of:=LOWER([.B128]) &amp; IF([.G128] = &quot;-&quot;; &quot;&quot;; &quot;_&quot; &amp; [.G128])" office:value-type="string" office:string-value="sbc_ab">
            <text:p>sbc_ab</text:p>
          </table:table-cell>
          <table:table-cell table:formula="of:=&quot;'&quot; &amp; [.H128] &amp; &quot;': 0x&quot; &amp; MID([.D128]; 2; 10) &amp; &quot;,&quot;" office:value-type="string" office:string-value="'sbc_ab': 0xED,">
            <text:p>'sbc_ab': 0xED,</text:p>
          </table:table-cell>
          <table:table-cell table:formula="of:=&quot;def op_&quot; &amp; MID(LOWER([.D128]); 2; 10) &amp; &quot;(self): pass # &quot; &amp; [.H128]" office:value-type="string" office:string-value="def op_ed(self): pass # sbc_ab">
            <text:p>def op_ed(self): pass # sbc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SBC</text:p>
          </table:table-cell>
          <table:table-cell office:value-type="string">
            <text:p>$4400,X</text:p>
          </table:table-cell>
          <table:table-cell office:value-type="string">
            <text:p>$FD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129] = &quot;Immediate&quot;; &quot;im&quot;; IF([.A129] = &quot;Zero Page&quot;; &quot;zp&quot;; IF([.A129] = &quot;Zero Page,X&quot;; &quot;zpx&quot;; IF([.A129] = &quot;Absolute&quot;; &quot;ab&quot;; IF([.A129] = &quot;Absolute,X&quot;; &quot;abx&quot;; IF([.A129] = &quot;Absolute,Y&quot;; &quot;aby&quot;; IF([.A129] = &quot;Indirect,X&quot;; &quot;inx&quot;; IF([.A129] = &quot;Indirect,Y&quot;; &quot;iny&quot;; &quot;-&quot;))))))))" office:value-type="string" office:string-value="abx">
            <text:p>abx</text:p>
          </table:table-cell>
          <table:table-cell table:formula="of:=LOWER([.B129]) &amp; IF([.G129] = &quot;-&quot;; &quot;&quot;; &quot;_&quot; &amp; [.G129])" office:value-type="string" office:string-value="sbc_abx">
            <text:p>sbc_abx</text:p>
          </table:table-cell>
          <table:table-cell table:formula="of:=&quot;'&quot; &amp; [.H129] &amp; &quot;': 0x&quot; &amp; MID([.D129]; 2; 10) &amp; &quot;,&quot;" office:value-type="string" office:string-value="'sbc_abx': 0xFD,">
            <text:p>'sbc_abx': 0xFD,</text:p>
          </table:table-cell>
          <table:table-cell table:formula="of:=&quot;def op_&quot; &amp; MID(LOWER([.D129]); 2; 10) &amp; &quot;(self): pass # &quot; &amp; [.H129]" office:value-type="string" office:string-value="def op_fd(self): pass # sbc_abx">
            <text:p>def op_fd(self): pass # sbc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SBC</text:p>
          </table:table-cell>
          <table:table-cell office:value-type="string">
            <text:p>$4400,Y</text:p>
          </table:table-cell>
          <table:table-cell office:value-type="string">
            <text:p>$F9</text:p>
          </table:table-cell>
          <table:table-cell office:value-type="float" office:value="3">
            <text:p>3</text:p>
          </table:table-cell>
          <table:table-cell office:value-type="string">
            <text:p>4+</text:p>
          </table:table-cell>
          <table:table-cell table:formula="of:=IF([.A130] = &quot;Immediate&quot;; &quot;im&quot;; IF([.A130] = &quot;Zero Page&quot;; &quot;zp&quot;; IF([.A130] = &quot;Zero Page,X&quot;; &quot;zpx&quot;; IF([.A130] = &quot;Absolute&quot;; &quot;ab&quot;; IF([.A130] = &quot;Absolute,X&quot;; &quot;abx&quot;; IF([.A130] = &quot;Absolute,Y&quot;; &quot;aby&quot;; IF([.A130] = &quot;Indirect,X&quot;; &quot;inx&quot;; IF([.A130] = &quot;Indirect,Y&quot;; &quot;iny&quot;; &quot;-&quot;))))))))" office:value-type="string" office:string-value="aby">
            <text:p>aby</text:p>
          </table:table-cell>
          <table:table-cell table:formula="of:=LOWER([.B130]) &amp; IF([.G130] = &quot;-&quot;; &quot;&quot;; &quot;_&quot; &amp; [.G130])" office:value-type="string" office:string-value="sbc_aby">
            <text:p>sbc_aby</text:p>
          </table:table-cell>
          <table:table-cell table:formula="of:=&quot;'&quot; &amp; [.H130] &amp; &quot;': 0x&quot; &amp; MID([.D130]; 2; 10) &amp; &quot;,&quot;" office:value-type="string" office:string-value="'sbc_aby': 0xF9,">
            <text:p>'sbc_aby': 0xF9,</text:p>
          </table:table-cell>
          <table:table-cell table:formula="of:=&quot;def op_&quot; &amp; MID(LOWER([.D130]); 2; 10) &amp; &quot;(self): pass # &quot; &amp; [.H130]" office:value-type="string" office:string-value="def op_f9(self): pass # sbc_aby">
            <text:p>def op_f9(self): pass # sbc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SBC</text:p>
          </table:table-cell>
          <table:table-cell office:value-type="string">
            <text:p>($44,X)</text:p>
          </table:table-cell>
          <table:table-cell office:value-type="string">
            <text:p>$E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31] = &quot;Immediate&quot;; &quot;im&quot;; IF([.A131] = &quot;Zero Page&quot;; &quot;zp&quot;; IF([.A131] = &quot;Zero Page,X&quot;; &quot;zpx&quot;; IF([.A131] = &quot;Absolute&quot;; &quot;ab&quot;; IF([.A131] = &quot;Absolute,X&quot;; &quot;abx&quot;; IF([.A131] = &quot;Absolute,Y&quot;; &quot;aby&quot;; IF([.A131] = &quot;Indirect,X&quot;; &quot;inx&quot;; IF([.A131] = &quot;Indirect,Y&quot;; &quot;iny&quot;; &quot;-&quot;))))))))" office:value-type="string" office:string-value="inx">
            <text:p>inx</text:p>
          </table:table-cell>
          <table:table-cell table:formula="of:=LOWER([.B131]) &amp; IF([.G131] = &quot;-&quot;; &quot;&quot;; &quot;_&quot; &amp; [.G131])" office:value-type="string" office:string-value="sbc_inx">
            <text:p>sbc_inx</text:p>
          </table:table-cell>
          <table:table-cell table:formula="of:=&quot;'&quot; &amp; [.H131] &amp; &quot;': 0x&quot; &amp; MID([.D131]; 2; 10) &amp; &quot;,&quot;" office:value-type="string" office:string-value="'sbc_inx': 0xE1,">
            <text:p>'sbc_inx': 0xE1,</text:p>
          </table:table-cell>
          <table:table-cell table:formula="of:=&quot;def op_&quot; &amp; MID(LOWER([.D131]); 2; 10) &amp; &quot;(self): pass # &quot; &amp; [.H131]" office:value-type="string" office:string-value="def op_e1(self): pass # sbc_inx">
            <text:p>def op_e1(self): pass # sbc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SBC</text:p>
          </table:table-cell>
          <table:table-cell office:value-type="string">
            <text:p>($44),Y</text:p>
          </table:table-cell>
          <table:table-cell office:value-type="string">
            <text:p>$F1</text:p>
          </table:table-cell>
          <table:table-cell office:value-type="float" office:value="2">
            <text:p>2</text:p>
          </table:table-cell>
          <table:table-cell office:value-type="string">
            <text:p>5+</text:p>
          </table:table-cell>
          <table:table-cell table:formula="of:=IF([.A132] = &quot;Immediate&quot;; &quot;im&quot;; IF([.A132] = &quot;Zero Page&quot;; &quot;zp&quot;; IF([.A132] = &quot;Zero Page,X&quot;; &quot;zpx&quot;; IF([.A132] = &quot;Absolute&quot;; &quot;ab&quot;; IF([.A132] = &quot;Absolute,X&quot;; &quot;abx&quot;; IF([.A132] = &quot;Absolute,Y&quot;; &quot;aby&quot;; IF([.A132] = &quot;Indirect,X&quot;; &quot;inx&quot;; IF([.A132] = &quot;Indirect,Y&quot;; &quot;iny&quot;; &quot;-&quot;))))))))" office:value-type="string" office:string-value="iny">
            <text:p>iny</text:p>
          </table:table-cell>
          <table:table-cell table:formula="of:=LOWER([.B132]) &amp; IF([.G132] = &quot;-&quot;; &quot;&quot;; &quot;_&quot; &amp; [.G132])" office:value-type="string" office:string-value="sbc_iny">
            <text:p>sbc_iny</text:p>
          </table:table-cell>
          <table:table-cell table:formula="of:=&quot;'&quot; &amp; [.H132] &amp; &quot;': 0x&quot; &amp; MID([.D132]; 2; 10) &amp; &quot;,&quot;" office:value-type="string" office:string-value="'sbc_iny': 0xF1,">
            <text:p>'sbc_iny': 0xF1,</text:p>
          </table:table-cell>
          <table:table-cell table:formula="of:=&quot;def op_&quot; &amp; MID(LOWER([.D132]); 2; 10) &amp; &quot;(self): pass # &quot; &amp; [.H132]" office:value-type="string" office:string-value="def op_f1(self): pass # sbc_iny">
            <text:p>def op_f1(self): pass # sbc_iny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STA</text:p>
          </table:table-cell>
          <table:table-cell office:value-type="string">
            <text:p>$44</text:p>
          </table:table-cell>
          <table:table-cell office:value-type="string">
            <text:p>$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133] = &quot;Immediate&quot;; &quot;im&quot;; IF([.A133] = &quot;Zero Page&quot;; &quot;zp&quot;; IF([.A133] = &quot;Zero Page,X&quot;; &quot;zpx&quot;; IF([.A133] = &quot;Absolute&quot;; &quot;ab&quot;; IF([.A133] = &quot;Absolute,X&quot;; &quot;abx&quot;; IF([.A133] = &quot;Absolute,Y&quot;; &quot;aby&quot;; IF([.A133] = &quot;Indirect,X&quot;; &quot;inx&quot;; IF([.A133] = &quot;Indirect,Y&quot;; &quot;iny&quot;; &quot;-&quot;))))))))" office:value-type="string" office:string-value="zp">
            <text:p>zp</text:p>
          </table:table-cell>
          <table:table-cell table:formula="of:=LOWER([.B133]) &amp; IF([.G133] = &quot;-&quot;; &quot;&quot;; &quot;_&quot; &amp; [.G133])" office:value-type="string" office:string-value="sta_zp">
            <text:p>sta_zp</text:p>
          </table:table-cell>
          <table:table-cell table:formula="of:=&quot;'&quot; &amp; [.H133] &amp; &quot;': 0x&quot; &amp; MID([.D133]; 2; 10) &amp; &quot;,&quot;" office:value-type="string" office:string-value="'sta_zp': 0x85,">
            <text:p>'sta_zp': 0x85,</text:p>
          </table:table-cell>
          <table:table-cell table:formula="of:=&quot;def op_&quot; &amp; MID(LOWER([.D133]); 2; 10) &amp; &quot;(self): pass # &quot; &amp; [.H133]" office:value-type="string" office:string-value="def op_85(self): pass # sta_zp">
            <text:p>def op_85(self): pass # sta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STA</text:p>
          </table:table-cell>
          <table:table-cell office:value-type="string">
            <text:p>$44,X</text:p>
          </table:table-cell>
          <table:table-cell office:value-type="string">
            <text:p>$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134] = &quot;Immediate&quot;; &quot;im&quot;; IF([.A134] = &quot;Zero Page&quot;; &quot;zp&quot;; IF([.A134] = &quot;Zero Page,X&quot;; &quot;zpx&quot;; IF([.A134] = &quot;Absolute&quot;; &quot;ab&quot;; IF([.A134] = &quot;Absolute,X&quot;; &quot;abx&quot;; IF([.A134] = &quot;Absolute,Y&quot;; &quot;aby&quot;; IF([.A134] = &quot;Indirect,X&quot;; &quot;inx&quot;; IF([.A134] = &quot;Indirect,Y&quot;; &quot;iny&quot;; &quot;-&quot;))))))))" office:value-type="string" office:string-value="zpx">
            <text:p>zpx</text:p>
          </table:table-cell>
          <table:table-cell table:formula="of:=LOWER([.B134]) &amp; IF([.G134] = &quot;-&quot;; &quot;&quot;; &quot;_&quot; &amp; [.G134])" office:value-type="string" office:string-value="sta_zpx">
            <text:p>sta_zpx</text:p>
          </table:table-cell>
          <table:table-cell table:formula="of:=&quot;'&quot; &amp; [.H134] &amp; &quot;': 0x&quot; &amp; MID([.D134]; 2; 10) &amp; &quot;,&quot;" office:value-type="string" office:string-value="'sta_zpx': 0x95,">
            <text:p>'sta_zpx': 0x95,</text:p>
          </table:table-cell>
          <table:table-cell table:formula="of:=&quot;def op_&quot; &amp; MID(LOWER([.D134]); 2; 10) &amp; &quot;(self): pass # &quot; &amp; [.H134]" office:value-type="string" office:string-value="def op_95(self): pass # sta_zpx">
            <text:p>def op_95(self): pass # sta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STA</text:p>
          </table:table-cell>
          <table:table-cell office:value-type="string">
            <text:p>$4400</text:p>
          </table:table-cell>
          <table:table-cell office:value-type="string">
            <text:p>$8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135] = &quot;Immediate&quot;; &quot;im&quot;; IF([.A135] = &quot;Zero Page&quot;; &quot;zp&quot;; IF([.A135] = &quot;Zero Page,X&quot;; &quot;zpx&quot;; IF([.A135] = &quot;Absolute&quot;; &quot;ab&quot;; IF([.A135] = &quot;Absolute,X&quot;; &quot;abx&quot;; IF([.A135] = &quot;Absolute,Y&quot;; &quot;aby&quot;; IF([.A135] = &quot;Indirect,X&quot;; &quot;inx&quot;; IF([.A135] = &quot;Indirect,Y&quot;; &quot;iny&quot;; &quot;-&quot;))))))))" office:value-type="string" office:string-value="ab">
            <text:p>ab</text:p>
          </table:table-cell>
          <table:table-cell table:formula="of:=LOWER([.B135]) &amp; IF([.G135] = &quot;-&quot;; &quot;&quot;; &quot;_&quot; &amp; [.G135])" office:value-type="string" office:string-value="sta_ab">
            <text:p>sta_ab</text:p>
          </table:table-cell>
          <table:table-cell table:formula="of:=&quot;'&quot; &amp; [.H135] &amp; &quot;': 0x&quot; &amp; MID([.D135]; 2; 10) &amp; &quot;,&quot;" office:value-type="string" office:string-value="'sta_ab': 0x8D,">
            <text:p>'sta_ab': 0x8D,</text:p>
          </table:table-cell>
          <table:table-cell table:formula="of:=&quot;def op_&quot; &amp; MID(LOWER([.D135]); 2; 10) &amp; &quot;(self): pass # &quot; &amp; [.H135]" office:value-type="string" office:string-value="def op_8d(self): pass # sta_ab">
            <text:p>def op_8d(self): pass # sta_ab</text:p>
          </table:table-cell>
        </table:table-row>
        <table:table-row table:style-name="ro1">
          <table:table-cell office:value-type="string">
            <text:p>Absolute,X</text:p>
          </table:table-cell>
          <table:table-cell office:value-type="string">
            <text:p>STA</text:p>
          </table:table-cell>
          <table:table-cell office:value-type="string">
            <text:p>$4400,X</text:p>
          </table:table-cell>
          <table:table-cell office:value-type="string">
            <text:p>$9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[.A136] = &quot;Immediate&quot;; &quot;im&quot;; IF([.A136] = &quot;Zero Page&quot;; &quot;zp&quot;; IF([.A136] = &quot;Zero Page,X&quot;; &quot;zpx&quot;; IF([.A136] = &quot;Absolute&quot;; &quot;ab&quot;; IF([.A136] = &quot;Absolute,X&quot;; &quot;abx&quot;; IF([.A136] = &quot;Absolute,Y&quot;; &quot;aby&quot;; IF([.A136] = &quot;Indirect,X&quot;; &quot;inx&quot;; IF([.A136] = &quot;Indirect,Y&quot;; &quot;iny&quot;; &quot;-&quot;))))))))" office:value-type="string" office:string-value="abx">
            <text:p>abx</text:p>
          </table:table-cell>
          <table:table-cell table:formula="of:=LOWER([.B136]) &amp; IF([.G136] = &quot;-&quot;; &quot;&quot;; &quot;_&quot; &amp; [.G136])" office:value-type="string" office:string-value="sta_abx">
            <text:p>sta_abx</text:p>
          </table:table-cell>
          <table:table-cell table:formula="of:=&quot;'&quot; &amp; [.H136] &amp; &quot;': 0x&quot; &amp; MID([.D136]; 2; 10) &amp; &quot;,&quot;" office:value-type="string" office:string-value="'sta_abx': 0x9D,">
            <text:p>'sta_abx': 0x9D,</text:p>
          </table:table-cell>
          <table:table-cell table:formula="of:=&quot;def op_&quot; &amp; MID(LOWER([.D136]); 2; 10) &amp; &quot;(self): pass # &quot; &amp; [.H136]" office:value-type="string" office:string-value="def op_9d(self): pass # sta_abx">
            <text:p>def op_9d(self): pass # sta_abx</text:p>
          </table:table-cell>
        </table:table-row>
        <table:table-row table:style-name="ro1">
          <table:table-cell office:value-type="string">
            <text:p>Absolute,Y</text:p>
          </table:table-cell>
          <table:table-cell office:value-type="string">
            <text:p>STA</text:p>
          </table:table-cell>
          <table:table-cell office:value-type="string">
            <text:p>$4400,Y</text:p>
          </table:table-cell>
          <table:table-cell office:value-type="string">
            <text:p>$9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[.A137] = &quot;Immediate&quot;; &quot;im&quot;; IF([.A137] = &quot;Zero Page&quot;; &quot;zp&quot;; IF([.A137] = &quot;Zero Page,X&quot;; &quot;zpx&quot;; IF([.A137] = &quot;Absolute&quot;; &quot;ab&quot;; IF([.A137] = &quot;Absolute,X&quot;; &quot;abx&quot;; IF([.A137] = &quot;Absolute,Y&quot;; &quot;aby&quot;; IF([.A137] = &quot;Indirect,X&quot;; &quot;inx&quot;; IF([.A137] = &quot;Indirect,Y&quot;; &quot;iny&quot;; &quot;-&quot;))))))))" office:value-type="string" office:string-value="aby">
            <text:p>aby</text:p>
          </table:table-cell>
          <table:table-cell table:formula="of:=LOWER([.B137]) &amp; IF([.G137] = &quot;-&quot;; &quot;&quot;; &quot;_&quot; &amp; [.G137])" office:value-type="string" office:string-value="sta_aby">
            <text:p>sta_aby</text:p>
          </table:table-cell>
          <table:table-cell table:formula="of:=&quot;'&quot; &amp; [.H137] &amp; &quot;': 0x&quot; &amp; MID([.D137]; 2; 10) &amp; &quot;,&quot;" office:value-type="string" office:string-value="'sta_aby': 0x99,">
            <text:p>'sta_aby': 0x99,</text:p>
          </table:table-cell>
          <table:table-cell table:formula="of:=&quot;def op_&quot; &amp; MID(LOWER([.D137]); 2; 10) &amp; &quot;(self): pass # &quot; &amp; [.H137]" office:value-type="string" office:string-value="def op_99(self): pass # sta_aby">
            <text:p>def op_99(self): pass # sta_aby</text:p>
          </table:table-cell>
        </table:table-row>
        <table:table-row table:style-name="ro1">
          <table:table-cell office:value-type="string">
            <text:p>Indirect,X</text:p>
          </table:table-cell>
          <table:table-cell office:value-type="string">
            <text:p>STA</text:p>
          </table:table-cell>
          <table:table-cell office:value-type="string">
            <text:p>($44,X)</text:p>
          </table:table-cell>
          <table:table-cell office:value-type="string">
            <text:p>$8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38] = &quot;Immediate&quot;; &quot;im&quot;; IF([.A138] = &quot;Zero Page&quot;; &quot;zp&quot;; IF([.A138] = &quot;Zero Page,X&quot;; &quot;zpx&quot;; IF([.A138] = &quot;Absolute&quot;; &quot;ab&quot;; IF([.A138] = &quot;Absolute,X&quot;; &quot;abx&quot;; IF([.A138] = &quot;Absolute,Y&quot;; &quot;aby&quot;; IF([.A138] = &quot;Indirect,X&quot;; &quot;inx&quot;; IF([.A138] = &quot;Indirect,Y&quot;; &quot;iny&quot;; &quot;-&quot;))))))))" office:value-type="string" office:string-value="inx">
            <text:p>inx</text:p>
          </table:table-cell>
          <table:table-cell table:formula="of:=LOWER([.B138]) &amp; IF([.G138] = &quot;-&quot;; &quot;&quot;; &quot;_&quot; &amp; [.G138])" office:value-type="string" office:string-value="sta_inx">
            <text:p>sta_inx</text:p>
          </table:table-cell>
          <table:table-cell table:formula="of:=&quot;'&quot; &amp; [.H138] &amp; &quot;': 0x&quot; &amp; MID([.D138]; 2; 10) &amp; &quot;,&quot;" office:value-type="string" office:string-value="'sta_inx': 0x81,">
            <text:p>'sta_inx': 0x81,</text:p>
          </table:table-cell>
          <table:table-cell table:formula="of:=&quot;def op_&quot; &amp; MID(LOWER([.D138]); 2; 10) &amp; &quot;(self): pass # &quot; &amp; [.H138]" office:value-type="string" office:string-value="def op_81(self): pass # sta_inx">
            <text:p>def op_81(self): pass # sta_inx</text:p>
          </table:table-cell>
        </table:table-row>
        <table:table-row table:style-name="ro1">
          <table:table-cell office:value-type="string">
            <text:p>Indirect,Y</text:p>
          </table:table-cell>
          <table:table-cell office:value-type="string">
            <text:p>STA</text:p>
          </table:table-cell>
          <table:table-cell office:value-type="string">
            <text:p>($44),Y</text:p>
          </table:table-cell>
          <table:table-cell office:value-type="string">
            <text:p>$9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[.A139] = &quot;Immediate&quot;; &quot;im&quot;; IF([.A139] = &quot;Zero Page&quot;; &quot;zp&quot;; IF([.A139] = &quot;Zero Page,X&quot;; &quot;zpx&quot;; IF([.A139] = &quot;Absolute&quot;; &quot;ab&quot;; IF([.A139] = &quot;Absolute,X&quot;; &quot;abx&quot;; IF([.A139] = &quot;Absolute,Y&quot;; &quot;aby&quot;; IF([.A139] = &quot;Indirect,X&quot;; &quot;inx&quot;; IF([.A139] = &quot;Indirect,Y&quot;; &quot;iny&quot;; &quot;-&quot;))))))))" office:value-type="string" office:string-value="iny">
            <text:p>iny</text:p>
          </table:table-cell>
          <table:table-cell table:formula="of:=LOWER([.B139]) &amp; IF([.G139] = &quot;-&quot;; &quot;&quot;; &quot;_&quot; &amp; [.G139])" office:value-type="string" office:string-value="sta_iny">
            <text:p>sta_iny</text:p>
          </table:table-cell>
          <table:table-cell table:formula="of:=&quot;'&quot; &amp; [.H139] &amp; &quot;': 0x&quot; &amp; MID([.D139]; 2; 10) &amp; &quot;,&quot;" office:value-type="string" office:string-value="'sta_iny': 0x91,">
            <text:p>'sta_iny': 0x91,</text:p>
          </table:table-cell>
          <table:table-cell table:formula="of:=&quot;def op_&quot; &amp; MID(LOWER([.D139]); 2; 10) &amp; &quot;(self): pass # &quot; &amp; [.H139]" office:value-type="string" office:string-value="def op_91(self): pass # sta_iny">
            <text:p>def op_91(self): pass # sta_iny</text:p>
          </table:table-cell>
        </table:table-row>
        <table:table-row table:style-name="ro1">
          <table:table-cell/>
          <table:table-cell office:value-type="string">
            <text:p>TXS</text:p>
          </table:table-cell>
          <table:table-cell/>
          <table:table-cell office:value-type="string">
            <text:p>$9A</text:p>
          </table:table-cell>
          <table:table-cell office:value-type="float" office:value="2">
            <text:p>2</text:p>
          </table:table-cell>
          <table:table-cell/>
          <table:table-cell table:formula="of:=IF([.A140] = &quot;Immediate&quot;; &quot;im&quot;; IF([.A140] = &quot;Zero Page&quot;; &quot;zp&quot;; IF([.A140] = &quot;Zero Page,X&quot;; &quot;zpx&quot;; IF([.A140] = &quot;Absolute&quot;; &quot;ab&quot;; IF([.A140] = &quot;Absolute,X&quot;; &quot;abx&quot;; IF([.A140] = &quot;Absolute,Y&quot;; &quot;aby&quot;; IF([.A140] = &quot;Indirect,X&quot;; &quot;inx&quot;; IF([.A140] = &quot;Indirect,Y&quot;; &quot;iny&quot;; &quot;-&quot;))))))))" office:value-type="string" office:string-value="-">
            <text:p>-</text:p>
          </table:table-cell>
          <table:table-cell table:formula="of:=LOWER([.B140]) &amp; IF([.G140] = &quot;-&quot;; &quot;&quot;; &quot;_&quot; &amp; [.G140])" office:value-type="string" office:string-value="txs">
            <text:p>txs</text:p>
          </table:table-cell>
          <table:table-cell table:formula="of:=&quot;'&quot; &amp; [.H140] &amp; &quot;': 0x&quot; &amp; MID([.D140]; 2; 10) &amp; &quot;,&quot;" office:value-type="string" office:string-value="'txs': 0x9A,">
            <text:p>'txs': 0x9A,</text:p>
          </table:table-cell>
          <table:table-cell table:formula="of:=&quot;def op_&quot; &amp; MID(LOWER([.D140]); 2; 10) &amp; &quot;(self): pass # &quot; &amp; [.H140]" office:value-type="string" office:string-value="def op_9a(self): pass # txs">
            <text:p>def op_9a(self): pass # txs</text:p>
          </table:table-cell>
        </table:table-row>
        <table:table-row table:style-name="ro1">
          <table:table-cell/>
          <table:table-cell office:value-type="string">
            <text:p>TSX</text:p>
          </table:table-cell>
          <table:table-cell/>
          <table:table-cell office:value-type="string">
            <text:p>$BA</text:p>
          </table:table-cell>
          <table:table-cell office:value-type="float" office:value="2">
            <text:p>2</text:p>
          </table:table-cell>
          <table:table-cell/>
          <table:table-cell table:formula="of:=IF([.A141] = &quot;Immediate&quot;; &quot;im&quot;; IF([.A141] = &quot;Zero Page&quot;; &quot;zp&quot;; IF([.A141] = &quot;Zero Page,X&quot;; &quot;zpx&quot;; IF([.A141] = &quot;Absolute&quot;; &quot;ab&quot;; IF([.A141] = &quot;Absolute,X&quot;; &quot;abx&quot;; IF([.A141] = &quot;Absolute,Y&quot;; &quot;aby&quot;; IF([.A141] = &quot;Indirect,X&quot;; &quot;inx&quot;; IF([.A141] = &quot;Indirect,Y&quot;; &quot;iny&quot;; &quot;-&quot;))))))))" office:value-type="string" office:string-value="-">
            <text:p>-</text:p>
          </table:table-cell>
          <table:table-cell table:formula="of:=LOWER([.B141]) &amp; IF([.G141] = &quot;-&quot;; &quot;&quot;; &quot;_&quot; &amp; [.G141])" office:value-type="string" office:string-value="tsx">
            <text:p>tsx</text:p>
          </table:table-cell>
          <table:table-cell table:formula="of:=&quot;'&quot; &amp; [.H141] &amp; &quot;': 0x&quot; &amp; MID([.D141]; 2; 10) &amp; &quot;,&quot;" office:value-type="string" office:string-value="'tsx': 0xBA,">
            <text:p>'tsx': 0xBA,</text:p>
          </table:table-cell>
          <table:table-cell table:formula="of:=&quot;def op_&quot; &amp; MID(LOWER([.D141]); 2; 10) &amp; &quot;(self): pass # &quot; &amp; [.H141]" office:value-type="string" office:string-value="def op_ba(self): pass # tsx">
            <text:p>def op_ba(self): pass # tsx</text:p>
          </table:table-cell>
        </table:table-row>
        <table:table-row table:style-name="ro1">
          <table:table-cell/>
          <table:table-cell office:value-type="string">
            <text:p>PHA</text:p>
          </table:table-cell>
          <table:table-cell/>
          <table:table-cell office:value-type="string">
            <text:p>$48</text:p>
          </table:table-cell>
          <table:table-cell office:value-type="float" office:value="3">
            <text:p>3</text:p>
          </table:table-cell>
          <table:table-cell/>
          <table:table-cell table:formula="of:=IF([.A142] = &quot;Immediate&quot;; &quot;im&quot;; IF([.A142] = &quot;Zero Page&quot;; &quot;zp&quot;; IF([.A142] = &quot;Zero Page,X&quot;; &quot;zpx&quot;; IF([.A142] = &quot;Absolute&quot;; &quot;ab&quot;; IF([.A142] = &quot;Absolute,X&quot;; &quot;abx&quot;; IF([.A142] = &quot;Absolute,Y&quot;; &quot;aby&quot;; IF([.A142] = &quot;Indirect,X&quot;; &quot;inx&quot;; IF([.A142] = &quot;Indirect,Y&quot;; &quot;iny&quot;; &quot;-&quot;))))))))" office:value-type="string" office:string-value="-">
            <text:p>-</text:p>
          </table:table-cell>
          <table:table-cell table:formula="of:=LOWER([.B142]) &amp; IF([.G142] = &quot;-&quot;; &quot;&quot;; &quot;_&quot; &amp; [.G142])" office:value-type="string" office:string-value="pha">
            <text:p>pha</text:p>
          </table:table-cell>
          <table:table-cell table:formula="of:=&quot;'&quot; &amp; [.H142] &amp; &quot;': 0x&quot; &amp; MID([.D142]; 2; 10) &amp; &quot;,&quot;" office:value-type="string" office:string-value="'pha': 0x48,">
            <text:p>'pha': 0x48,</text:p>
          </table:table-cell>
          <table:table-cell table:formula="of:=&quot;def op_&quot; &amp; MID(LOWER([.D142]); 2; 10) &amp; &quot;(self): pass # &quot; &amp; [.H142]" office:value-type="string" office:string-value="def op_48(self): pass # pha">
            <text:p>def op_48(self): pass # pha</text:p>
          </table:table-cell>
        </table:table-row>
        <table:table-row table:style-name="ro1">
          <table:table-cell/>
          <table:table-cell office:value-type="string">
            <text:p>PLA</text:p>
          </table:table-cell>
          <table:table-cell/>
          <table:table-cell office:value-type="string">
            <text:p>$68</text:p>
          </table:table-cell>
          <table:table-cell office:value-type="float" office:value="4">
            <text:p>4</text:p>
          </table:table-cell>
          <table:table-cell/>
          <table:table-cell table:formula="of:=IF([.A143] = &quot;Immediate&quot;; &quot;im&quot;; IF([.A143] = &quot;Zero Page&quot;; &quot;zp&quot;; IF([.A143] = &quot;Zero Page,X&quot;; &quot;zpx&quot;; IF([.A143] = &quot;Absolute&quot;; &quot;ab&quot;; IF([.A143] = &quot;Absolute,X&quot;; &quot;abx&quot;; IF([.A143] = &quot;Absolute,Y&quot;; &quot;aby&quot;; IF([.A143] = &quot;Indirect,X&quot;; &quot;inx&quot;; IF([.A143] = &quot;Indirect,Y&quot;; &quot;iny&quot;; &quot;-&quot;))))))))" office:value-type="string" office:string-value="-">
            <text:p>-</text:p>
          </table:table-cell>
          <table:table-cell table:formula="of:=LOWER([.B143]) &amp; IF([.G143] = &quot;-&quot;; &quot;&quot;; &quot;_&quot; &amp; [.G143])" office:value-type="string" office:string-value="pla">
            <text:p>pla</text:p>
          </table:table-cell>
          <table:table-cell table:formula="of:=&quot;'&quot; &amp; [.H143] &amp; &quot;': 0x&quot; &amp; MID([.D143]; 2; 10) &amp; &quot;,&quot;" office:value-type="string" office:string-value="'pla': 0x68,">
            <text:p>'pla': 0x68,</text:p>
          </table:table-cell>
          <table:table-cell table:formula="of:=&quot;def op_&quot; &amp; MID(LOWER([.D143]); 2; 10) &amp; &quot;(self): pass # &quot; &amp; [.H143]" office:value-type="string" office:string-value="def op_68(self): pass # pla">
            <text:p>def op_68(self): pass # pla</text:p>
          </table:table-cell>
        </table:table-row>
        <table:table-row table:style-name="ro1">
          <table:table-cell/>
          <table:table-cell office:value-type="string">
            <text:p>PHP</text:p>
          </table:table-cell>
          <table:table-cell/>
          <table:table-cell office:value-type="string">
            <text:p>$08</text:p>
          </table:table-cell>
          <table:table-cell office:value-type="float" office:value="3">
            <text:p>3</text:p>
          </table:table-cell>
          <table:table-cell/>
          <table:table-cell table:formula="of:=IF([.A144] = &quot;Immediate&quot;; &quot;im&quot;; IF([.A144] = &quot;Zero Page&quot;; &quot;zp&quot;; IF([.A144] = &quot;Zero Page,X&quot;; &quot;zpx&quot;; IF([.A144] = &quot;Absolute&quot;; &quot;ab&quot;; IF([.A144] = &quot;Absolute,X&quot;; &quot;abx&quot;; IF([.A144] = &quot;Absolute,Y&quot;; &quot;aby&quot;; IF([.A144] = &quot;Indirect,X&quot;; &quot;inx&quot;; IF([.A144] = &quot;Indirect,Y&quot;; &quot;iny&quot;; &quot;-&quot;))))))))" office:value-type="string" office:string-value="-">
            <text:p>-</text:p>
          </table:table-cell>
          <table:table-cell table:formula="of:=LOWER([.B144]) &amp; IF([.G144] = &quot;-&quot;; &quot;&quot;; &quot;_&quot; &amp; [.G144])" office:value-type="string" office:string-value="php">
            <text:p>php</text:p>
          </table:table-cell>
          <table:table-cell table:formula="of:=&quot;'&quot; &amp; [.H144] &amp; &quot;': 0x&quot; &amp; MID([.D144]; 2; 10) &amp; &quot;,&quot;" office:value-type="string" office:string-value="'php': 0x08,">
            <text:p>'php': 0x08,</text:p>
          </table:table-cell>
          <table:table-cell table:formula="of:=&quot;def op_&quot; &amp; MID(LOWER([.D144]); 2; 10) &amp; &quot;(self): pass # &quot; &amp; [.H144]" office:value-type="string" office:string-value="def op_08(self): pass # php">
            <text:p>def op_08(self): pass # php</text:p>
          </table:table-cell>
        </table:table-row>
        <table:table-row table:style-name="ro1">
          <table:table-cell/>
          <table:table-cell office:value-type="string">
            <text:p>PLP</text:p>
          </table:table-cell>
          <table:table-cell/>
          <table:table-cell office:value-type="string">
            <text:p>$28</text:p>
          </table:table-cell>
          <table:table-cell office:value-type="float" office:value="4">
            <text:p>4</text:p>
          </table:table-cell>
          <table:table-cell/>
          <table:table-cell table:formula="of:=IF([.A145] = &quot;Immediate&quot;; &quot;im&quot;; IF([.A145] = &quot;Zero Page&quot;; &quot;zp&quot;; IF([.A145] = &quot;Zero Page,X&quot;; &quot;zpx&quot;; IF([.A145] = &quot;Absolute&quot;; &quot;ab&quot;; IF([.A145] = &quot;Absolute,X&quot;; &quot;abx&quot;; IF([.A145] = &quot;Absolute,Y&quot;; &quot;aby&quot;; IF([.A145] = &quot;Indirect,X&quot;; &quot;inx&quot;; IF([.A145] = &quot;Indirect,Y&quot;; &quot;iny&quot;; &quot;-&quot;))))))))" office:value-type="string" office:string-value="-">
            <text:p>-</text:p>
          </table:table-cell>
          <table:table-cell table:formula="of:=LOWER([.B145]) &amp; IF([.G145] = &quot;-&quot;; &quot;&quot;; &quot;_&quot; &amp; [.G145])" office:value-type="string" office:string-value="plp">
            <text:p>plp</text:p>
          </table:table-cell>
          <table:table-cell table:formula="of:=&quot;'&quot; &amp; [.H145] &amp; &quot;': 0x&quot; &amp; MID([.D145]; 2; 10) &amp; &quot;,&quot;" office:value-type="string" office:string-value="'plp': 0x28,">
            <text:p>'plp': 0x28,</text:p>
          </table:table-cell>
          <table:table-cell table:formula="of:=&quot;def op_&quot; &amp; MID(LOWER([.D145]); 2; 10) &amp; &quot;(self): pass # &quot; &amp; [.H145]" office:value-type="string" office:string-value="def op_28(self): pass # plp">
            <text:p>def op_28(self): pass # plp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STX</text:p>
          </table:table-cell>
          <table:table-cell office:value-type="string">
            <text:p>$44</text:p>
          </table:table-cell>
          <table:table-cell office:value-type="string">
            <text:p>$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146] = &quot;Immediate&quot;; &quot;im&quot;; IF([.A146] = &quot;Zero Page&quot;; &quot;zp&quot;; IF([.A146] = &quot;Zero Page,X&quot;; &quot;zpx&quot;; IF([.A146] = &quot;Absolute&quot;; &quot;ab&quot;; IF([.A146] = &quot;Absolute,X&quot;; &quot;abx&quot;; IF([.A146] = &quot;Absolute,Y&quot;; &quot;aby&quot;; IF([.A146] = &quot;Indirect,X&quot;; &quot;inx&quot;; IF([.A146] = &quot;Indirect,Y&quot;; &quot;iny&quot;; &quot;-&quot;))))))))" office:value-type="string" office:string-value="zp">
            <text:p>zp</text:p>
          </table:table-cell>
          <table:table-cell table:formula="of:=LOWER([.B146]) &amp; IF([.G146] = &quot;-&quot;; &quot;&quot;; &quot;_&quot; &amp; [.G146])" office:value-type="string" office:string-value="stx_zp">
            <text:p>stx_zp</text:p>
          </table:table-cell>
          <table:table-cell table:formula="of:=&quot;'&quot; &amp; [.H146] &amp; &quot;': 0x&quot; &amp; MID([.D146]; 2; 10) &amp; &quot;,&quot;" office:value-type="string" office:string-value="'stx_zp': 0x86,">
            <text:p>'stx_zp': 0x86,</text:p>
          </table:table-cell>
          <table:table-cell table:formula="of:=&quot;def op_&quot; &amp; MID(LOWER([.D146]); 2; 10) &amp; &quot;(self): pass # &quot; &amp; [.H146]" office:value-type="string" office:string-value="def op_86(self): pass # stx_zp">
            <text:p>def op_86(self): pass # stx_zp</text:p>
          </table:table-cell>
        </table:table-row>
        <table:table-row table:style-name="ro1">
          <table:table-cell office:value-type="string">
            <text:p>Zero Page,Y</text:p>
          </table:table-cell>
          <table:table-cell office:value-type="string">
            <text:p>STX</text:p>
          </table:table-cell>
          <table:table-cell office:value-type="string">
            <text:p>$44,Y</text:p>
          </table:table-cell>
          <table:table-cell office:value-type="string">
            <text:p>$9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147] = &quot;Immediate&quot;; &quot;im&quot;; IF([.A147] = &quot;Zero Page&quot;; &quot;zp&quot;; IF([.A147] = &quot;Zero Page,X&quot;; &quot;zpx&quot;; IF([.A147] = &quot;Absolute&quot;; &quot;ab&quot;; IF([.A147] = &quot;Absolute,X&quot;; &quot;abx&quot;; IF([.A147] = &quot;Absolute,Y&quot;; &quot;aby&quot;; IF([.A147] = &quot;Indirect,X&quot;; &quot;inx&quot;; IF([.A147] = &quot;Indirect,Y&quot;; &quot;iny&quot;; &quot;-&quot;))))))))" office:value-type="string" office:string-value="-">
            <text:p>-</text:p>
          </table:table-cell>
          <table:table-cell table:formula="of:=LOWER([.B147]) &amp; IF([.G147] = &quot;-&quot;; &quot;&quot;; &quot;_&quot; &amp; [.G147])" office:value-type="string" office:string-value="stx">
            <text:p>stx</text:p>
          </table:table-cell>
          <table:table-cell table:formula="of:=&quot;'&quot; &amp; [.H147] &amp; &quot;': 0x&quot; &amp; MID([.D147]; 2; 10) &amp; &quot;,&quot;" office:value-type="string" office:string-value="'stx': 0x96,">
            <text:p>'stx': 0x96,</text:p>
          </table:table-cell>
          <table:table-cell table:formula="of:=&quot;def op_&quot; &amp; MID(LOWER([.D147]); 2; 10) &amp; &quot;(self): pass # &quot; &amp; [.H147]" office:value-type="string" office:string-value="def op_96(self): pass # stx">
            <text:p>def op_96(self): pass # st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STX</text:p>
          </table:table-cell>
          <table:table-cell office:value-type="string">
            <text:p>$4400</text:p>
          </table:table-cell>
          <table:table-cell office:value-type="string">
            <text:p>$8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148] = &quot;Immediate&quot;; &quot;im&quot;; IF([.A148] = &quot;Zero Page&quot;; &quot;zp&quot;; IF([.A148] = &quot;Zero Page,X&quot;; &quot;zpx&quot;; IF([.A148] = &quot;Absolute&quot;; &quot;ab&quot;; IF([.A148] = &quot;Absolute,X&quot;; &quot;abx&quot;; IF([.A148] = &quot;Absolute,Y&quot;; &quot;aby&quot;; IF([.A148] = &quot;Indirect,X&quot;; &quot;inx&quot;; IF([.A148] = &quot;Indirect,Y&quot;; &quot;iny&quot;; &quot;-&quot;))))))))" office:value-type="string" office:string-value="ab">
            <text:p>ab</text:p>
          </table:table-cell>
          <table:table-cell table:formula="of:=LOWER([.B148]) &amp; IF([.G148] = &quot;-&quot;; &quot;&quot;; &quot;_&quot; &amp; [.G148])" office:value-type="string" office:string-value="stx_ab">
            <text:p>stx_ab</text:p>
          </table:table-cell>
          <table:table-cell table:formula="of:=&quot;'&quot; &amp; [.H148] &amp; &quot;': 0x&quot; &amp; MID([.D148]; 2; 10) &amp; &quot;,&quot;" office:value-type="string" office:string-value="'stx_ab': 0x8E,">
            <text:p>'stx_ab': 0x8E,</text:p>
          </table:table-cell>
          <table:table-cell table:formula="of:=&quot;def op_&quot; &amp; MID(LOWER([.D148]); 2; 10) &amp; &quot;(self): pass # &quot; &amp; [.H148]" office:value-type="string" office:string-value="def op_8e(self): pass # stx_ab">
            <text:p>def op_8e(self): pass # stx_ab</text:p>
          </table:table-cell>
        </table:table-row>
        <table:table-row table:style-name="ro1">
          <table:table-cell office:value-type="string">
            <text:p>Zero Page</text:p>
          </table:table-cell>
          <table:table-cell office:value-type="string">
            <text:p>STY</text:p>
          </table:table-cell>
          <table:table-cell office:value-type="string">
            <text:p>$44</text:p>
          </table:table-cell>
          <table:table-cell office:value-type="string">
            <text:p>$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[.A149] = &quot;Immediate&quot;; &quot;im&quot;; IF([.A149] = &quot;Zero Page&quot;; &quot;zp&quot;; IF([.A149] = &quot;Zero Page,X&quot;; &quot;zpx&quot;; IF([.A149] = &quot;Absolute&quot;; &quot;ab&quot;; IF([.A149] = &quot;Absolute,X&quot;; &quot;abx&quot;; IF([.A149] = &quot;Absolute,Y&quot;; &quot;aby&quot;; IF([.A149] = &quot;Indirect,X&quot;; &quot;inx&quot;; IF([.A149] = &quot;Indirect,Y&quot;; &quot;iny&quot;; &quot;-&quot;))))))))" office:value-type="string" office:string-value="zp">
            <text:p>zp</text:p>
          </table:table-cell>
          <table:table-cell table:formula="of:=LOWER([.B149]) &amp; IF([.G149] = &quot;-&quot;; &quot;&quot;; &quot;_&quot; &amp; [.G149])" office:value-type="string" office:string-value="sty_zp">
            <text:p>sty_zp</text:p>
          </table:table-cell>
          <table:table-cell table:formula="of:=&quot;'&quot; &amp; [.H149] &amp; &quot;': 0x&quot; &amp; MID([.D149]; 2; 10) &amp; &quot;,&quot;" office:value-type="string" office:string-value="'sty_zp': 0x84,">
            <text:p>'sty_zp': 0x84,</text:p>
          </table:table-cell>
          <table:table-cell table:formula="of:=&quot;def op_&quot; &amp; MID(LOWER([.D149]); 2; 10) &amp; &quot;(self): pass # &quot; &amp; [.H149]" office:value-type="string" office:string-value="def op_84(self): pass # sty_zp">
            <text:p>def op_84(self): pass # sty_zp</text:p>
          </table:table-cell>
        </table:table-row>
        <table:table-row table:style-name="ro1">
          <table:table-cell office:value-type="string">
            <text:p>Zero Page,X</text:p>
          </table:table-cell>
          <table:table-cell office:value-type="string">
            <text:p>STY</text:p>
          </table:table-cell>
          <table:table-cell office:value-type="string">
            <text:p>$44,X</text:p>
          </table:table-cell>
          <table:table-cell office:value-type="string">
            <text:p>$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[.A150] = &quot;Immediate&quot;; &quot;im&quot;; IF([.A150] = &quot;Zero Page&quot;; &quot;zp&quot;; IF([.A150] = &quot;Zero Page,X&quot;; &quot;zpx&quot;; IF([.A150] = &quot;Absolute&quot;; &quot;ab&quot;; IF([.A150] = &quot;Absolute,X&quot;; &quot;abx&quot;; IF([.A150] = &quot;Absolute,Y&quot;; &quot;aby&quot;; IF([.A150] = &quot;Indirect,X&quot;; &quot;inx&quot;; IF([.A150] = &quot;Indirect,Y&quot;; &quot;iny&quot;; &quot;-&quot;))))))))" office:value-type="string" office:string-value="zpx">
            <text:p>zpx</text:p>
          </table:table-cell>
          <table:table-cell table:formula="of:=LOWER([.B150]) &amp; IF([.G150] = &quot;-&quot;; &quot;&quot;; &quot;_&quot; &amp; [.G150])" office:value-type="string" office:string-value="sty_zpx">
            <text:p>sty_zpx</text:p>
          </table:table-cell>
          <table:table-cell table:formula="of:=&quot;'&quot; &amp; [.H150] &amp; &quot;': 0x&quot; &amp; MID([.D150]; 2; 10) &amp; &quot;,&quot;" office:value-type="string" office:string-value="'sty_zpx': 0x94,">
            <text:p>'sty_zpx': 0x94,</text:p>
          </table:table-cell>
          <table:table-cell table:formula="of:=&quot;def op_&quot; &amp; MID(LOWER([.D150]); 2; 10) &amp; &quot;(self): pass # &quot; &amp; [.H150]" office:value-type="string" office:string-value="def op_94(self): pass # sty_zpx">
            <text:p>def op_94(self): pass # sty_zpx</text:p>
          </table:table-cell>
        </table:table-row>
        <table:table-row table:style-name="ro1">
          <table:table-cell office:value-type="string">
            <text:p>Absolute</text:p>
          </table:table-cell>
          <table:table-cell office:value-type="string">
            <text:p>STY</text:p>
          </table:table-cell>
          <table:table-cell office:value-type="string">
            <text:p>$4400</text:p>
          </table:table-cell>
          <table:table-cell office:value-type="string">
            <text:p>$8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[.A151] = &quot;Immediate&quot;; &quot;im&quot;; IF([.A151] = &quot;Zero Page&quot;; &quot;zp&quot;; IF([.A151] = &quot;Zero Page,X&quot;; &quot;zpx&quot;; IF([.A151] = &quot;Absolute&quot;; &quot;ab&quot;; IF([.A151] = &quot;Absolute,X&quot;; &quot;abx&quot;; IF([.A151] = &quot;Absolute,Y&quot;; &quot;aby&quot;; IF([.A151] = &quot;Indirect,X&quot;; &quot;inx&quot;; IF([.A151] = &quot;Indirect,Y&quot;; &quot;iny&quot;; &quot;-&quot;))))))))" office:value-type="string" office:string-value="ab">
            <text:p>ab</text:p>
          </table:table-cell>
          <table:table-cell table:formula="of:=LOWER([.B151]) &amp; IF([.G151] = &quot;-&quot;; &quot;&quot;; &quot;_&quot; &amp; [.G151])" office:value-type="string" office:string-value="sty_ab">
            <text:p>sty_ab</text:p>
          </table:table-cell>
          <table:table-cell table:formula="of:=&quot;'&quot; &amp; [.H151] &amp; &quot;': 0x&quot; &amp; MID([.D151]; 2; 10) &amp; &quot;,&quot;" office:value-type="string" office:string-value="'sty_ab': 0x8C,">
            <text:p>'sty_ab': 0x8C,</text:p>
          </table:table-cell>
          <table:table-cell table:formula="of:=&quot;def op_&quot; &amp; MID(LOWER([.D151]); 2; 10) &amp; &quot;(self): pass # &quot; &amp; [.H151]" office:value-type="string" office:string-value="def op_8c(self): pass # sty_ab">
            <text:p>def op_8c(self): pass # sty_ab</text:p>
          </table:table-cell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28/02/2014</text:date>, <text:time>16:4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14:08:10.33</meta:creation-date>
    <dc:date>2014-02-28T16:49:47.41</dc:date>
    <meta:editing-duration>PT3M8S</meta:editing-duration>
    <meta:editing-cycles>1</meta:editing-cycles>
    <meta:document-statistic meta:table-count="3" meta:cell-count="1425" meta:object-count="0"/>
    <meta:generator>OpenOffice.org/3.4.1$Win32 OpenOffice.org_project/341m1$Build-9593</meta:generator>
  </office:meta>
</office:document-meta>
</file>